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" style:data-style-name="N0">
      <style:table-cell-properties style:vertical-align="automatic" fo:wrap-option="wrap" fo:background-color="transparent"/>
    </style:style>
    <style:style style:name="ce6" style:family="table-cell" style:parent-style-name="Normal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" style:data-style-name="N14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" style:data-style-name="N14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Default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" style:data-style-name="N14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6" style:family="table-cell" style:parent-style-name="Hiperv_237_nculo_32_3" style:data-style-name="N0"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fo:background-color="transparent"/>
    </style:style>
    <style:style style:name="ce28" style:family="table-cell" style:parent-style-name="Normal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29" style:family="table-cell" style:parent-style-name="Normal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4" style:data-style-name="N0">
      <style:table-cell-properties style:vertical-align="automatic" fo:background-color="transparent"/>
    </style:style>
    <style:style style:name="ce31" style:family="table-cell" style:parent-style-name="Normal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32" style:family="table-cell" style:parent-style-name="Normal_32_4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34" style:family="table-cell" style:parent-style-name="Normal_32_4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35" style:family="table-cell" style:parent-style-name="Normal_32_4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6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7" style:family="table-cell" style:parent-style-name="Normal_32_4" style:data-style-name="N19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38" style:family="table-cell" style:parent-style-name="Normal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0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41" style:family="table-cell" style:parent-style-name="Normal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Porcentaje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Normal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44" style:family="table-cell" style:parent-style-name="Normal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5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6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7" style:family="table-cell" style:parent-style-name="Normal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8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49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Normal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1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Normal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54" style:family="table-cell" style:parent-style-name="Normal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5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6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7" style:family="table-cell" style:parent-style-name="Porcentaje" style:data-style-name="N36"/>
    <style:style style:name="ce58" style:family="table-cell" style:parent-style-name="Normal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59" style:family="table-cell" style:parent-style-name="Default" style:data-style-name="N0">
      <style:table-cell-properties fo:border-top="thin solid #000000" fo:border-bottom="2pt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1" style:family="table-cell" style:parent-style-name="Default" style:data-style-name="N0">
      <style:table-cell-properties fo:border-top="none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2" style:family="table-cell" style:parent-style-name="Normal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3" style:family="table-cell" style:parent-style-name="Porcentaje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5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7" style:family="table-cell" style:parent-style-name="Default" style:data-style-name="N3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14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3"/>
    <style:style style:name="ce70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71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74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75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6" style:family="table-cell" style:parent-style-name="Default" style:data-style-name="N0">
      <style:table-cell-properties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8" style:family="table-cell" style:parent-style-name="Default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9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81" style:family="table-cell" style:parent-style-name="Default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4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5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67229166666667cm" style:use-optimal-column-width="true"/>
    </style:style>
    <style:style style:name="co4" style:family="table-column">
      <style:table-column-properties fo:break-before="auto" style:column-width="2.19604166666667cm" style:use-optimal-column-width="true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3.12208333333333cm"/>
    </style:style>
    <style:style style:name="co7" style:family="table-column">
      <style:table-column-properties fo:break-before="auto" style:column-width="3.62479166666667cm"/>
    </style:style>
    <style:style style:name="co8" style:family="table-column">
      <style:table-column-properties fo:break-before="auto" style:column-width="2.80458333333333cm" style:use-optimal-column-width="true"/>
    </style:style>
    <style:style style:name="co9" style:family="table-column">
      <style:table-column-properties fo:break-before="auto" style:column-width="2.35479166666667cm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54cm" style:use-optimal-column-width="true"/>
    </style:style>
    <style:style style:name="co12" style:family="table-column">
      <style:table-column-properties fo:break-before="auto" style:column-width="2.32833333333333cm" style:use-optimal-column-width="true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65.25pt" style:use-optimal-row-height="true" fo:break-before="auto"/>
    </style:style>
    <style:style style:name="ro7" style:family="table-row">
      <style:table-row-properties style:row-height="29.25pt" style:use-optimal-row-height="false" fo:break-before="auto"/>
    </style:style>
    <style:style style:name="ro8" style:family="table-row">
      <style:table-row-properties style:row-height="33pt" style:use-optimal-row-height="true" fo:break-before="auto"/>
    </style:style>
    <style:style style:name="ro9" style:family="table-row">
      <style:table-row-properties style:row-height="33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ro11" style:family="table-row">
      <style:table-row-properties style:row-height="72.75pt" style:use-optimal-row-height="true" fo:break-before="auto"/>
    </style:style>
    <style:style style:name="ro12" style:family="table-row">
      <style:table-row-properties style:row-height="24pt" style:use-optimal-row-height="true" fo:break-before="auto"/>
    </style:style>
    <style:style style:name="ro13" style:family="table-row">
      <style:table-row-properties style:row-height="62.25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default-cell-style-name="ce12"/>
        <table:table-column table:style-name="co4" table:number-columns-repeated="10" table:default-cell-style-name="ce12"/>
        <table:table-column table:style-name="co5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1062000" table:style-name="ce7">
            <text:p>1.062.000</text:p>
          </table:table-cell>
          <table:table-cell office:value-type="float" office:value="3319500" table:style-name="ce7">
            <text:p>3.319.50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7673830" table:style-name="ce9">
            <text:p>17.673.830</text:p>
          </table:table-cell>
          <table:table-cell office:value-type="float" office:value="16829996" table:style-name="ce9">
            <text:p>16.829.996</text:p>
          </table:table-cell>
          <table:table-cell office:value-type="percentage" office:value="0.95225517049784913" table:style-name="ce10">
            <text:p>95,23%</text:p>
          </table:table-cell>
          <table:table-cell office:value-type="float" office:value="7448526" table:style-name="ce8">
            <text:p>7.448.526</text:p>
          </table:table-cell>
          <table:table-cell office:value-type="float" office:value="7049262" table:style-name="ce8">
            <text:p>7.049.262</text:p>
          </table:table-cell>
          <table:table-cell office:value-type="float" office:value="3973799" table:style-name="ce8">
            <text:p>3.973.799</text:p>
          </table:table-cell>
          <table:table-cell office:value-type="date" office:date-value="2022-02-24T00:00:00" table:style-name="ce11">
            <text:p>2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53541" table:style-name="ce7">
            <text:p>1.853.541</text:p>
          </table:table-cell>
          <table:table-cell office:value-type="float" office:value="150000" table:style-name="ce7">
            <text:p>150.000</text:p>
          </table:table-cell>
          <table:table-cell office:value-type="float" office:value="477490" table:style-name="ce7">
            <text:p>477.490</text:p>
          </table:table-cell>
          <table:table-cell office:value-type="float" office:value="254710" table:style-name="ce7">
            <text:p>254.710</text:p>
          </table:table-cell>
          <table:table-cell office:value-type="float" office:value="59180" table:style-name="ce13">
            <text:p>59.180</text:p>
          </table:table-cell>
          <table:table-cell office:value-type="float" office:value="2794921" table:style-name="ce14">
            <text:p>2.794.921</text:p>
          </table:table-cell>
          <table:table-cell office:value-type="float" office:value="2599411.5" table:style-name="ce14">
            <text:p>2.599.412</text:p>
          </table:table-cell>
          <table:table-cell office:value-type="percentage" office:value="0.93004829116815824" table:style-name="ce15">
            <text:p>93,00%</text:p>
          </table:table-cell>
          <table:table-cell office:value-type="float" office:value="1145196" table:style-name="ce13">
            <text:p>1.145.196</text:p>
          </table:table-cell>
          <table:table-cell office:value-type="float" office:value="1095241" table:style-name="ce13">
            <text:p>1.095.241</text:p>
          </table:table-cell>
          <table:table-cell office:value-type="float" office:value="669849" table:style-name="ce13">
            <text:p>669.849</text:p>
          </table:table-cell>
          <table:table-cell office:value-type="date" office:date-value="2022-02-24T00:00:00" table:style-name="ce16">
            <text:p>2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75725" table:style-name="ce7">
            <text:p>1.575.725</text:p>
          </table:table-cell>
          <table:table-cell office:value-type="float" office:value="114000" table:style-name="ce7">
            <text:p>114.000</text:p>
          </table:table-cell>
          <table:table-cell office:value-type="float" office:value="516040" table:style-name="ce7">
            <text:p>516.040</text:p>
          </table:table-cell>
          <table:table-cell office:value-type="float" office:value="220900" table:style-name="ce7">
            <text:p>220.900</text:p>
          </table:table-cell>
          <table:table-cell office:value-type="float" office:value="43000" table:style-name="ce13">
            <text:p>43.000</text:p>
          </table:table-cell>
          <table:table-cell office:value-type="float" office:value="2469665" table:style-name="ce14">
            <text:p>2.469.665</text:p>
          </table:table-cell>
          <table:table-cell office:value-type="float" office:value="2249162.5" table:style-name="ce14">
            <text:p>2.249.163</text:p>
          </table:table-cell>
          <table:table-cell office:value-type="percentage" office:value="0.91071562337402034" table:style-name="ce15">
            <text:p>91,07%</text:p>
          </table:table-cell>
          <table:table-cell office:value-type="float" office:value="924442" table:style-name="ce13">
            <text:p>924.442</text:p>
          </table:table-cell>
          <table:table-cell office:value-type="float" office:value="886537" table:style-name="ce13">
            <text:p>886.537</text:p>
          </table:table-cell>
          <table:table-cell office:value-type="float" office:value="706050" table:style-name="ce13">
            <text:p>706.050</text:p>
          </table:table-cell>
          <table:table-cell office:value-type="date" office:date-value="2022-02-24T00:00:00" table:style-name="ce16">
            <text:p>2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318884" table:style-name="ce7">
            <text:p>1.318.884</text:p>
          </table:table-cell>
          <table:table-cell office:value-type="float" office:value="126000" table:style-name="ce7">
            <text:p>126.000</text:p>
          </table:table-cell>
          <table:table-cell office:value-type="float" office:value="542970" table:style-name="ce7">
            <text:p>542.970</text:p>
          </table:table-cell>
          <table:table-cell office:value-type="float" office:value="225400" table:style-name="ce7">
            <text:p>225.400</text:p>
          </table:table-cell>
          <table:table-cell office:value-type="float" office:value="56520" table:style-name="ce13">
            <text:p>56.520</text:p>
          </table:table-cell>
          <table:table-cell office:value-type="float" office:value="2269774" table:style-name="ce14">
            <text:p>2.269.774</text:p>
          </table:table-cell>
          <table:table-cell office:value-type="float" office:value="1999066" table:style-name="ce14">
            <text:p>1.999.066</text:p>
          </table:table-cell>
          <table:table-cell office:value-type="percentage" office:value="0.88073350033968134" table:style-name="ce15">
            <text:p>88,07%</text:p>
          </table:table-cell>
          <table:table-cell office:value-type="float" office:value="925599" table:style-name="ce13">
            <text:p>925.599</text:p>
          </table:table-cell>
          <table:table-cell office:value-type="float" office:value="888869" table:style-name="ce13">
            <text:p>888.869</text:p>
          </table:table-cell>
          <table:table-cell office:value-type="float" office:value="449002" table:style-name="ce13">
            <text:p>449.002</text:p>
          </table:table-cell>
          <table:table-cell office:value-type="date" office:date-value="2022-02-24T00:00:00" table:style-name="ce16">
            <text:p>2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12650" table:style-name="ce7">
            <text:p>2.812.650</text:p>
          </table:table-cell>
          <table:table-cell office:value-type="float" office:value="222000" table:style-name="ce7">
            <text:p>222.000</text:p>
          </table:table-cell>
          <table:table-cell office:value-type="float" office:value="824700" table:style-name="ce7">
            <text:p>824.700</text:p>
          </table:table-cell>
          <table:table-cell office:value-type="float" office:value="455800" table:style-name="ce7">
            <text:p>455.800</text:p>
          </table:table-cell>
          <table:table-cell office:value-type="float" office:value="133650" table:style-name="ce13">
            <text:p>133.650</text:p>
          </table:table-cell>
          <table:table-cell office:value-type="float" office:value="4448800" table:style-name="ce14">
            <text:p>4.448.800</text:p>
          </table:table-cell>
          <table:table-cell office:value-type="float" office:value="4052670.5" table:style-name="ce14">
            <text:p>4.052.671</text:p>
          </table:table-cell>
          <table:table-cell office:value-type="percentage" office:value="0.9109581235389318" table:style-name="ce15">
            <text:p>91,10%</text:p>
          </table:table-cell>
          <table:table-cell office:value-type="float" office:value="1811623" table:style-name="ce13">
            <text:p>1.811.623</text:p>
          </table:table-cell>
          <table:table-cell office:value-type="float" office:value="1706588" table:style-name="ce13">
            <text:p>1.706.588</text:p>
          </table:table-cell>
          <table:table-cell office:value-type="float" office:value="936470" table:style-name="ce13">
            <text:p>936.470</text:p>
          </table:table-cell>
          <table:table-cell office:value-type="date" office:date-value="2022-02-24T00:00:00" table:style-name="ce16">
            <text:p>2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25035" table:style-name="ce7">
            <text:p>925.03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303070" table:style-name="ce14">
            <text:p>1.303.070</text:p>
          </table:table-cell>
          <table:table-cell office:value-type="float" office:value="1239400" table:style-name="ce14">
            <text:p>1.239.400</text:p>
          </table:table-cell>
          <table:table-cell office:value-type="percentage" office:value="0.9511384653165218" table:style-name="ce15">
            <text:p>95,11%</text:p>
          </table:table-cell>
          <table:table-cell office:value-type="float" office:value="517694" table:style-name="ce13">
            <text:p>517.694</text:p>
          </table:table-cell>
          <table:table-cell office:value-type="float" office:value="497654" table:style-name="ce13">
            <text:p>497.654</text:p>
          </table:table-cell>
          <table:table-cell office:value-type="float" office:value="345637" table:style-name="ce13">
            <text:p>345.637</text:p>
          </table:table-cell>
          <table:table-cell office:value-type="date" office:date-value="2022-02-24T00:00:00" table:style-name="ce16">
            <text:p>2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6183" table:style-name="ce7">
            <text:p>4.086.183</text:p>
          </table:table-cell>
          <table:table-cell office:value-type="float" office:value="282000" table:style-name="ce7">
            <text:p>282.000</text:p>
          </table:table-cell>
          <table:table-cell office:value-type="float" office:value="753070" table:style-name="ce7">
            <text:p>753.070</text:p>
          </table:table-cell>
          <table:table-cell office:value-type="float" office:value="466170" table:style-name="ce7">
            <text:p>466.170</text:p>
          </table:table-cell>
          <table:table-cell office:value-type="float" office:value="95315" table:style-name="ce13">
            <text:p>95.315</text:p>
          </table:table-cell>
          <table:table-cell office:value-type="float" office:value="5682738" table:style-name="ce14">
            <text:p>5.682.738</text:p>
          </table:table-cell>
          <table:table-cell office:value-type="float" office:value="5218746" table:style-name="ce14">
            <text:p>5.218.746</text:p>
          </table:table-cell>
          <table:table-cell office:value-type="percentage" office:value="0.91835062605384943" table:style-name="ce15">
            <text:p>91,84%</text:p>
          </table:table-cell>
          <table:table-cell office:value-type="float" office:value="2140210" table:style-name="ce13">
            <text:p>2.140.210</text:p>
          </table:table-cell>
          <table:table-cell office:value-type="float" office:value="2047279" table:style-name="ce13">
            <text:p>2.047.279</text:p>
          </table:table-cell>
          <table:table-cell office:value-type="float" office:value="1468370" table:style-name="ce13">
            <text:p>1.468.370</text:p>
          </table:table-cell>
          <table:table-cell office:value-type="date" office:date-value="2022-02-24T00:00:00" table:style-name="ce16">
            <text:p>2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3405" table:style-name="ce7">
            <text:p>2.763.405</text:p>
          </table:table-cell>
          <table:table-cell office:value-type="float" office:value="258000" table:style-name="ce7">
            <text:p>258.000</text:p>
          </table:table-cell>
          <table:table-cell office:value-type="float" office:value="840660" table:style-name="ce7">
            <text:p>840.660</text:p>
          </table:table-cell>
          <table:table-cell office:value-type="float" office:value="380370" table:style-name="ce7">
            <text:p>380.370</text:p>
          </table:table-cell>
          <table:table-cell office:value-type="float" office:value="92350" table:style-name="ce13">
            <text:p>92.350</text:p>
          </table:table-cell>
          <table:table-cell office:value-type="float" office:value="4334785" table:style-name="ce14">
            <text:p>4.334.785</text:p>
          </table:table-cell>
          <table:table-cell office:value-type="float" office:value="3866234.5" table:style-name="ce14">
            <text:p>3.866.235</text:p>
          </table:table-cell>
          <table:table-cell office:value-type="percentage" office:value="0.89190917196585295" table:style-name="ce15">
            <text:p>89,19%</text:p>
          </table:table-cell>
          <table:table-cell office:value-type="float" office:value="1750749" table:style-name="ce13">
            <text:p>1.750.749</text:p>
          </table:table-cell>
          <table:table-cell office:value-type="float" office:value="1637074" table:style-name="ce13">
            <text:p>1.637.074</text:p>
          </table:table-cell>
          <table:table-cell office:value-type="float" office:value="1004951" table:style-name="ce13">
            <text:p>1.004.951</text:p>
          </table:table-cell>
          <table:table-cell office:value-type="date" office:date-value="2022-02-23T00:00:00" table:style-name="ce16">
            <text:p>2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673200" table:style-name="ce7">
            <text:p>8.673.200</text:p>
          </table:table-cell>
          <table:table-cell office:value-type="float" office:value="690000" table:style-name="ce7">
            <text:p>690.000</text:p>
          </table:table-cell>
          <table:table-cell office:value-type="float" office:value="3238880" table:style-name="ce7">
            <text:p>3.238.880</text:p>
          </table:table-cell>
          <table:table-cell office:value-type="float" office:value="1485670" table:style-name="ce7">
            <text:p>1.485.670</text:p>
          </table:table-cell>
          <table:table-cell office:value-type="float" office:value="355800" table:style-name="ce13">
            <text:p>355.800</text:p>
          </table:table-cell>
          <table:table-cell office:value-type="float" office:value="14443550" table:style-name="ce14">
            <text:p>14.443.550</text:p>
          </table:table-cell>
          <table:table-cell office:value-type="float" office:value="13881590.5" table:style-name="ce14">
            <text:p>13.881.591</text:p>
          </table:table-cell>
          <table:table-cell office:value-type="percentage" office:value="0.96109270227887189" table:style-name="ce15">
            <text:p>96,11%</text:p>
          </table:table-cell>
          <table:table-cell office:value-type="float" office:value="6468935" table:style-name="ce13">
            <text:p>6.468.935</text:p>
          </table:table-cell>
          <table:table-cell office:value-type="float" office:value="6173909" table:style-name="ce13">
            <text:p>6.173.909</text:p>
          </table:table-cell>
          <table:table-cell office:value-type="float" office:value="3550355" table:style-name="ce13">
            <text:p>3.550.355</text:p>
          </table:table-cell>
          <table:table-cell office:value-type="date" office:date-value="2022-02-24T00:00:00" table:style-name="ce16">
            <text:p>2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31200" table:style-name="ce7">
            <text:p>6.731.200</text:p>
          </table:table-cell>
          <table:table-cell office:value-type="float" office:value="546000" table:style-name="ce7">
            <text:p>546.000</text:p>
          </table:table-cell>
          <table:table-cell office:value-type="float" office:value="2144530" table:style-name="ce7">
            <text:p>2.144.530</text:p>
          </table:table-cell>
          <table:table-cell office:value-type="float" office:value="863900" table:style-name="ce7">
            <text:p>863.900</text:p>
          </table:table-cell>
          <table:table-cell office:value-type="float" office:value="213125" table:style-name="ce13">
            <text:p>213.125</text:p>
          </table:table-cell>
          <table:table-cell office:value-type="float" office:value="10498755" table:style-name="ce14">
            <text:p>10.498.755</text:p>
          </table:table-cell>
          <table:table-cell office:value-type="float" office:value="9929684" table:style-name="ce14">
            <text:p>9.929.684</text:p>
          </table:table-cell>
          <table:table-cell office:value-type="percentage" office:value="0.94579633489875703" table:style-name="ce15">
            <text:p>94,58%</text:p>
          </table:table-cell>
          <table:table-cell office:value-type="float" office:value="4425012" table:style-name="ce13">
            <text:p>4.425.012</text:p>
          </table:table-cell>
          <table:table-cell office:value-type="float" office:value="4188084" table:style-name="ce13">
            <text:p>4.188.084</text:p>
          </table:table-cell>
          <table:table-cell office:value-type="float" office:value="2818088" table:style-name="ce13">
            <text:p>2.818.088</text:p>
          </table:table-cell>
          <table:table-cell office:value-type="date" office:date-value="2022-02-24T00:00:00" table:style-name="ce16">
            <text:p>2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45583" table:style-name="ce7">
            <text:p>1.645.583</text:p>
          </table:table-cell>
          <table:table-cell office:value-type="float" office:value="156000" table:style-name="ce7">
            <text:p>156.000</text:p>
          </table:table-cell>
          <table:table-cell office:value-type="float" office:value="307170" table:style-name="ce7">
            <text:p>307.170</text:p>
          </table:table-cell>
          <table:table-cell office:value-type="float" office:value="182600" table:style-name="ce7">
            <text:p>182.600</text:p>
          </table:table-cell>
          <table:table-cell office:value-type="float" office:value="40185" table:style-name="ce13">
            <text:p>40.185</text:p>
          </table:table-cell>
          <table:table-cell office:value-type="float" office:value="2331538" table:style-name="ce14">
            <text:p>2.331.538</text:p>
          </table:table-cell>
          <table:table-cell office:value-type="float" office:value="2265104.5" table:style-name="ce14">
            <text:p>2.265.105</text:p>
          </table:table-cell>
          <table:table-cell office:value-type="percentage" office:value="0.97150657634574256" table:style-name="ce15">
            <text:p>97,15%</text:p>
          </table:table-cell>
          <table:table-cell office:value-type="float" office:value="961837" table:style-name="ce13">
            <text:p>961.837</text:p>
          </table:table-cell>
          <table:table-cell office:value-type="float" office:value="911932" table:style-name="ce13">
            <text:p>911.932</text:p>
          </table:table-cell>
          <table:table-cell office:value-type="float" office:value="611602" table:style-name="ce13">
            <text:p>611.602</text:p>
          </table:table-cell>
          <table:table-cell office:value-type="date" office:date-value="2022-02-24T00:00:00" table:style-name="ce16">
            <text:p>2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300000" table:style-name="ce7">
            <text:p>300.0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103374" table:style-name="ce14">
            <text:p>6.103.374</text:p>
          </table:table-cell>
          <table:table-cell office:value-type="float" office:value="6000470" table:style-name="ce14">
            <text:p>6.000.470</text:p>
          </table:table-cell>
          <table:table-cell office:value-type="percentage" office:value="0.98313981741902101" table:style-name="ce15">
            <text:p>98,31%</text:p>
          </table:table-cell>
          <table:table-cell office:value-type="float" office:value="2467198" table:style-name="ce13">
            <text:p>2.467.198</text:p>
          </table:table-cell>
          <table:table-cell office:value-type="float" office:value="2355858" table:style-name="ce13">
            <text:p>2.355.858</text:p>
          </table:table-cell>
          <table:table-cell office:value-type="float" office:value="1911307" table:style-name="ce13">
            <text:p>1.911.307</text:p>
          </table:table-cell>
          <table:table-cell office:value-type="date" office:date-value="2022-02-24T00:00:00" table:style-name="ce16">
            <text:p>2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58705" table:style-name="ce7">
            <text:p>458.705</text:p>
          </table:table-cell>
          <table:table-cell office:value-type="float" office:value="48000" table:style-name="ce7">
            <text:p>48.000</text:p>
          </table:table-cell>
          <table:table-cell office:value-type="float" office:value="111700" table:style-name="ce7">
            <text:p>111.700</text:p>
          </table:table-cell>
          <table:table-cell office:value-type="float" office:value="53240" table:style-name="ce7">
            <text:p>53.240</text:p>
          </table:table-cell>
          <table:table-cell office:value-type="float" office:value="15200" table:style-name="ce13">
            <text:p>15.200</text:p>
          </table:table-cell>
          <table:table-cell office:value-type="float" office:value="686845" table:style-name="ce14">
            <text:p>686.845</text:p>
          </table:table-cell>
          <table:table-cell office:value-type="float" office:value="625602.5" table:style-name="ce14">
            <text:p>625.603</text:p>
          </table:table-cell>
          <table:table-cell office:value-type="percentage" office:value="0.91083505012047838" table:style-name="ce15">
            <text:p>91,08%</text:p>
          </table:table-cell>
          <table:table-cell office:value-type="float" office:value="282383" table:style-name="ce13">
            <text:p>282.383</text:p>
          </table:table-cell>
          <table:table-cell office:value-type="float" office:value="266263" table:style-name="ce13">
            <text:p>266.263</text:p>
          </table:table-cell>
          <table:table-cell office:value-type="float" office:value="161050" table:style-name="ce13">
            <text:p>161.050</text:p>
          </table:table-cell>
          <table:table-cell office:value-type="date" office:date-value="2022-02-23T00:00:00" table:style-name="ce16">
            <text:p>23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8963295" table:style-name="ce7">
            <text:p>8.963.295</text:p>
          </table:table-cell>
          <table:table-cell office:value-type="float" office:value="756000" table:style-name="ce7">
            <text:p>756.000</text:p>
          </table:table-cell>
          <table:table-cell office:value-type="float" office:value="2170800" table:style-name="ce7">
            <text:p>2.170.800</text:p>
          </table:table-cell>
          <table:table-cell office:value-type="float" office:value="1222100" table:style-name="ce7">
            <text:p>1.222.100</text:p>
          </table:table-cell>
          <table:table-cell office:value-type="float" office:value="321450" table:style-name="ce13">
            <text:p>321.450</text:p>
          </table:table-cell>
          <table:table-cell office:value-type="float" office:value="13433645" table:style-name="ce14">
            <text:p>13.433.645</text:p>
          </table:table-cell>
          <table:table-cell office:value-type="float" office:value="12869364" table:style-name="ce14">
            <text:p>12.869.364</text:p>
          </table:table-cell>
          <table:table-cell office:value-type="percentage" office:value="0.95799494478229852" table:style-name="ce15">
            <text:p>95,80%</text:p>
          </table:table-cell>
          <table:table-cell office:value-type="float" office:value="5754023" table:style-name="ce13">
            <text:p>5.754.023</text:p>
          </table:table-cell>
          <table:table-cell office:value-type="float" office:value="5427187" table:style-name="ce13">
            <text:p>5.427.187</text:p>
          </table:table-cell>
          <table:table-cell office:value-type="float" office:value="3181817" table:style-name="ce13">
            <text:p>3.181.817</text:p>
          </table:table-cell>
          <table:table-cell office:value-type="date" office:date-value="2022-02-20T00:00:00" table:style-name="ce16">
            <text:p>20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67425" table:style-name="ce7">
            <text:p>1.767.425</text:p>
          </table:table-cell>
          <table:table-cell office:value-type="float" office:value="204000" table:style-name="ce7">
            <text:p>204.000</text:p>
          </table:table-cell>
          <table:table-cell office:value-type="float" office:value="623000" table:style-name="ce7">
            <text:p>623.0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15735" table:style-name="ce14">
            <text:p>2.915.735</text:p>
          </table:table-cell>
          <table:table-cell office:value-type="float" office:value="2750979" table:style-name="ce14">
            <text:p>2.750.979</text:p>
          </table:table-cell>
          <table:table-cell office:value-type="percentage" office:value="0.94349417899774846" table:style-name="ce15">
            <text:p>94,35%</text:p>
          </table:table-cell>
          <table:table-cell office:value-type="float" office:value="1293985" table:style-name="ce13">
            <text:p>1.293.985</text:p>
          </table:table-cell>
          <table:table-cell office:value-type="float" office:value="1214480" table:style-name="ce13">
            <text:p>1.214.480</text:p>
          </table:table-cell>
          <table:table-cell office:value-type="float" office:value="663450" table:style-name="ce13">
            <text:p>663.450</text:p>
          </table:table-cell>
          <table:table-cell office:value-type="date" office:date-value="2022-02-24T00:00:00" table:style-name="ce16">
            <text:p>2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73147" table:style-name="ce7">
            <text:p>873.147</text:p>
          </table:table-cell>
          <table:table-cell office:value-type="float" office:value="78000" table:style-name="ce7">
            <text:p>78.000</text:p>
          </table:table-cell>
          <table:table-cell office:value-type="float" office:value="274760" table:style-name="ce7">
            <text:p>274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384767" table:style-name="ce14">
            <text:p>1.384.767</text:p>
          </table:table-cell>
          <table:table-cell office:value-type="float" office:value="1284933.5" table:style-name="ce14">
            <text:p>1.284.934</text:p>
          </table:table-cell>
          <table:table-cell office:value-type="percentage" office:value="0.92790592207931011" table:style-name="ce15">
            <text:p>92,79%</text:p>
          </table:table-cell>
          <table:table-cell office:value-type="float" office:value="565849" table:style-name="ce13">
            <text:p>565.849</text:p>
          </table:table-cell>
          <table:table-cell office:value-type="float" office:value="544345" table:style-name="ce13">
            <text:p>544.345</text:p>
          </table:table-cell>
          <table:table-cell office:value-type="float" office:value="335617" table:style-name="ce13">
            <text:p>335.617</text:p>
          </table:table-cell>
          <table:table-cell office:value-type="date" office:date-value="2022-02-24T00:00:00" table:style-name="ce16">
            <text:p>2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3081600" table:style-name="ce7">
            <text:p>3.081.600</text:p>
          </table:table-cell>
          <table:table-cell office:value-type="float" office:value="228000" table:style-name="ce7">
            <text:p>228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673005" table:style-name="ce14">
            <text:p>4.673.005</text:p>
          </table:table-cell>
          <table:table-cell office:value-type="float" office:value="4332766.5" table:style-name="ce14">
            <text:p>4.332.767</text:p>
          </table:table-cell>
          <table:table-cell office:value-type="percentage" office:value="0.92719064071191881" table:style-name="ce15">
            <text:p>92,72%</text:p>
          </table:table-cell>
          <table:table-cell office:value-type="float" office:value="1940764" table:style-name="ce13">
            <text:p>1.940.764</text:p>
          </table:table-cell>
          <table:table-cell office:value-type="float" office:value="1861285" table:style-name="ce13">
            <text:p>1.861.285</text:p>
          </table:table-cell>
          <table:table-cell office:value-type="float" office:value="1139205" table:style-name="ce13">
            <text:p>1.139.205</text:p>
          </table:table-cell>
          <table:table-cell office:value-type="date" office:date-value="2022-02-24T00:00:00" table:style-name="ce16">
            <text:p>2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02444" table:style-name="ce7">
            <text:p>102.444</text:p>
          </table:table-cell>
          <table:table-cell office:value-type="float" office:value="12000" table:style-name="ce7">
            <text:p>12.000</text:p>
          </table:table-cell>
          <table:table-cell office:value-type="float" office:value="29210" table:style-name="ce7">
            <text:p>29.210</text:p>
          </table:table-cell>
          <table:table-cell office:value-type="float" office:value="18100" table:style-name="ce7">
            <text:p>18.100</text:p>
          </table:table-cell>
          <table:table-cell office:value-type="float" office:value="3935" table:style-name="ce13">
            <text:p>3.935</text:p>
          </table:table-cell>
          <table:table-cell office:value-type="float" office:value="165689" table:style-name="ce14">
            <text:p>165.689</text:p>
          </table:table-cell>
          <table:table-cell office:value-type="float" office:value="145674" table:style-name="ce14">
            <text:p>145.674</text:p>
          </table:table-cell>
          <table:table-cell office:value-type="percentage" office:value="0.87920139538533038" table:style-name="ce15">
            <text:p>87,92%</text:p>
          </table:table-cell>
          <table:table-cell office:value-type="float" office:value="66949" table:style-name="ce13">
            <text:p>66.949</text:p>
          </table:table-cell>
          <table:table-cell office:value-type="float" office:value="62680" table:style-name="ce13">
            <text:p>62.680</text:p>
          </table:table-cell>
          <table:table-cell office:value-type="float" office:value="32419" table:style-name="ce13">
            <text:p>32.419</text:p>
          </table:table-cell>
          <table:table-cell office:value-type="date" office:date-value="2022-02-24T00:00:00" table:style-name="ce16">
            <text:p>2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1430" table:style-name="ce7">
            <text:p>101.430</text:p>
          </table:table-cell>
          <table:table-cell office:value-type="float" office:value="12000" table:style-name="ce7">
            <text:p>12.000</text:p>
          </table:table-cell>
          <table:table-cell office:value-type="float" office:value="23500" table:style-name="ce7">
            <text:p>23.500</text:p>
          </table:table-cell>
          <table:table-cell office:value-type="float" office:value="15100" table:style-name="ce7">
            <text:p>15.100</text:p>
          </table:table-cell>
          <table:table-cell office:value-type="float" office:value="5750" table:style-name="ce13">
            <text:p>5.750</text:p>
          </table:table-cell>
          <table:table-cell office:value-type="float" office:value="157780" table:style-name="ce14">
            <text:p>157.780</text:p>
          </table:table-cell>
          <table:table-cell office:value-type="float" office:value="136440" table:style-name="ce14">
            <text:p>136.440</text:p>
          </table:table-cell>
          <table:table-cell office:value-type="percentage" office:value="0.86474838382557995" table:style-name="ce15">
            <text:p>86,47%</text:p>
          </table:table-cell>
          <table:table-cell office:value-type="float" office:value="65154" table:style-name="ce13">
            <text:p>65.154</text:p>
          </table:table-cell>
          <table:table-cell office:value-type="float" office:value="60550" table:style-name="ce13">
            <text:p>60.550</text:p>
          </table:table-cell>
          <table:table-cell office:value-type="float" office:value="26163" table:style-name="ce13">
            <text:p>26.163</text:p>
          </table:table-cell>
          <table:table-cell office:value-type="date" office:date-value="2022-02-24T00:00:00" table:style-name="ce17">
            <text:p>2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48426" table:style-name="ce7">
            <text:p>48.426</text:p>
          </table:table-cell>
          <table:table-cell office:value-type="float" office:value="0" table:style-name="ce7">
            <text:p>0</text:p>
          </table:table-cell>
          <table:table-cell office:value-type="float" office:value="58300" table:style-name="ce7">
            <text:p>58.30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12526" table:style-name="ce14">
            <text:p>212.526</text:p>
          </table:table-cell>
          <table:table-cell office:value-type="float" office:value="201695.5" table:style-name="ce14">
            <text:p>201.696</text:p>
          </table:table-cell>
          <table:table-cell office:value-type="percentage" office:value="0.94903917638312485" table:style-name="ce15">
            <text:p>94,90%</text:p>
          </table:table-cell>
          <table:table-cell office:value-type="float" office:value="95081" table:style-name="ce13">
            <text:p>95.081</text:p>
          </table:table-cell>
          <table:table-cell office:value-type="float" office:value="91048" table:style-name="ce13">
            <text:p>91.048</text:p>
          </table:table-cell>
          <table:table-cell office:value-type="float" office:value="42824" table:style-name="ce13">
            <text:p>42.824</text:p>
          </table:table-cell>
          <table:table-cell office:value-type="date" office:date-value="2022-02-24T00:00:00" table:style-name="ce17">
            <text:p>2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580" table:style-name="ce7">
            <text:p>7.58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2285" table:style-name="ce14">
            <text:p>12.285</text:p>
          </table:table-cell>
          <table:table-cell office:value-type="float" office:value="12327.5" table:style-name="ce14">
            <text:p>12.328</text:p>
          </table:table-cell>
          <table:table-cell office:value-type="percentage" office:value="1" table:style-name="ce15">
            <text:p>100,00%</text:p>
          </table:table-cell>
          <table:table-cell office:value-type="float" office:value="8059" table:style-name="ce13">
            <text:p>8.059</text:p>
          </table:table-cell>
          <table:table-cell office:value-type="float" office:value="7550" table:style-name="ce13">
            <text:p>7.550</text:p>
          </table:table-cell>
          <table:table-cell office:value-type="float" office:value="3029" table:style-name="ce13">
            <text:p>3.029</text:p>
          </table:table-cell>
          <table:table-cell office:value-type="date" office:date-value="2022-02-24T00:00:00" table:style-name="ce17">
            <text:p>24/02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342507" table:style-name="ce19">
            <text:p>63.342.507</text:p>
          </table:table-cell>
          <table:table-cell office:value-type="float" office:value="5304000" table:style-name="ce19">
            <text:p>5.304.000</text:p>
          </table:table-cell>
          <table:table-cell office:value-type="float" office:value="18227140" table:style-name="ce20">
            <text:p>18.227.140</text:p>
          </table:table-cell>
          <table:table-cell office:value-type="float" office:value="9009780" table:style-name="ce21">
            <text:p>9.009.780</text:p>
          </table:table-cell>
          <table:table-cell office:value-type="float" office:value="2113650" table:style-name="ce22">
            <text:p>2.113.650</text:p>
          </table:table-cell>
          <table:table-cell office:value-type="float" office:value="97997077" table:style-name="ce23">
            <text:p>97.997.077</text:p>
          </table:table-cell>
          <table:table-cell office:value-type="float" office:value="92491318.5" table:style-name="ce23">
            <text:p>92.491.319</text:p>
          </table:table-cell>
          <table:table-cell office:value-type="percentage" office:value="0.94381711507578947" table:style-name="ce24">
            <text:p>94,38%</text:p>
          </table:table-cell>
          <table:table-cell office:value-type="float" office:value="41059268" table:style-name="ce23">
            <text:p>41.059.268</text:p>
          </table:table-cell>
          <table:table-cell office:value-type="float" office:value="38973675" table:style-name="ce23">
            <text:p>38.973.675</text:p>
          </table:table-cell>
          <table:table-cell office:value-type="float" office:value="24031054" table:style-name="ce23">
            <text:p>24.031.054</text:p>
          </table:table-cell>
          <table:table-cell office:value-type="float" office:value="0" table:style-name="ce25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7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6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Mayores_de_12_años" table:style-name="ta1">
        <table:table-column table:style-name="co6" table:default-cell-style-name="ce30"/>
        <table:table-column table:style-name="co7" table:number-columns-repeated="5" table:default-cell-style-name="ce30"/>
        <table:table-column table:style-name="co5" table:number-columns-repeated="2" table:default-cell-style-name="ce30"/>
        <table:table-column table:style-name="co4" table:number-columns-repeated="7" table:default-cell-style-name="ce30"/>
        <table:table-column table:style-name="co5" table:number-columns-repeated="16369" table:default-cell-style-name="ce30"/>
        <table:table-row table:style-name="ro6">
          <table:table-cell table:style-name="ce28"/>
          <table:table-cell office:value-type="string" table:style-name="ce29">
            <text:p>Población a vacunar mayor de 12 años</text:p>
          </table:table-cell>
          <table:table-cell office:value-type="string" table:style-name="ce29">
            <text:p>Nº Personas con 1 dosis</text:p>
          </table:table-cell>
          <table:table-cell office:value-type="string" table:style-name="ce29">
            <text:p>% 1ª dosis</text:p>
          </table:table-cell>
          <table:table-cell office:value-type="string" table:style-name="ce29">
            <text:p>Nº Personas con pauta completa</text:p>
          </table:table-cell>
          <table:table-cell office:value-type="string" table:style-name="ce29">
            <text:p>% personas con pauta completa</text:p>
          </table:table-cell>
          <table:table-cell office:value-type="string" table:style-name="ce29">
            <text:p>Fecha de la última vacuna registrada<text:s/><text:span text:style-name="T2">(2)</text:span></text:p>
          </table:table-cell>
          <table:table-cell table:number-columns-repeated="16377"/>
        </table:table-row>
        <table:table-row table:style-name="ro2">
          <table:table-cell office:value-type="string" table:style-name="ce31">
            <text:p>Andalucía</text:p>
          </table:table-cell>
          <table:table-cell office:value-type="float" office:value="7508005" table:style-name="ce32">
            <text:p>7.508.005</text:p>
          </table:table-cell>
          <table:table-cell office:value-type="float" office:value="7035180" table:style-name="ce32">
            <text:p>7.035.180</text:p>
          </table:table-cell>
          <table:table-cell office:value-type="percentage" office:value="0.93702388317535745" table:style-name="ce33">
            <text:p>93,7%</text:p>
          </table:table-cell>
          <table:table-cell office:value-type="float" office:value="6920087" table:style-name="ce32">
            <text:p>6.920.087</text:p>
          </table:table-cell>
          <table:table-cell office:value-type="percentage" office:value="0.92169451139150815" table:style-name="ce33">
            <text:p>92,2%</text:p>
          </table:table-cell>
          <table:table-cell office:value-type="date" office:date-value="2022-02-24T00:00:00" table:style-name="ce34">
            <text:p>24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189408" table:style-name="ce32">
            <text:p>1.189.408</text:p>
          </table:table-cell>
          <table:table-cell office:value-type="float" office:value="1095408" table:style-name="ce32">
            <text:p>1.095.408</text:p>
          </table:table-cell>
          <table:table-cell office:value-type="percentage" office:value="0.92096908714251124" table:style-name="ce33">
            <text:p>92,1%</text:p>
          </table:table-cell>
          <table:table-cell office:value-type="float" office:value="1076594" table:style-name="ce32">
            <text:p>1.076.594</text:p>
          </table:table-cell>
          <table:table-cell office:value-type="percentage" office:value="0.90515113400952407" table:style-name="ce33">
            <text:p>90,5%</text:p>
          </table:table-cell>
          <table:table-cell office:value-type="date" office:date-value="2022-02-24T00:00:00" table:style-name="ce34">
            <text:p>24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930447" table:style-name="ce32">
            <text:p>930.447</text:p>
          </table:table-cell>
          <table:table-cell office:value-type="float" office:value="884349" table:style-name="ce32">
            <text:p>884.349</text:p>
          </table:table-cell>
          <table:table-cell office:value-type="percentage" office:value="0.95045607111420638" table:style-name="ce33">
            <text:p>95,0%</text:p>
          </table:table-cell>
          <table:table-cell office:value-type="float" office:value="873792" table:style-name="ce32">
            <text:p>873.792</text:p>
          </table:table-cell>
          <table:table-cell office:value-type="percentage" office:value="0.93910991168760827" table:style-name="ce33">
            <text:p>93,9%</text:p>
          </table:table-cell>
          <table:table-cell office:value-type="date" office:date-value="2022-02-24T00:00:00" table:style-name="ce34">
            <text:p>24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083187" table:style-name="ce32">
            <text:p>1.083.187</text:p>
          </table:table-cell>
          <table:table-cell office:value-type="float" office:value="896251" table:style-name="ce32">
            <text:p>896.251</text:p>
          </table:table-cell>
          <table:table-cell office:value-type="percentage" office:value="0.8274203807837428" table:style-name="ce33">
            <text:p>82,7%</text:p>
          </table:table-cell>
          <table:table-cell office:value-type="float" office:value="882099" table:style-name="ce32">
            <text:p>882.099</text:p>
          </table:table-cell>
          <table:table-cell office:value-type="percentage" office:value="0.81435523136817556" table:style-name="ce33">
            <text:p>81,4%</text:p>
          </table:table-cell>
          <table:table-cell office:value-type="date" office:date-value="2022-02-24T00:00:00" table:style-name="ce34">
            <text:p>24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033513" table:style-name="ce32">
            <text:p>2.033.513</text:p>
          </table:table-cell>
          <table:table-cell office:value-type="float" office:value="1740384" table:style-name="ce32">
            <text:p>1.740.384</text:p>
          </table:table-cell>
          <table:table-cell office:value-type="percentage" office:value="0.85585093382732247" table:style-name="ce33">
            <text:p>85,6%</text:p>
          </table:table-cell>
          <table:table-cell office:value-type="float" office:value="1685717" table:style-name="ce32">
            <text:p>1.685.717</text:p>
          </table:table-cell>
          <table:table-cell office:value-type="percentage" office:value="0.82896789939380766" table:style-name="ce33">
            <text:p>82,9%</text:p>
          </table:table-cell>
          <table:table-cell office:value-type="date" office:date-value="2022-02-24T00:00:00" table:style-name="ce34">
            <text:p>24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527062" table:style-name="ce32">
            <text:p>527.062</text:p>
          </table:table-cell>
          <table:table-cell office:value-type="float" office:value="493935" table:style-name="ce32">
            <text:p>493.935</text:p>
          </table:table-cell>
          <table:table-cell office:value-type="percentage" office:value="0.93714781183238405" table:style-name="ce33">
            <text:p>93,7%</text:p>
          </table:table-cell>
          <table:table-cell office:value-type="float" office:value="489537" table:style-name="ce32">
            <text:p>489.537</text:p>
          </table:table-cell>
          <table:table-cell office:value-type="percentage" office:value="0.92880344247925295" table:style-name="ce33">
            <text:p>92,9%</text:p>
          </table:table-cell>
          <table:table-cell office:value-type="date" office:date-value="2022-02-24T00:00:00" table:style-name="ce34">
            <text:p>24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2172149" table:style-name="ce32">
            <text:p>2.172.149</text:p>
          </table:table-cell>
          <table:table-cell office:value-type="float" office:value="2045894" table:style-name="ce32">
            <text:p>2.045.894</text:p>
          </table:table-cell>
          <table:table-cell office:value-type="percentage" office:value="0.94187553432108018" table:style-name="ce33">
            <text:p>94,2%</text:p>
          </table:table-cell>
          <table:table-cell office:value-type="float" office:value="2011854" table:style-name="ce32">
            <text:p>2.011.854</text:p>
          </table:table-cell>
          <table:table-cell office:value-type="percentage" office:value="0.92620441783689789" table:style-name="ce33">
            <text:p>92,6%</text:p>
          </table:table-cell>
          <table:table-cell office:value-type="date" office:date-value="2022-02-24T00:00:00" table:style-name="ce34">
            <text:p>24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stilla - La Mancha</text:p>
          </table:table-cell>
          <table:table-cell office:value-type="float" office:value="1816082" table:style-name="ce32">
            <text:p>1.816.082</text:p>
          </table:table-cell>
          <table:table-cell office:value-type="float" office:value="1656614" table:style-name="ce32">
            <text:p>1.656.614</text:p>
          </table:table-cell>
          <table:table-cell office:value-type="percentage" office:value="0.91219118960487466" table:style-name="ce33">
            <text:p>91,2%</text:p>
          </table:table-cell>
          <table:table-cell office:value-type="float" office:value="1608327" table:style-name="ce32">
            <text:p>1.608.327</text:p>
          </table:table-cell>
          <table:table-cell office:value-type="percentage" office:value="0.88560263248025139" table:style-name="ce33">
            <text:p>88,6%</text:p>
          </table:table-cell>
          <table:table-cell office:value-type="date" office:date-value="2022-02-23T00:00:00" table:style-name="ce34">
            <text:p>2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6782414" table:style-name="ce32">
            <text:p>6.782.414</text:p>
          </table:table-cell>
          <table:table-cell office:value-type="float" office:value="6241089" table:style-name="ce32">
            <text:p>6.241.089</text:p>
          </table:table-cell>
          <table:table-cell office:value-type="percentage" office:value="0.92018697177730524" table:style-name="ce33">
            <text:p>92,0%</text:p>
          </table:table-cell>
          <table:table-cell office:value-type="float" office:value="6108556" table:style-name="ce32">
            <text:p>6.108.556</text:p>
          </table:table-cell>
          <table:table-cell office:value-type="percentage" office:value="0.90064628906463096" table:style-name="ce33">
            <text:p>90,1%</text:p>
          </table:table-cell>
          <table:table-cell office:value-type="date" office:date-value="2022-02-24T00:00:00" table:style-name="ce34">
            <text:p>24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4492026" table:style-name="ce32">
            <text:p>4.492.026</text:p>
          </table:table-cell>
          <table:table-cell office:value-type="float" office:value="4191154" table:style-name="ce32">
            <text:p>4.191.154</text:p>
          </table:table-cell>
          <table:table-cell office:value-type="percentage" office:value="0.93302086853459887" table:style-name="ce33">
            <text:p>93,3%</text:p>
          </table:table-cell>
          <table:table-cell office:value-type="float" office:value="4123095" table:style-name="ce32">
            <text:p>4.123.095</text:p>
          </table:table-cell>
          <table:table-cell office:value-type="percentage" office:value="0.91786979861648177" table:style-name="ce33">
            <text:p>91,8%</text:p>
          </table:table-cell>
          <table:table-cell office:value-type="date" office:date-value="2022-02-24T00:00:00" table:style-name="ce34">
            <text:p>24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949890" table:style-name="ce32">
            <text:p>949.890</text:p>
          </table:table-cell>
          <table:table-cell office:value-type="float" office:value="909326" table:style-name="ce32">
            <text:p>909.326</text:p>
          </table:table-cell>
          <table:table-cell office:value-type="percentage" office:value="0.95729610797039655" table:style-name="ce33">
            <text:p>95,7%</text:p>
          </table:table-cell>
          <table:table-cell office:value-type="float" office:value="897156" table:style-name="ce32">
            <text:p>897.156</text:p>
          </table:table-cell>
          <table:table-cell office:value-type="percentage" office:value="0.94448409815873413" table:style-name="ce33">
            <text:p>94,4%</text:p>
          </table:table-cell>
          <table:table-cell office:value-type="date" office:date-value="2022-02-24T00:00:00" table:style-name="ce34">
            <text:p>24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2456127" table:style-name="ce32">
            <text:p>2.456.127</text:p>
          </table:table-cell>
          <table:table-cell office:value-type="float" office:value="2340128" table:style-name="ce32">
            <text:p>2.340.128</text:p>
          </table:table-cell>
          <table:table-cell office:value-type="percentage" office:value="0.95277157899408293" table:style-name="ce33">
            <text:p>95,3%</text:p>
          </table:table-cell>
          <table:table-cell office:value-type="float" office:value="2323361" table:style-name="ce32">
            <text:p>2.323.361</text:p>
          </table:table-cell>
          <table:table-cell office:value-type="percentage" office:value="0.94594497760091401" table:style-name="ce33">
            <text:p>94,6%</text:p>
          </table:table-cell>
          <table:table-cell office:value-type="date" office:date-value="2022-02-24T00:00:00" table:style-name="ce34">
            <text:p>24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281479" table:style-name="ce32">
            <text:p>281.479</text:p>
          </table:table-cell>
          <table:table-cell office:value-type="float" office:value="268626" table:style-name="ce32">
            <text:p>268.626</text:p>
          </table:table-cell>
          <table:table-cell office:value-type="percentage" office:value="0.95433762376589371" table:style-name="ce33">
            <text:p>95,4%</text:p>
          </table:table-cell>
          <table:table-cell office:value-type="float" office:value="262153" table:style-name="ce32">
            <text:p>262.153</text:p>
          </table:table-cell>
          <table:table-cell office:value-type="percentage" office:value="0.93134123682406145" table:style-name="ce33">
            <text:p>93,1%</text:p>
          </table:table-cell>
          <table:table-cell office:value-type="date" office:date-value="2022-02-23T00:00:00" table:style-name="ce34">
            <text:p>23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5970908" table:style-name="ce32">
            <text:p>5.970.908</text:p>
          </table:table-cell>
          <table:table-cell office:value-type="float" office:value="5524421" table:style-name="ce32">
            <text:p>5.524.421</text:p>
          </table:table-cell>
          <table:table-cell office:value-type="percentage" office:value="0.92522293091770968" table:style-name="ce33">
            <text:p>92,5%</text:p>
          </table:table-cell>
          <table:table-cell office:value-type="float" office:value="5381845" table:style-name="ce32">
            <text:p>5.381.845</text:p>
          </table:table-cell>
          <table:table-cell office:value-type="percentage" office:value="0.90134448562932135" table:style-name="ce33">
            <text:p>90,1%</text:p>
          </table:table-cell>
          <table:table-cell office:value-type="date" office:date-value="2022-02-20T00:00:00" table:style-name="ce34">
            <text:p>20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317614" table:style-name="ce32">
            <text:p>1.317.614</text:p>
          </table:table-cell>
          <table:table-cell office:value-type="float" office:value="1228452" table:style-name="ce32">
            <text:p>1.228.452</text:p>
          </table:table-cell>
          <table:table-cell office:value-type="percentage" office:value="0.93233071294020864" table:style-name="ce33">
            <text:p>93,2%</text:p>
          </table:table-cell>
          <table:table-cell office:value-type="float" office:value="1195172" table:style-name="ce32">
            <text:p>1.195.172</text:p>
          </table:table-cell>
          <table:table-cell office:value-type="percentage" office:value="0.90707293638349318" table:style-name="ce33">
            <text:p>90,7%</text:p>
          </table:table-cell>
          <table:table-cell office:value-type="date" office:date-value="2022-02-24T00:00:00" table:style-name="ce34">
            <text:p>24/02/2022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580174" table:style-name="ce32">
            <text:p>580.174</text:p>
          </table:table-cell>
          <table:table-cell office:value-type="float" office:value="539365" table:style-name="ce32">
            <text:p>539.365</text:p>
          </table:table-cell>
          <table:table-cell office:value-type="percentage" office:value="0.92966075694533024" table:style-name="ce33">
            <text:p>93,0%</text:p>
          </table:table-cell>
          <table:table-cell office:value-type="float" office:value="534313" table:style-name="ce32">
            <text:p>534.313</text:p>
          </table:table-cell>
          <table:table-cell office:value-type="percentage" office:value="0.92095302443749638" table:style-name="ce33">
            <text:p>92,1%</text:p>
          </table:table-cell>
          <table:table-cell office:value-type="date" office:date-value="2022-02-24T00:00:00" table:style-name="ce34">
            <text:p>24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1955253" table:style-name="ce32">
            <text:p>1.955.253</text:p>
          </table:table-cell>
          <table:table-cell office:value-type="float" office:value="1861326" table:style-name="ce32">
            <text:p>1.861.326</text:p>
          </table:table-cell>
          <table:table-cell office:value-type="percentage" office:value="0.95196171544040598" table:style-name="ce33">
            <text:p>95,2%</text:p>
          </table:table-cell>
          <table:table-cell office:value-type="float" office:value="1832628" table:style-name="ce32">
            <text:p>1.832.628</text:p>
          </table:table-cell>
          <table:table-cell office:value-type="percentage" office:value="0.93728433097916231" table:style-name="ce33">
            <text:p>93,7%</text:p>
          </table:table-cell>
          <table:table-cell office:value-type="date" office:date-value="2022-02-24T00:00:00" table:style-name="ce34">
            <text:p>24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71029" table:style-name="ce32">
            <text:p>71.029</text:p>
          </table:table-cell>
          <table:table-cell office:value-type="float" office:value="64084" table:style-name="ce32">
            <text:p>64.084</text:p>
          </table:table-cell>
          <table:table-cell office:value-type="percentage" office:value="0.90222303566149042" table:style-name="ce33">
            <text:p>90,2%</text:p>
          </table:table-cell>
          <table:table-cell office:value-type="float" office:value="61646" table:style-name="ce32">
            <text:p>61.646</text:p>
          </table:table-cell>
          <table:table-cell office:value-type="percentage" office:value="0.86789902715792144" table:style-name="ce33">
            <text:p>86,8%</text:p>
          </table:table-cell>
          <table:table-cell office:value-type="date" office:date-value="2022-02-24T00:00:00" table:style-name="ce34">
            <text:p>24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68266" table:style-name="ce32">
            <text:p>68.266</text:p>
          </table:table-cell>
          <table:table-cell office:value-type="float" office:value="61790" table:style-name="ce32">
            <text:p>61.790</text:p>
          </table:table-cell>
          <table:table-cell office:value-type="percentage" office:value="0.90513579234172203" table:style-name="ce33">
            <text:p>90,5%</text:p>
          </table:table-cell>
          <table:table-cell office:value-type="float" office:value="59443" table:style-name="ce32">
            <text:p>59.443</text:p>
          </table:table-cell>
          <table:table-cell office:value-type="percentage" office:value="0.87075557378490021" table:style-name="ce33">
            <text:p>87,1%</text:p>
          </table:table-cell>
          <table:table-cell office:value-type="date" office:date-value="2022-02-24T00:00:00" table:style-name="ce34">
            <text:p>24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FF.AA.</text:p>
          </table:table-cell>
          <table:table-cell office:value-type="string" table:style-name="ce32">
            <text:p>-</text:p>
          </table:table-cell>
          <table:table-cell office:value-type="float" office:value="95081" table:style-name="ce32">
            <text:p>95.081</text:p>
          </table:table-cell>
          <table:table-cell office:value-type="string" table:style-name="ce33">
            <text:p>-</text:p>
          </table:table-cell>
          <table:table-cell office:value-type="float" office:value="91048" table:style-name="ce32">
            <text:p>91.048</text:p>
          </table:table-cell>
          <table:table-cell office:value-type="string" table:style-name="ce33">
            <text:p>-</text:p>
          </table:table-cell>
          <table:table-cell office:value-type="date" office:date-value="2022-02-24T00:00:00" table:style-name="ce34">
            <text:p>24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string" table:style-name="ce32">
            <text:p>-</text:p>
          </table:table-cell>
          <table:table-cell office:value-type="float" office:value="8059" table:style-name="ce32">
            <text:p>8.059</text:p>
          </table:table-cell>
          <table:table-cell office:value-type="string" table:style-name="ce33">
            <text:p>-</text:p>
          </table:table-cell>
          <table:table-cell office:value-type="float" office:value="7550" table:style-name="ce32">
            <text:p>7.550</text:p>
          </table:table-cell>
          <table:table-cell office:value-type="string" table:style-name="ce33">
            <text:p>-</text:p>
          </table:table-cell>
          <table:table-cell office:value-type="date" office:date-value="2022-02-24T00:00:00" table:style-name="ce34">
            <text:p>24/02/2022</text:p>
          </table:table-cell>
          <table:table-cell table:number-columns-repeated="16377" table:style-name="ce30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42185033" table:style-name="ce35">
            <text:p>42.185.033</text:p>
          </table:table-cell>
          <table:table-cell office:value-type="float" office:value="39180916" table:style-name="ce35">
            <text:p>39.180.916</text:p>
          </table:table-cell>
          <table:table-cell office:value-type="percentage" office:value="0.92878713642347988" table:style-name="ce36">
            <text:p>92,9%</text:p>
          </table:table-cell>
          <table:table-cell office:value-type="float" office:value="38425973" table:style-name="ce35">
            <text:p>38.425.973</text:p>
          </table:table-cell>
          <table:table-cell office:value-type="percentage" office:value="0.91089114473372579" table:style-name="ce36">
            <text:p>91,1%</text:p>
          </table:table-cell>
          <table:table-cell table:style-name="ce37"/>
          <table:table-cell table:number-columns-repeated="16377" table:style-name="ce30"/>
        </table:table-row>
        <table:table-row table:style-name="ro5">
          <table:table-cell table:number-columns-repeated="16384"/>
        </table:table-row>
        <table:table-row table:style-name="ro7">
          <table:table-cell table:number-columns-spanned="10" table:number-rows-spanned="1" table:style-name="ce27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4" table:number-columns-repeated="20" table:default-cell-style-name="ce30"/>
        <table:table-column table:style-name="co5" table:number-columns-repeated="16344" table:default-cell-style-name="ce30"/>
        <table:table-row table:style-name="ro8">
          <table:table-cell table:style-name="ce38"/>
          <table:table-cell office:value-type="string" table:style-name="ce39">
            <text:p>Personas con al menos 1 dosis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con al menos 1 dosis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con al menos 1 dosis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Con al menos 1 dosis sobre Población a Vacunar INE</text:p>
          </table:table-cell>
          <table:table-cell office:value-type="string" table:style-name="ce42">
            <text:p>% Con al menos 1 dosis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5473" table:style-name="ce45">
            <text:p>435.473</text:p>
          </table:table-cell>
          <table:table-cell office:value-type="percentage" office:value="1" table:style-name="ce46">
            <text:p>100,0%</text:p>
          </table:table-cell>
          <table:table-cell office:value-type="float" office:value="656500" table:style-name="ce45">
            <text:p>656.500</text:p>
          </table:table-cell>
          <table:table-cell office:value-type="percentage" office:value="1" table:style-name="ce46">
            <text:p>100,0%</text:p>
          </table:table-cell>
          <table:table-cell office:value-type="float" office:value="937423" table:style-name="ce45">
            <text:p>937.423</text:p>
          </table:table-cell>
          <table:table-cell office:value-type="percentage" office:value="0.97828702742246376" table:style-name="ce46">
            <text:p>97,8%</text:p>
          </table:table-cell>
          <table:table-cell office:value-type="float" office:value="1229398" table:style-name="ce45">
            <text:p>1.229.398</text:p>
          </table:table-cell>
          <table:table-cell office:value-type="percentage" office:value="0.95480474778093349" table:style-name="ce46">
            <text:p>95,5%</text:p>
          </table:table-cell>
          <table:table-cell office:value-type="float" office:value="1276775" table:style-name="ce45">
            <text:p>1.276.775</text:p>
          </table:table-cell>
          <table:table-cell office:value-type="percentage" office:value="0.92230137770021148" table:style-name="ce46">
            <text:p>92,2%</text:p>
          </table:table-cell>
          <table:table-cell office:value-type="float" office:value="967633" table:style-name="ce45">
            <text:p>967.633</text:p>
          </table:table-cell>
          <table:table-cell office:value-type="percentage" office:value="0.87825078305603788" table:style-name="ce46">
            <text:p>87,8%</text:p>
          </table:table-cell>
          <table:table-cell office:value-type="float" office:value="811549" table:style-name="ce45">
            <text:p>811.549</text:p>
          </table:table-cell>
          <table:table-cell office:value-type="percentage" office:value="0.8762968193911751" table:style-name="ce46">
            <text:p>87,6%</text:p>
          </table:table-cell>
          <table:table-cell office:value-type="float" office:value="720429" table:style-name="ce45">
            <text:p>720.429</text:p>
          </table:table-cell>
          <table:table-cell office:value-type="percentage" office:value="0.93217665615141954" table:style-name="ce46">
            <text:p>93,2%</text:p>
          </table:table-cell>
          <table:table-cell office:value-type="float" office:value="7035180" table:style-name="ce45">
            <text:p>7.035.180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3702388317535745" table:style-name="ce46">
            <text:p>93,7%</text:p>
          </table:table-cell>
          <table:table-cell office:value-type="percentage" office:value="0.82745241623449506" table:style-name="ce46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1681" table:style-name="ce48">
            <text:p>101.681</text:p>
          </table:table-cell>
          <table:table-cell office:value-type="percentage" office:value="1" table:style-name="ce49">
            <text:p>100,0%</text:p>
          </table:table-cell>
          <table:table-cell office:value-type="float" office:value="119853" table:style-name="ce48">
            <text:p>119.853</text:p>
          </table:table-cell>
          <table:table-cell office:value-type="percentage" office:value="1" table:style-name="ce49">
            <text:p>100,0%</text:p>
          </table:table-cell>
          <table:table-cell office:value-type="float" office:value="156013" table:style-name="ce48">
            <text:p>156.013</text:p>
          </table:table-cell>
          <table:table-cell office:value-type="percentage" office:value="0.96716260616204819" table:style-name="ce49">
            <text:p>96,7%</text:p>
          </table:table-cell>
          <table:table-cell office:value-type="float" office:value="188483" table:style-name="ce48">
            <text:p>188.483</text:p>
          </table:table-cell>
          <table:table-cell office:value-type="percentage" office:value="0.93786634821117576" table:style-name="ce49">
            <text:p>93,8%</text:p>
          </table:table-cell>
          <table:table-cell office:value-type="float" office:value="192251" table:style-name="ce48">
            <text:p>192.251</text:p>
          </table:table-cell>
          <table:table-cell office:value-type="percentage" office:value="0.89989561733220369" table:style-name="ce49">
            <text:p>90,0%</text:p>
          </table:table-cell>
          <table:table-cell office:value-type="float" office:value="131787" table:style-name="ce48">
            <text:p>131.787</text:p>
          </table:table-cell>
          <table:table-cell office:value-type="percentage" office:value="0.83262992961750848" table:style-name="ce49">
            <text:p>83,3%</text:p>
          </table:table-cell>
          <table:table-cell office:value-type="float" office:value="110559" table:style-name="ce48">
            <text:p>110.559</text:p>
          </table:table-cell>
          <table:table-cell office:value-type="percentage" office:value="0.84526521812260125" table:style-name="ce49">
            <text:p>84,5%</text:p>
          </table:table-cell>
          <table:table-cell office:value-type="float" office:value="94781" table:style-name="ce48">
            <text:p>94.781</text:p>
          </table:table-cell>
          <table:table-cell office:value-type="percentage" office:value="0.88549753823444233" table:style-name="ce49">
            <text:p>88,5%</text:p>
          </table:table-cell>
          <table:table-cell office:value-type="float" office:value="1095408" table:style-name="ce48">
            <text:p>1.095.408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2096908714251124" table:style-name="ce49">
            <text:p>92,1%</text:p>
          </table:table-cell>
          <table:table-cell office:value-type="percentage" office:value="0.82291401385135821" table:style-name="ce49">
            <text:p>82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9264" table:style-name="ce48">
            <text:p>89.264</text:p>
          </table:table-cell>
          <table:table-cell office:value-type="percentage" office:value="1" table:style-name="ce49">
            <text:p>100,0%</text:p>
          </table:table-cell>
          <table:table-cell office:value-type="float" office:value="114786" table:style-name="ce48">
            <text:p>114.786</text:p>
          </table:table-cell>
          <table:table-cell office:value-type="percentage" office:value="1" table:style-name="ce49">
            <text:p>100,0%</text:p>
          </table:table-cell>
          <table:table-cell office:value-type="float" office:value="149126" table:style-name="ce48">
            <text:p>149.126</text:p>
          </table:table-cell>
          <table:table-cell office:value-type="percentage" office:value="0.98115665504309491" table:style-name="ce49">
            <text:p>98,1%</text:p>
          </table:table-cell>
          <table:table-cell office:value-type="float" office:value="154325" table:style-name="ce48">
            <text:p>154.325</text:p>
          </table:table-cell>
          <table:table-cell office:value-type="percentage" office:value="0.95213563421210123" table:style-name="ce49">
            <text:p>95,2%</text:p>
          </table:table-cell>
          <table:table-cell office:value-type="float" office:value="152351" table:style-name="ce48">
            <text:p>152.351</text:p>
          </table:table-cell>
          <table:table-cell office:value-type="percentage" office:value="0.91821962391513978" table:style-name="ce49">
            <text:p>91,8%</text:p>
          </table:table-cell>
          <table:table-cell office:value-type="float" office:value="92970" table:style-name="ce48">
            <text:p>92.970</text:p>
          </table:table-cell>
          <table:table-cell office:value-type="percentage" office:value="0.85614829958283833" table:style-name="ce49">
            <text:p>85,6%</text:p>
          </table:table-cell>
          <table:table-cell office:value-type="float" office:value="68744" table:style-name="ce48">
            <text:p>68.744</text:p>
          </table:table-cell>
          <table:table-cell office:value-type="percentage" office:value="0.86751974962772271" table:style-name="ce49">
            <text:p>86,8%</text:p>
          </table:table-cell>
          <table:table-cell office:value-type="float" office:value="62783" table:style-name="ce48">
            <text:p>62.783</text:p>
          </table:table-cell>
          <table:table-cell office:value-type="percentage" office:value="0.96210310163050139" table:style-name="ce49">
            <text:p>96,2%</text:p>
          </table:table-cell>
          <table:table-cell office:value-type="float" office:value="884349" table:style-name="ce48">
            <text:p>884.349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5045607111420638" table:style-name="ce49">
            <text:p>95,0%</text:p>
          </table:table-cell>
          <table:table-cell office:value-type="percentage" office:value="0.87309566991052323" table:style-name="ce49">
            <text:p>87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856" table:style-name="ce48">
            <text:p>51.856</text:p>
          </table:table-cell>
          <table:table-cell office:value-type="percentage" office:value="0.9668674137191654" table:style-name="ce49">
            <text:p>96,7%</text:p>
          </table:table-cell>
          <table:table-cell office:value-type="float" office:value="79933" table:style-name="ce48">
            <text:p>79.933</text:p>
          </table:table-cell>
          <table:table-cell office:value-type="percentage" office:value="0.91630556892954584" table:style-name="ce49">
            <text:p>91,6%</text:p>
          </table:table-cell>
          <table:table-cell office:value-type="float" office:value="112183" table:style-name="ce48">
            <text:p>112.183</text:p>
          </table:table-cell>
          <table:table-cell office:value-type="percentage" office:value="0.88060568477074874" table:style-name="ce49">
            <text:p>88,1%</text:p>
          </table:table-cell>
          <table:table-cell office:value-type="float" office:value="153683" table:style-name="ce48">
            <text:p>153.683</text:p>
          </table:table-cell>
          <table:table-cell office:value-type="percentage" office:value="0.86578069720801321" table:style-name="ce49">
            <text:p>86,6%</text:p>
          </table:table-cell>
          <table:table-cell office:value-type="float" office:value="173882" table:style-name="ce48">
            <text:p>173.882</text:p>
          </table:table-cell>
          <table:table-cell office:value-type="percentage" office:value="0.8026940814225636" table:style-name="ce49">
            <text:p>80,3%</text:p>
          </table:table-cell>
          <table:table-cell office:value-type="float" office:value="135483" table:style-name="ce48">
            <text:p>135.483</text:p>
          </table:table-cell>
          <table:table-cell office:value-type="percentage" office:value="0.73613261829858678" table:style-name="ce49">
            <text:p>73,6%</text:p>
          </table:table-cell>
          <table:table-cell office:value-type="float" office:value="104927" table:style-name="ce48">
            <text:p>104.927</text:p>
          </table:table-cell>
          <table:table-cell office:value-type="percentage" office:value="0.76470159532988857" table:style-name="ce49">
            <text:p>76,5%</text:p>
          </table:table-cell>
          <table:table-cell office:value-type="float" office:value="84304" table:style-name="ce48">
            <text:p>84.304</text:p>
          </table:table-cell>
          <table:table-cell office:value-type="percentage" office:value="0.84696994052403152" table:style-name="ce49">
            <text:p>84,7%</text:p>
          </table:table-cell>
          <table:table-cell office:value-type="float" office:value="896251" table:style-name="ce48">
            <text:p>896.251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274203807837428" table:style-name="ce49">
            <text:p>82,7%</text:p>
          </table:table-cell>
          <table:table-cell office:value-type="percentage" office:value="0.7347674776085753" table:style-name="ce49">
            <text:p>73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4792" table:style-name="ce48">
            <text:p>94.792</text:p>
          </table:table-cell>
          <table:table-cell office:value-type="percentage" office:value="0.94450090671768194" table:style-name="ce49">
            <text:p>94,5%</text:p>
          </table:table-cell>
          <table:table-cell office:value-type="float" office:value="156082" table:style-name="ce48">
            <text:p>156.082</text:p>
          </table:table-cell>
          <table:table-cell office:value-type="percentage" office:value="0.93213334448120588" table:style-name="ce49">
            <text:p>93,2%</text:p>
          </table:table-cell>
          <table:table-cell office:value-type="float" office:value="229243" table:style-name="ce48">
            <text:p>229.243</text:p>
          </table:table-cell>
          <table:table-cell office:value-type="percentage" office:value="0.91130369104172049" table:style-name="ce49">
            <text:p>91,1%</text:p>
          </table:table-cell>
          <table:table-cell office:value-type="float" office:value="325570" table:style-name="ce48">
            <text:p>325.570</text:p>
          </table:table-cell>
          <table:table-cell office:value-type="percentage" office:value="0.88410767772717769" table:style-name="ce49">
            <text:p>88,4%</text:p>
          </table:table-cell>
          <table:table-cell office:value-type="float" office:value="324712" table:style-name="ce48">
            <text:p>324.712</text:p>
          </table:table-cell>
          <table:table-cell office:value-type="percentage" office:value="0.82392255870897346" table:style-name="ce49">
            <text:p>82,4%</text:p>
          </table:table-cell>
          <table:table-cell office:value-type="float" office:value="239037" table:style-name="ce48">
            <text:p>239.037</text:p>
          </table:table-cell>
          <table:table-cell office:value-type="percentage" office:value="0.76403334377457155" table:style-name="ce49">
            <text:p>76,4%</text:p>
          </table:table-cell>
          <table:table-cell office:value-type="float" office:value="199871" table:style-name="ce48">
            <text:p>199.871</text:p>
          </table:table-cell>
          <table:table-cell office:value-type="percentage" office:value="0.78482041535942448" table:style-name="ce49">
            <text:p>78,5%</text:p>
          </table:table-cell>
          <table:table-cell office:value-type="float" office:value="171077" table:style-name="ce48">
            <text:p>171.077</text:p>
          </table:table-cell>
          <table:table-cell office:value-type="percentage" office:value="0.92842916451849233" table:style-name="ce49">
            <text:p>92,8%</text:p>
          </table:table-cell>
          <table:table-cell office:value-type="float" office:value="1740384" table:style-name="ce48">
            <text:p>1.740.384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5585093382732247" table:style-name="ce49">
            <text:p>85,6%</text:p>
          </table:table-cell>
          <table:table-cell office:value-type="percentage" office:value="0.77544467955135721" table:style-name="ce49">
            <text:p>77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576" table:style-name="ce48">
            <text:p>42.576</text:p>
          </table:table-cell>
          <table:table-cell office:value-type="percentage" office:value="1" table:style-name="ce49">
            <text:p>100,0%</text:p>
          </table:table-cell>
          <table:table-cell office:value-type="float" office:value="56208" table:style-name="ce48">
            <text:p>56.208</text:p>
          </table:table-cell>
          <table:table-cell office:value-type="percentage" office:value="1" table:style-name="ce49">
            <text:p>100,0%</text:p>
          </table:table-cell>
          <table:table-cell office:value-type="float" office:value="77278" table:style-name="ce48">
            <text:p>77.278</text:p>
          </table:table-cell>
          <table:table-cell office:value-type="percentage" office:value="0.97503059666654046" table:style-name="ce49">
            <text:p>97,5%</text:p>
          </table:table-cell>
          <table:table-cell office:value-type="float" office:value="85165" table:style-name="ce48">
            <text:p>85.165</text:p>
          </table:table-cell>
          <table:table-cell office:value-type="percentage" office:value="0.93618775420468281" table:style-name="ce49">
            <text:p>93,6%</text:p>
          </table:table-cell>
          <table:table-cell office:value-type="float" office:value="89467" table:style-name="ce48">
            <text:p>89.467</text:p>
          </table:table-cell>
          <table:table-cell office:value-type="percentage" office:value="0.91868441049021421" table:style-name="ce49">
            <text:p>91,9%</text:p>
          </table:table-cell>
          <table:table-cell office:value-type="float" office:value="56829" table:style-name="ce48">
            <text:p>56.829</text:p>
          </table:table-cell>
          <table:table-cell office:value-type="percentage" office:value="0.8461985169302243" table:style-name="ce49">
            <text:p>84,6%</text:p>
          </table:table-cell>
          <table:table-cell office:value-type="float" office:value="43403" table:style-name="ce48">
            <text:p>43.403</text:p>
          </table:table-cell>
          <table:table-cell office:value-type="percentage" office:value="0.85316376073752287" table:style-name="ce49">
            <text:p>85,3%</text:p>
          </table:table-cell>
          <table:table-cell office:value-type="float" office:value="43009" table:style-name="ce48">
            <text:p>43.009</text:p>
          </table:table-cell>
          <table:table-cell office:value-type="percentage" office:value="0.94978247907603297" table:style-name="ce49">
            <text:p>95,0%</text:p>
          </table:table-cell>
          <table:table-cell office:value-type="float" office:value="493935" table:style-name="ce48">
            <text:p>493.935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3714781183238405" table:style-name="ce49">
            <text:p>93,7%</text:p>
          </table:table-cell>
          <table:table-cell office:value-type="percentage" office:value="0.84627905183712981" table:style-name="ce49">
            <text:p>84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9997" table:style-name="ce48">
            <text:p>229.997</text:p>
          </table:table-cell>
          <table:table-cell office:value-type="percentage" office:value="1" table:style-name="ce49">
            <text:p>100,0%</text:p>
          </table:table-cell>
          <table:table-cell office:value-type="float" office:value="252326" table:style-name="ce48">
            <text:p>252.326</text:p>
          </table:table-cell>
          <table:table-cell office:value-type="percentage" office:value="1" table:style-name="ce49">
            <text:p>100,0%</text:p>
          </table:table-cell>
          <table:table-cell office:value-type="float" office:value="324584" table:style-name="ce48">
            <text:p>324.584</text:p>
          </table:table-cell>
          <table:table-cell office:value-type="percentage" office:value="0.99187453971513528" table:style-name="ce49">
            <text:p>99,2%</text:p>
          </table:table-cell>
          <table:table-cell office:value-type="float" office:value="357804" table:style-name="ce48">
            <text:p>357.804</text:p>
          </table:table-cell>
          <table:table-cell office:value-type="percentage" office:value="0.9386180066788562" table:style-name="ce49">
            <text:p>93,9%</text:p>
          </table:table-cell>
          <table:table-cell office:value-type="float" office:value="326103" table:style-name="ce48">
            <text:p>326.103</text:p>
          </table:table-cell>
          <table:table-cell office:value-type="percentage" office:value="0.90533367388298791" table:style-name="ce49">
            <text:p>90,5%</text:p>
          </table:table-cell>
          <table:table-cell office:value-type="float" office:value="218854" table:style-name="ce48">
            <text:p>218.854</text:p>
          </table:table-cell>
          <table:table-cell office:value-type="percentage" office:value="0.84531598828900512" table:style-name="ce49">
            <text:p>84,5%</text:p>
          </table:table-cell>
          <table:table-cell office:value-type="float" office:value="180876" table:style-name="ce48">
            <text:p>180.876</text:p>
          </table:table-cell>
          <table:table-cell office:value-type="percentage" office:value="0.85407901633306416" table:style-name="ce49">
            <text:p>85,4%</text:p>
          </table:table-cell>
          <table:table-cell office:value-type="float" office:value="155350" table:style-name="ce48">
            <text:p>155.350</text:p>
          </table:table-cell>
          <table:table-cell office:value-type="percentage" office:value="0.92361383607415071" table:style-name="ce49">
            <text:p>92,4%</text:p>
          </table:table-cell>
          <table:table-cell office:value-type="float" office:value="2045894" table:style-name="ce48">
            <text:p>2.045.894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4187553432108018" table:style-name="ce49">
            <text:p>94,2%</text:p>
          </table:table-cell>
          <table:table-cell office:value-type="percentage" office:value="0.8572245018014798" table:style-name="ce49">
            <text:p>85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8930" table:style-name="ce48">
            <text:p>138.930</text:p>
          </table:table-cell>
          <table:table-cell office:value-type="percentage" office:value="1" table:style-name="ce49">
            <text:p>100,0%</text:p>
          </table:table-cell>
          <table:table-cell office:value-type="float" office:value="159336" table:style-name="ce48">
            <text:p>159.336</text:p>
          </table:table-cell>
          <table:table-cell office:value-type="percentage" office:value="1" table:style-name="ce49">
            <text:p>100,0%</text:p>
          </table:table-cell>
          <table:table-cell office:value-type="float" office:value="225342" table:style-name="ce48">
            <text:p>225.342</text:p>
          </table:table-cell>
          <table:table-cell office:value-type="percentage" office:value="0.98822074482081146" table:style-name="ce49">
            <text:p>98,8%</text:p>
          </table:table-cell>
          <table:table-cell office:value-type="float" office:value="289967" table:style-name="ce48">
            <text:p>289.967</text:p>
          </table:table-cell>
          <table:table-cell office:value-type="percentage" office:value="0.93115119441759497" table:style-name="ce49">
            <text:p>93,1%</text:p>
          </table:table-cell>
          <table:table-cell office:value-type="float" office:value="291845" table:style-name="ce48">
            <text:p>291.845</text:p>
          </table:table-cell>
          <table:table-cell office:value-type="percentage" office:value="0.88255751010792882" table:style-name="ce49">
            <text:p>88,3%</text:p>
          </table:table-cell>
          <table:table-cell office:value-type="float" office:value="211906" table:style-name="ce48">
            <text:p>211.906</text:p>
          </table:table-cell>
          <table:table-cell office:value-type="percentage" office:value="0.82213454070013303" table:style-name="ce49">
            <text:p>82,2%</text:p>
          </table:table-cell>
          <table:table-cell office:value-type="float" office:value="180126" table:style-name="ce48">
            <text:p>180.126</text:p>
          </table:table-cell>
          <table:table-cell office:value-type="percentage" office:value="0.82252319719441802" table:style-name="ce49">
            <text:p>82,3%</text:p>
          </table:table-cell>
          <table:table-cell office:value-type="float" office:value="159162" table:style-name="ce48">
            <text:p>159.162</text:p>
          </table:table-cell>
          <table:table-cell office:value-type="percentage" office:value="0.8950938048319611" table:style-name="ce49">
            <text:p>89,5%</text:p>
          </table:table-cell>
          <table:table-cell office:value-type="float" office:value="1656614" table:style-name="ce48">
            <text:p>1.656.614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91219118960487466" table:style-name="ce49">
            <text:p>91,2%</text:p>
          </table:table-cell>
          <table:table-cell office:value-type="percentage" office:value="0.80863453893674686" table:style-name="ce49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61082" table:style-name="ce48">
            <text:p>461.082</text:p>
          </table:table-cell>
          <table:table-cell office:value-type="percentage" office:value="1" table:style-name="ce49">
            <text:p>100,0%</text:p>
          </table:table-cell>
          <table:table-cell office:value-type="float" office:value="622057" table:style-name="ce48">
            <text:p>622.057</text:p>
          </table:table-cell>
          <table:table-cell office:value-type="percentage" office:value="0.97848320686574297" table:style-name="ce49">
            <text:p>97,8%</text:p>
          </table:table-cell>
          <table:table-cell office:value-type="float" office:value="809897" table:style-name="ce48">
            <text:p>809.897</text:p>
          </table:table-cell>
          <table:table-cell office:value-type="percentage" office:value="0.95004363718263329" table:style-name="ce49">
            <text:p>95,0%</text:p>
          </table:table-cell>
          <table:table-cell office:value-type="float" office:value="1044777" table:style-name="ce48">
            <text:p>1.044.777</text:p>
          </table:table-cell>
          <table:table-cell office:value-type="percentage" office:value="0.95204669942892339" table:style-name="ce49">
            <text:p>95,2%</text:p>
          </table:table-cell>
          <table:table-cell office:value-type="float" office:value="1166285" table:style-name="ce48">
            <text:p>1.166.285</text:p>
          </table:table-cell>
          <table:table-cell office:value-type="percentage" office:value="0.91435324923757189" table:style-name="ce49">
            <text:p>91,4%</text:p>
          </table:table-cell>
          <table:table-cell office:value-type="float" office:value="832570" table:style-name="ce48">
            <text:p>832.570</text:p>
          </table:table-cell>
          <table:table-cell office:value-type="percentage" office:value="0.86131376289534345" table:style-name="ce49">
            <text:p>86,1%</text:p>
          </table:table-cell>
          <table:table-cell office:value-type="float" office:value="699118" table:style-name="ce48">
            <text:p>699.118</text:p>
          </table:table-cell>
          <table:table-cell office:value-type="percentage" office:value="0.84327705600030878" table:style-name="ce49">
            <text:p>84,3%</text:p>
          </table:table-cell>
          <table:table-cell office:value-type="float" office:value="605303" table:style-name="ce48">
            <text:p>605.303</text:p>
          </table:table-cell>
          <table:table-cell office:value-type="percentage" office:value="0.9016031565635878" table:style-name="ce49">
            <text:p>90,2%</text:p>
          </table:table-cell>
          <table:table-cell office:value-type="float" office:value="6241089" table:style-name="ce48">
            <text:p>6.241.089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2018697177730524" table:style-name="ce49">
            <text:p>92,0%</text:p>
          </table:table-cell>
          <table:table-cell office:value-type="percentage" office:value="0.81356839619290355" table:style-name="ce49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9030" table:style-name="ce48">
            <text:p>299.030</text:p>
          </table:table-cell>
          <table:table-cell office:value-type="percentage" office:value="1" table:style-name="ce49">
            <text:p>100,0%</text:p>
          </table:table-cell>
          <table:table-cell office:value-type="float" office:value="437809" table:style-name="ce48">
            <text:p>437.809</text:p>
          </table:table-cell>
          <table:table-cell office:value-type="percentage" office:value="0.99552726842756312" table:style-name="ce49">
            <text:p>99,6%</text:p>
          </table:table-cell>
          <table:table-cell office:value-type="float" office:value="576652" table:style-name="ce48">
            <text:p>576.652</text:p>
          </table:table-cell>
          <table:table-cell office:value-type="percentage" office:value="0.96568978798941618" table:style-name="ce49">
            <text:p>96,6%</text:p>
          </table:table-cell>
          <table:table-cell office:value-type="float" office:value="723839" table:style-name="ce48">
            <text:p>723.839</text:p>
          </table:table-cell>
          <table:table-cell office:value-type="percentage" office:value="0.94955109301373741" table:style-name="ce49">
            <text:p>95,0%</text:p>
          </table:table-cell>
          <table:table-cell office:value-type="float" office:value="767857" table:style-name="ce48">
            <text:p>767.857</text:p>
          </table:table-cell>
          <table:table-cell office:value-type="percentage" office:value="0.91332936056227798" table:style-name="ce49">
            <text:p>91,3%</text:p>
          </table:table-cell>
          <table:table-cell office:value-type="float" office:value="530808" table:style-name="ce48">
            <text:p>530.808</text:p>
          </table:table-cell>
          <table:table-cell office:value-type="percentage" office:value="0.86461938913964498" table:style-name="ce49">
            <text:p>86,5%</text:p>
          </table:table-cell>
          <table:table-cell office:value-type="float" office:value="449031" table:style-name="ce48">
            <text:p>449.031</text:p>
          </table:table-cell>
          <table:table-cell office:value-type="percentage" office:value="0.8756915828251487" table:style-name="ce49">
            <text:p>87,6%</text:p>
          </table:table-cell>
          <table:table-cell office:value-type="float" office:value="406128" table:style-name="ce48">
            <text:p>406.128</text:p>
          </table:table-cell>
          <table:table-cell office:value-type="percentage" office:value="0.93844059995055096" table:style-name="ce49">
            <text:p>93,8%</text:p>
          </table:table-cell>
          <table:table-cell office:value-type="float" office:value="4191154" table:style-name="ce48">
            <text:p>4.191.154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3302086853459887" table:style-name="ce49">
            <text:p>93,3%</text:p>
          </table:table-cell>
          <table:table-cell office:value-type="percentage" office:value="0.83041740265838726" table:style-name="ce49">
            <text:p>83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8428" table:style-name="ce48">
            <text:p>78.428</text:p>
          </table:table-cell>
          <table:table-cell office:value-type="percentage" office:value="1" table:style-name="ce49">
            <text:p>100,0%</text:p>
          </table:table-cell>
          <table:table-cell office:value-type="float" office:value="96155" table:style-name="ce48">
            <text:p>96.155</text:p>
          </table:table-cell>
          <table:table-cell office:value-type="percentage" office:value="1" table:style-name="ce49">
            <text:p>100,0%</text:p>
          </table:table-cell>
          <table:table-cell office:value-type="float" office:value="133465" table:style-name="ce48">
            <text:p>133.465</text:p>
          </table:table-cell>
          <table:table-cell office:value-type="percentage" office:value="1" table:style-name="ce49">
            <text:p>100,0%</text:p>
          </table:table-cell>
          <table:table-cell office:value-type="float" office:value="162341" table:style-name="ce48">
            <text:p>162.341</text:p>
          </table:table-cell>
          <table:table-cell office:value-type="percentage" office:value="0.96658589010020657" table:style-name="ce49">
            <text:p>96,7%</text:p>
          </table:table-cell>
          <table:table-cell office:value-type="float" office:value="147352" table:style-name="ce48">
            <text:p>147.352</text:p>
          </table:table-cell>
          <table:table-cell office:value-type="percentage" office:value="0.9353544586634166" table:style-name="ce49">
            <text:p>93,5%</text:p>
          </table:table-cell>
          <table:table-cell office:value-type="float" office:value="114807" table:style-name="ce48">
            <text:p>114.807</text:p>
          </table:table-cell>
          <table:table-cell office:value-type="percentage" office:value="0.88420541889373239" table:style-name="ce49">
            <text:p>88,4%</text:p>
          </table:table-cell>
          <table:table-cell office:value-type="float" office:value="95638" table:style-name="ce48">
            <text:p>95.638</text:p>
          </table:table-cell>
          <table:table-cell office:value-type="percentage" office:value="0.85007021847723674" table:style-name="ce49">
            <text:p>85,0%</text:p>
          </table:table-cell>
          <table:table-cell office:value-type="float" office:value="81140" table:style-name="ce48">
            <text:p>81.140</text:p>
          </table:table-cell>
          <table:table-cell office:value-type="percentage" office:value="0.9466917126556138" table:style-name="ce49">
            <text:p>94,7%</text:p>
          </table:table-cell>
          <table:table-cell office:value-type="float" office:value="909326" table:style-name="ce48">
            <text:p>909.326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5729610797039655" table:style-name="ce49">
            <text:p>95,7%</text:p>
          </table:table-cell>
          <table:table-cell office:value-type="percentage" office:value="0.8594771828706832" table:style-name="ce49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3072" table:style-name="ce48">
            <text:p>243.072</text:p>
          </table:table-cell>
          <table:table-cell office:value-type="percentage" office:value="1" table:style-name="ce49">
            <text:p>100,0%</text:p>
          </table:table-cell>
          <table:table-cell office:value-type="float" office:value="292344" table:style-name="ce48">
            <text:p>292.344</text:p>
          </table:table-cell>
          <table:table-cell office:value-type="percentage" office:value="1" table:style-name="ce49">
            <text:p>100,0%</text:p>
          </table:table-cell>
          <table:table-cell office:value-type="float" office:value="348209" table:style-name="ce48">
            <text:p>348.209</text:p>
          </table:table-cell>
          <table:table-cell office:value-type="percentage" office:value="0.9848486562621972" table:style-name="ce49">
            <text:p>98,5%</text:p>
          </table:table-cell>
          <table:table-cell office:value-type="float" office:value="393784" table:style-name="ce48">
            <text:p>393.784</text:p>
          </table:table-cell>
          <table:table-cell office:value-type="percentage" office:value="0.96232649071358745" table:style-name="ce49">
            <text:p>96,2%</text:p>
          </table:table-cell>
          <table:table-cell office:value-type="float" office:value="412480" table:style-name="ce48">
            <text:p>412.480</text:p>
          </table:table-cell>
          <table:table-cell office:value-type="percentage" office:value="0.93144881751073194" table:style-name="ce49">
            <text:p>93,1%</text:p>
          </table:table-cell>
          <table:table-cell office:value-type="float" office:value="268865" table:style-name="ce48">
            <text:p>268.865</text:p>
          </table:table-cell>
          <table:table-cell office:value-type="percentage" office:value="0.87124673523483631" table:style-name="ce49">
            <text:p>87,1%</text:p>
          </table:table-cell>
          <table:table-cell office:value-type="float" office:value="204624" table:style-name="ce48">
            <text:p>204.624</text:p>
          </table:table-cell>
          <table:table-cell office:value-type="percentage" office:value="0.88827150311249248" table:style-name="ce49">
            <text:p>88,8%</text:p>
          </table:table-cell>
          <table:table-cell office:value-type="float" office:value="176750" table:style-name="ce48">
            <text:p>176.750</text:p>
          </table:table-cell>
          <table:table-cell office:value-type="percentage" office:value="0.96403481979230299" table:style-name="ce49">
            <text:p>96,4%</text:p>
          </table:table-cell>
          <table:table-cell office:value-type="float" office:value="2340128" table:style-name="ce48">
            <text:p>2.340.128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5277157899408293" table:style-name="ce49">
            <text:p>95,3%</text:p>
          </table:table-cell>
          <table:table-cell office:value-type="percentage" office:value="0.86771805600257479" table:style-name="ce49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475" table:style-name="ce48">
            <text:p>23.475</text:p>
          </table:table-cell>
          <table:table-cell office:value-type="percentage" office:value="1" table:style-name="ce49">
            <text:p>100,0%</text:p>
          </table:table-cell>
          <table:table-cell office:value-type="float" office:value="28785" table:style-name="ce48">
            <text:p>28.785</text:p>
          </table:table-cell>
          <table:table-cell office:value-type="percentage" office:value="1" table:style-name="ce49">
            <text:p>100,0%</text:p>
          </table:table-cell>
          <table:table-cell office:value-type="float" office:value="38516" table:style-name="ce48">
            <text:p>38.516</text:p>
          </table:table-cell>
          <table:table-cell office:value-type="percentage" office:value="0.99746206039260377" table:style-name="ce49">
            <text:p>99,7%</text:p>
          </table:table-cell>
          <table:table-cell office:value-type="float" office:value="45940" table:style-name="ce48">
            <text:p>45.940</text:p>
          </table:table-cell>
          <table:table-cell office:value-type="percentage" office:value="0.96715789473684211" table:style-name="ce49">
            <text:p>96,7%</text:p>
          </table:table-cell>
          <table:table-cell office:value-type="float" office:value="48493" table:style-name="ce48">
            <text:p>48.493</text:p>
          </table:table-cell>
          <table:table-cell office:value-type="percentage" office:value="0.93753383342355578" table:style-name="ce49">
            <text:p>93,8%</text:p>
          </table:table-cell>
          <table:table-cell office:value-type="float" office:value="32518" table:style-name="ce48">
            <text:p>32.518</text:p>
          </table:table-cell>
          <table:table-cell office:value-type="percentage" office:value="0.87801058429636025" table:style-name="ce49">
            <text:p>87,8%</text:p>
          </table:table-cell>
          <table:table-cell office:value-type="float" office:value="25784" table:style-name="ce48">
            <text:p>25.784</text:p>
          </table:table-cell>
          <table:table-cell office:value-type="percentage" office:value="0.85473712126234835" table:style-name="ce49">
            <text:p>85,5%</text:p>
          </table:table-cell>
          <table:table-cell office:value-type="float" office:value="25115" table:style-name="ce48">
            <text:p>25.115</text:p>
          </table:table-cell>
          <table:table-cell office:value-type="percentage" office:value="0.9665191456609582" table:style-name="ce49">
            <text:p>96,7%</text:p>
          </table:table-cell>
          <table:table-cell office:value-type="float" office:value="268626" table:style-name="ce48">
            <text:p>268.626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5433762376589371" table:style-name="ce49">
            <text:p>95,4%</text:p>
          </table:table-cell>
          <table:table-cell office:value-type="percentage" office:value="0.84960907848793077" table:style-name="ce49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5737" table:style-name="ce48">
            <text:p>375.737</text:p>
          </table:table-cell>
          <table:table-cell office:value-type="percentage" office:value="1" table:style-name="ce49">
            <text:p>100,0%</text:p>
          </table:table-cell>
          <table:table-cell office:value-type="float" office:value="513651" table:style-name="ce48">
            <text:p>513.651</text:p>
          </table:table-cell>
          <table:table-cell office:value-type="percentage" office:value="0.97457736457641586" table:style-name="ce49">
            <text:p>97,5%</text:p>
          </table:table-cell>
          <table:table-cell office:value-type="float" office:value="695535" table:style-name="ce48">
            <text:p>695.535</text:p>
          </table:table-cell>
          <table:table-cell office:value-type="percentage" office:value="0.96540672738730082" table:style-name="ce49">
            <text:p>96,5%</text:p>
          </table:table-cell>
          <table:table-cell office:value-type="float" office:value="953219" table:style-name="ce48">
            <text:p>953.219</text:p>
          </table:table-cell>
          <table:table-cell office:value-type="percentage" office:value="0.96308192196282127" table:style-name="ce49">
            <text:p>96,3%</text:p>
          </table:table-cell>
          <table:table-cell office:value-type="float" office:value="1057230" table:style-name="ce48">
            <text:p>1.057.230</text:p>
          </table:table-cell>
          <table:table-cell office:value-type="percentage" office:value="0.91453271662660152" table:style-name="ce49">
            <text:p>91,5%</text:p>
          </table:table-cell>
          <table:table-cell office:value-type="float" office:value="786077" table:style-name="ce48">
            <text:p>786.077</text:p>
          </table:table-cell>
          <table:table-cell office:value-type="percentage" office:value="0.87260058345285085" table:style-name="ce49">
            <text:p>87,3%</text:p>
          </table:table-cell>
          <table:table-cell office:value-type="float" office:value="641705" table:style-name="ce48">
            <text:p>641.705</text:p>
          </table:table-cell>
          <table:table-cell office:value-type="percentage" office:value="0.87240689708615371" table:style-name="ce49">
            <text:p>87,2%</text:p>
          </table:table-cell>
          <table:table-cell office:value-type="float" office:value="501267" table:style-name="ce48">
            <text:p>501.267</text:p>
          </table:table-cell>
          <table:table-cell office:value-type="percentage" office:value="0.87827557206433748" table:style-name="ce49">
            <text:p>87,8%</text:p>
          </table:table-cell>
          <table:table-cell office:value-type="float" office:value="5524421" table:style-name="ce48">
            <text:p>5.524.421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2522293091770968" table:style-name="ce49">
            <text:p>92,5%</text:p>
          </table:table-cell>
          <table:table-cell office:value-type="percentage" office:value="0.81772670944257309" table:style-name="ce49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790" table:style-name="ce48">
            <text:p>72.790</text:p>
          </table:table-cell>
          <table:table-cell office:value-type="percentage" office:value="1" table:style-name="ce49">
            <text:p>100,0%</text:p>
          </table:table-cell>
          <table:table-cell office:value-type="float" office:value="103771" table:style-name="ce48">
            <text:p>103.771</text:p>
          </table:table-cell>
          <table:table-cell office:value-type="percentage" office:value="0.99854698716344947" table:style-name="ce49">
            <text:p>99,9%</text:p>
          </table:table-cell>
          <table:table-cell office:value-type="float" office:value="149726" table:style-name="ce48">
            <text:p>149.726</text:p>
          </table:table-cell>
          <table:table-cell office:value-type="percentage" office:value="0.97515321640473884" table:style-name="ce49">
            <text:p>97,5%</text:p>
          </table:table-cell>
          <table:table-cell office:value-type="float" office:value="209822" table:style-name="ce48">
            <text:p>209.822</text:p>
          </table:table-cell>
          <table:table-cell office:value-type="percentage" office:value="0.96203170061851506" table:style-name="ce49">
            <text:p>96,2%</text:p>
          </table:table-cell>
          <table:table-cell office:value-type="float" office:value="236640" table:style-name="ce48">
            <text:p>236.640</text:p>
          </table:table-cell>
          <table:table-cell office:value-type="percentage" office:value="0.93730690622177859" table:style-name="ce49">
            <text:p>93,7%</text:p>
          </table:table-cell>
          <table:table-cell office:value-type="float" office:value="174506" table:style-name="ce48">
            <text:p>174.506</text:p>
          </table:table-cell>
          <table:table-cell office:value-type="percentage" office:value="0.87658860524227167" table:style-name="ce49">
            <text:p>87,7%</text:p>
          </table:table-cell>
          <table:table-cell office:value-type="float" office:value="149787" table:style-name="ce48">
            <text:p>149.787</text:p>
          </table:table-cell>
          <table:table-cell office:value-type="percentage" office:value="0.86114672385146518" table:style-name="ce49">
            <text:p>86,1%</text:p>
          </table:table-cell>
          <table:table-cell office:value-type="float" office:value="131410" table:style-name="ce48">
            <text:p>131.410</text:p>
          </table:table-cell>
          <table:table-cell office:value-type="percentage" office:value="0.90868230347955969" table:style-name="ce49">
            <text:p>90,9%</text:p>
          </table:table-cell>
          <table:table-cell office:value-type="float" office:value="1228452" table:style-name="ce48">
            <text:p>1.228.452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3233071294020864" table:style-name="ce49">
            <text:p>93,2%</text:p>
          </table:table-cell>
          <table:table-cell office:value-type="percentage" office:value="0.81189048005519882" table:style-name="ce49">
            <text:p>81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579" table:style-name="ce48">
            <text:p>42.579</text:p>
          </table:table-cell>
          <table:table-cell office:value-type="percentage" office:value="1" table:style-name="ce49">
            <text:p>100,0%</text:p>
          </table:table-cell>
          <table:table-cell office:value-type="float" office:value="56010" table:style-name="ce48">
            <text:p>56.010</text:p>
          </table:table-cell>
          <table:table-cell office:value-type="percentage" office:value="0.9888771186440678" table:style-name="ce49">
            <text:p>98,9%</text:p>
          </table:table-cell>
          <table:table-cell office:value-type="float" office:value="72637" table:style-name="ce48">
            <text:p>72.637</text:p>
          </table:table-cell>
          <table:table-cell office:value-type="percentage" office:value="0.95991806528346768" table:style-name="ce49">
            <text:p>96,0%</text:p>
          </table:table-cell>
          <table:table-cell office:value-type="float" office:value="92540" table:style-name="ce48">
            <text:p>92.540</text:p>
          </table:table-cell>
          <table:table-cell office:value-type="percentage" office:value="0.94720465106757556" table:style-name="ce49">
            <text:p>94,7%</text:p>
          </table:table-cell>
          <table:table-cell office:value-type="float" office:value="96603" table:style-name="ce48">
            <text:p>96.603</text:p>
          </table:table-cell>
          <table:table-cell office:value-type="percentage" office:value="0.91373684061178739" table:style-name="ce49">
            <text:p>91,4%</text:p>
          </table:table-cell>
          <table:table-cell office:value-type="float" office:value="66037" table:style-name="ce48">
            <text:p>66.037</text:p>
          </table:table-cell>
          <table:table-cell office:value-type="percentage" office:value="0.86065242607097703" table:style-name="ce49">
            <text:p>86,1%</text:p>
          </table:table-cell>
          <table:table-cell office:value-type="float" office:value="60007" table:style-name="ce48">
            <text:p>60.007</text:p>
          </table:table-cell>
          <table:table-cell office:value-type="percentage" office:value="0.87216941367983492" table:style-name="ce49">
            <text:p>87,2%</text:p>
          </table:table-cell>
          <table:table-cell office:value-type="float" office:value="52952" table:style-name="ce48">
            <text:p>52.952</text:p>
          </table:table-cell>
          <table:table-cell office:value-type="percentage" office:value="0.92056814033135725" table:style-name="ce49">
            <text:p>92,1%</text:p>
          </table:table-cell>
          <table:table-cell office:value-type="float" office:value="539365" table:style-name="ce48">
            <text:p>539.365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966075694533024" table:style-name="ce49">
            <text:p>93,0%</text:p>
          </table:table-cell>
          <table:table-cell office:value-type="percentage" office:value="0.82013490376398535" table:style-name="ce49">
            <text:p>82,0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4802" table:style-name="ce48">
            <text:p>164.802</text:p>
          </table:table-cell>
          <table:table-cell office:value-type="percentage" office:value="1" table:style-name="ce49">
            <text:p>100,0%</text:p>
          </table:table-cell>
          <table:table-cell office:value-type="float" office:value="214441" table:style-name="ce48">
            <text:p>214.441</text:p>
          </table:table-cell>
          <table:table-cell office:value-type="percentage" office:value="0.99110303837016911" table:style-name="ce49">
            <text:p>99,1%</text:p>
          </table:table-cell>
          <table:table-cell office:value-type="float" office:value="280311" table:style-name="ce48">
            <text:p>280.311</text:p>
          </table:table-cell>
          <table:table-cell office:value-type="percentage" office:value="0.98644439986908927" table:style-name="ce49">
            <text:p>98,6%</text:p>
          </table:table-cell>
          <table:table-cell office:value-type="float" office:value="327190" table:style-name="ce48">
            <text:p>327.190</text:p>
          </table:table-cell>
          <table:table-cell office:value-type="percentage" office:value="0.9695466519689333" table:style-name="ce49">
            <text:p>97,0%</text:p>
          </table:table-cell>
          <table:table-cell office:value-type="float" office:value="326613" table:style-name="ce48">
            <text:p>326.613</text:p>
          </table:table-cell>
          <table:table-cell office:value-type="percentage" office:value="0.93837052955778244" table:style-name="ce49">
            <text:p>93,8%</text:p>
          </table:table-cell>
          <table:table-cell office:value-type="float" office:value="212346" table:style-name="ce48">
            <text:p>212.346</text:p>
          </table:table-cell>
          <table:table-cell office:value-type="percentage" office:value="0.89358049108927562" table:style-name="ce49">
            <text:p>89,4%</text:p>
          </table:table-cell>
          <table:table-cell office:value-type="float" office:value="175690" table:style-name="ce48">
            <text:p>175.690</text:p>
          </table:table-cell>
          <table:table-cell office:value-type="percentage" office:value="0.88191150264789298" table:style-name="ce49">
            <text:p>88,2%</text:p>
          </table:table-cell>
          <table:table-cell office:value-type="float" office:value="159933" table:style-name="ce48">
            <text:p>159.933</text:p>
          </table:table-cell>
          <table:table-cell office:value-type="percentage" office:value="0.92544714929665484" table:style-name="ce49">
            <text:p>92,5%</text:p>
          </table:table-cell>
          <table:table-cell office:value-type="float" office:value="1861326" table:style-name="ce48">
            <text:p>1.861.326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5196171544040598" table:style-name="ce49">
            <text:p>95,2%</text:p>
          </table:table-cell>
          <table:table-cell office:value-type="percentage" office:value="0.85151159152169253" table:style-name="ce49">
            <text:p>85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403" table:style-name="ce48">
            <text:p>2.403</text:p>
          </table:table-cell>
          <table:table-cell office:value-type="percentage" office:value="0.84702150158618261" table:style-name="ce49">
            <text:p>84,7%</text:p>
          </table:table-cell>
          <table:table-cell office:value-type="float" office:value="3924" table:style-name="ce48">
            <text:p>3.924</text:p>
          </table:table-cell>
          <table:table-cell office:value-type="percentage" office:value="0.89100817438692093" table:style-name="ce49">
            <text:p>89,1%</text:p>
          </table:table-cell>
          <table:table-cell office:value-type="float" office:value="7702" table:style-name="ce48">
            <text:p>7.702</text:p>
          </table:table-cell>
          <table:table-cell office:value-type="percentage" office:value="0.92472085484451916" table:style-name="ce49">
            <text:p>92,5%</text:p>
          </table:table-cell>
          <table:table-cell office:value-type="float" office:value="10659" table:style-name="ce48">
            <text:p>10.659</text:p>
          </table:table-cell>
          <table:table-cell office:value-type="percentage" office:value="0.92229817426667815" table:style-name="ce49">
            <text:p>92,2%</text:p>
          </table:table-cell>
          <table:table-cell office:value-type="float" office:value="11270" table:style-name="ce48">
            <text:p>11.270</text:p>
          </table:table-cell>
          <table:table-cell office:value-type="percentage" office:value="0.91203366512907669" table:style-name="ce49">
            <text:p>91,2%</text:p>
          </table:table-cell>
          <table:table-cell office:value-type="float" office:value="9463" table:style-name="ce48">
            <text:p>9.463</text:p>
          </table:table-cell>
          <table:table-cell office:value-type="percentage" office:value="0.83016054039828058" table:style-name="ce49">
            <text:p>83,0%</text:p>
          </table:table-cell>
          <table:table-cell office:value-type="float" office:value="9527" table:style-name="ce48">
            <text:p>9.527</text:p>
          </table:table-cell>
          <table:table-cell office:value-type="percentage" office:value="0.87685227795674181" table:style-name="ce49">
            <text:p>87,7%</text:p>
          </table:table-cell>
          <table:table-cell office:value-type="float" office:value="9136" table:style-name="ce48">
            <text:p>9.136</text:p>
          </table:table-cell>
          <table:table-cell office:value-type="percentage" office:value="0.98437668354703156" table:style-name="ce49">
            <text:p>98,4%</text:p>
          </table:table-cell>
          <table:table-cell office:value-type="float" office:value="64084" table:style-name="ce48">
            <text:p>64.084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90222303566149042" table:style-name="ce49">
            <text:p>90,2%</text:p>
          </table:table-cell>
          <table:table-cell office:value-type="percentage" office:value="0.76731683369852843" table:style-name="ce49">
            <text:p>76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99" table:style-name="ce48">
            <text:p>2.099</text:p>
          </table:table-cell>
          <table:table-cell office:value-type="percentage" office:value="0.8359219434488252" table:style-name="ce49">
            <text:p>83,6%</text:p>
          </table:table-cell>
          <table:table-cell office:value-type="float" office:value="3435" table:style-name="ce48">
            <text:p>3.435</text:p>
          </table:table-cell>
          <table:table-cell office:value-type="percentage" office:value="0.90323428871943201" table:style-name="ce49">
            <text:p>90,3%</text:p>
          </table:table-cell>
          <table:table-cell office:value-type="float" office:value="7528" table:style-name="ce48">
            <text:p>7.528</text:p>
          </table:table-cell>
          <table:table-cell office:value-type="percentage" office:value="0.94041224234853216" table:style-name="ce49">
            <text:p>94,0%</text:p>
          </table:table-cell>
          <table:table-cell office:value-type="float" office:value="10181" table:style-name="ce48">
            <text:p>10.181</text:p>
          </table:table-cell>
          <table:table-cell office:value-type="percentage" office:value="0.94259790760114803" table:style-name="ce49">
            <text:p>94,3%</text:p>
          </table:table-cell>
          <table:table-cell office:value-type="float" office:value="10696" table:style-name="ce48">
            <text:p>10.696</text:p>
          </table:table-cell>
          <table:table-cell office:value-type="percentage" office:value="0.97921816350819368" table:style-name="ce49">
            <text:p>97,9%</text:p>
          </table:table-cell>
          <table:table-cell office:value-type="float" office:value="9312" table:style-name="ce48">
            <text:p>9.312</text:p>
          </table:table-cell>
          <table:table-cell office:value-type="percentage" office:value="0.85025566106647188" table:style-name="ce49">
            <text:p>85,0%</text:p>
          </table:table-cell>
          <table:table-cell office:value-type="float" office:value="9714" table:style-name="ce48">
            <text:p>9.714</text:p>
          </table:table-cell>
          <table:table-cell office:value-type="percentage" office:value="0.83089556068770853" table:style-name="ce49">
            <text:p>83,1%</text:p>
          </table:table-cell>
          <table:table-cell office:value-type="float" office:value="8825" table:style-name="ce48">
            <text:p>8.825</text:p>
          </table:table-cell>
          <table:table-cell office:value-type="percentage" office:value="0.92118997912317324" table:style-name="ce49">
            <text:p>92,1%</text:p>
          </table:table-cell>
          <table:table-cell office:value-type="float" office:value="61790" table:style-name="ce48">
            <text:p>61.790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90513579234172203" table:style-name="ce49">
            <text:p>90,5%</text:p>
          </table:table-cell>
          <table:table-cell office:value-type="percentage" office:value="0.73540263264383132" table:style-name="ce49">
            <text:p>73,5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30" table:style-name="ce48">
            <text:p>30</text:p>
          </table:table-cell>
          <table:table-cell office:value-type="string" table:style-name="ce49">
            <text:p>-</text:p>
          </table:table-cell>
          <table:table-cell office:value-type="float" office:value="20" table:style-name="ce48">
            <text:p>20</text:p>
          </table:table-cell>
          <table:table-cell office:value-type="string" table:style-name="ce49">
            <text:p>-</text:p>
          </table:table-cell>
          <table:table-cell office:value-type="float" office:value="3700" table:style-name="ce48">
            <text:p>3.700</text:p>
          </table:table-cell>
          <table:table-cell office:value-type="string" table:style-name="ce49">
            <text:p>-</text:p>
          </table:table-cell>
          <table:table-cell office:value-type="float" office:value="9675" table:style-name="ce48">
            <text:p>9.675</text:p>
          </table:table-cell>
          <table:table-cell office:value-type="string" table:style-name="ce49">
            <text:p>-</text:p>
          </table:table-cell>
          <table:table-cell office:value-type="float" office:value="22680" table:style-name="ce48">
            <text:p>22.680</text:p>
          </table:table-cell>
          <table:table-cell office:value-type="string" table:style-name="ce49">
            <text:p>-</text:p>
          </table:table-cell>
          <table:table-cell office:value-type="float" office:value="32666" table:style-name="ce48">
            <text:p>32.666</text:p>
          </table:table-cell>
          <table:table-cell office:value-type="string" table:style-name="ce49">
            <text:p>-</text:p>
          </table:table-cell>
          <table:table-cell office:value-type="float" office:value="25079" table:style-name="ce48">
            <text:p>25.079</text:p>
          </table:table-cell>
          <table:table-cell office:value-type="string" table:style-name="ce49">
            <text:p>-</text:p>
          </table:table-cell>
          <table:table-cell office:value-type="float" office:value="1231" table:style-name="ce48">
            <text:p>1.231</text:p>
          </table:table-cell>
          <table:table-cell office:value-type="string" table:style-name="ce49">
            <text:p>-</text:p>
          </table:table-cell>
          <table:table-cell office:value-type="float" office:value="95081" table:style-name="ce48">
            <text:p>95.081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0">
            <text:p>Sanidad Exterior</text:p>
          </table:table-cell>
          <table:table-cell office:value-type="float" office:value="33" table:style-name="ce51">
            <text:p>33</text:p>
          </table:table-cell>
          <table:table-cell office:value-type="string" table:style-name="ce52">
            <text:p>-</text:p>
          </table:table-cell>
          <table:table-cell office:value-type="float" office:value="52" table:style-name="ce51">
            <text:p>52</text:p>
          </table:table-cell>
          <table:table-cell office:value-type="string" table:style-name="ce52">
            <text:p>-</text:p>
          </table:table-cell>
          <table:table-cell office:value-type="float" office:value="321" table:style-name="ce51">
            <text:p>321</text:p>
          </table:table-cell>
          <table:table-cell office:value-type="string" table:style-name="ce52">
            <text:p>-</text:p>
          </table:table-cell>
          <table:table-cell office:value-type="float" office:value="923" table:style-name="ce51">
            <text:p>923</text:p>
          </table:table-cell>
          <table:table-cell office:value-type="string" table:style-name="ce52">
            <text:p>-</text:p>
          </table:table-cell>
          <table:table-cell office:value-type="float" office:value="1946" table:style-name="ce51">
            <text:p>1.946</text:p>
          </table:table-cell>
          <table:table-cell office:value-type="string" table:style-name="ce52">
            <text:p>-</text:p>
          </table:table-cell>
          <table:table-cell office:value-type="float" office:value="2407" table:style-name="ce51">
            <text:p>2.407</text:p>
          </table:table-cell>
          <table:table-cell office:value-type="string" table:style-name="ce52">
            <text:p>-</text:p>
          </table:table-cell>
          <table:table-cell office:value-type="float" office:value="2109" table:style-name="ce51">
            <text:p>2.109</text:p>
          </table:table-cell>
          <table:table-cell office:value-type="string" table:style-name="ce52">
            <text:p>-</text:p>
          </table:table-cell>
          <table:table-cell office:value-type="float" office:value="268" table:style-name="ce51">
            <text:p>268</text:p>
          </table:table-cell>
          <table:table-cell office:value-type="string" table:style-name="ce52">
            <text:p>-</text:p>
          </table:table-cell>
          <table:table-cell office:value-type="float" office:value="8059" table:style-name="ce51">
            <text:p>8.059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4" table:style-name="ce30"/>
          <table:table-cell table:number-columns-repeated="16339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50129" table:style-name="ce55">
            <text:p>2.950.129</text:p>
          </table:table-cell>
          <table:table-cell office:value-type="percentage" office:value="1" table:style-name="ce56">
            <text:p>100,0%</text:p>
          </table:table-cell>
          <table:table-cell office:value-type="float" office:value="3967478" table:style-name="ce55">
            <text:p>3.967.478</text:p>
          </table:table-cell>
          <table:table-cell office:value-type="percentage" office:value="0.99265642838360113" table:style-name="ce56">
            <text:p>99,3%</text:p>
          </table:table-cell>
          <table:table-cell office:value-type="float" office:value="5335391" table:style-name="ce55">
            <text:p>5.335.391</text:p>
          </table:table-cell>
          <table:table-cell office:value-type="percentage" office:value="0.96872192546380864" table:style-name="ce56">
            <text:p>96,9%</text:p>
          </table:table-cell>
          <table:table-cell office:value-type="float" office:value="6769285" table:style-name="ce55">
            <text:p>6.769.285</text:p>
          </table:table-cell>
          <table:table-cell office:value-type="percentage" office:value="0.94944692031124955" table:style-name="ce56">
            <text:p>94,9%</text:p>
          </table:table-cell>
          <table:table-cell office:value-type="float" office:value="7133531" table:style-name="ce55">
            <text:p>7.133.531</text:p>
          </table:table-cell>
          <table:table-cell office:value-type="percentage" office:value="0.91258874466406237" table:style-name="ce56">
            <text:p>91,3%</text:p>
          </table:table-cell>
          <table:table-cell office:value-type="float" office:value="5126881" table:style-name="ce55">
            <text:p>5.126.881</text:p>
          </table:table-cell>
          <table:table-cell office:value-type="percentage" office:value="0.86281786328554932" table:style-name="ce56">
            <text:p>86,3%</text:p>
          </table:table-cell>
          <table:table-cell office:value-type="float" office:value="4247868" table:style-name="ce55">
            <text:p>4.247.868</text:p>
          </table:table-cell>
          <table:table-cell office:value-type="percentage" office:value="0.86258045061482091" table:style-name="ce56">
            <text:p>86,3%</text:p>
          </table:table-cell>
          <table:table-cell office:value-type="float" office:value="3650353" table:style-name="ce55">
            <text:p>3.650.353</text:p>
          </table:table-cell>
          <table:table-cell office:value-type="percentage" office:value="0.91626200249901979" table:style-name="ce56">
            <text:p>91,6%</text:p>
          </table:table-cell>
          <table:table-cell office:value-type="float" office:value="39180916" table:style-name="ce55">
            <text:p>39.180.916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2878713642347988" table:style-name="ce56">
            <text:p>92,9%</text:p>
          </table:table-cell>
          <table:table-cell office:value-type="percentage" office:value="0.82662432682484921" table:style-name="ce56">
            <text:p>82,7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1">
        <table:table-column table:style-name="co8" table:default-cell-style-name="ce30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30"/>
        <table:table-column table:style-name="co9" table:default-cell-style-name="ce57"/>
        <table:table-column table:style-name="co9" table:default-cell-style-name="ce53"/>
        <table:table-column table:style-name="co5" table:default-cell-style-name="ce57"/>
        <table:table-column table:style-name="co5" table:default-cell-style-name="ce30"/>
        <table:table-column table:style-name="co5" table:default-cell-style-name="ce57"/>
        <table:table-column table:style-name="co5" table:number-columns-repeated="2" table:default-cell-style-name="ce30"/>
        <table:table-column table:style-name="co5" table:default-cell-style-name="ce57"/>
        <table:table-column table:style-name="co5" table:number-columns-repeated="3" table:default-cell-style-name="ce30"/>
        <table:table-column table:style-name="co4" table:number-columns-repeated="20" table:default-cell-style-name="ce30"/>
        <table:table-column table:style-name="co5" table:number-columns-repeated="16343" table:default-cell-style-name="ce30"/>
        <table:table-row table:style-name="ro8">
          <table:table-cell table:style-name="ce38"/>
          <table:table-cell office:value-type="string" table:style-name="ce39">
            <text:p>Personas pauta completa ≥80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70-7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60-6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50-5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40-4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30-3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20-29 años</text:p>
          </table:table-cell>
          <table:table-cell office:value-type="string" table:style-name="ce40">
            <text:p>%</text:p>
          </table:table-cell>
          <table:table-cell office:value-type="string" table:style-name="ce39">
            <text:p>Personas pauta completa 12-19 años</text:p>
          </table:table-cell>
          <table:table-cell office:value-type="string" table:style-name="ce40">
            <text:p>%</text:p>
          </table:table-cell>
          <table:table-cell office:value-type="string" table:style-name="ce41">
            <text:p>Total Personas pauta completa</text:p>
          </table:table-cell>
          <table:table-cell office:value-type="string" table:style-name="ce41">
            <text:p>Total Población INE Población a Vacunar (1)</text:p>
          </table:table-cell>
          <table:table-cell office:value-type="string" table:style-name="ce42">
            <text:p>% pauta completa sobre Población a Vacunar INE</text:p>
          </table:table-cell>
          <table:table-cell office:value-type="string" table:style-name="ce42">
            <text:p>% pauta completa sobre Total Población INE</text:p>
          </table:table-cell>
          <table:table-cell table:number-columns-repeated="16363" table:style-name="ce43"/>
        </table:table-row>
        <table:table-row table:style-name="ro5">
          <table:table-cell office:value-type="string" table:style-name="ce44">
            <text:p>Andalucía</text:p>
          </table:table-cell>
          <table:table-cell office:value-type="float" office:value="430620" table:style-name="ce45">
            <text:p>430.620</text:p>
          </table:table-cell>
          <table:table-cell office:value-type="percentage" office:value="1" table:style-name="ce46">
            <text:p>100,0%</text:p>
          </table:table-cell>
          <table:table-cell office:value-type="float" office:value="652686" table:style-name="ce45">
            <text:p>652.686</text:p>
          </table:table-cell>
          <table:table-cell office:value-type="percentage" office:value="0.99749817750560499" table:style-name="ce46">
            <text:p>99,7%</text:p>
          </table:table-cell>
          <table:table-cell office:value-type="float" office:value="930706" table:style-name="ce45">
            <text:p>930.706</text:p>
          </table:table-cell>
          <table:table-cell office:value-type="percentage" office:value="0.97127722078960244" table:style-name="ce46">
            <text:p>97,1%</text:p>
          </table:table-cell>
          <table:table-cell office:value-type="float" office:value="1219657" table:style-name="ce45">
            <text:p>1.219.657</text:p>
          </table:table-cell>
          <table:table-cell office:value-type="percentage" office:value="0.9472394572500118" table:style-name="ce46">
            <text:p>94,7%</text:p>
          </table:table-cell>
          <table:table-cell office:value-type="float" office:value="1262210" table:style-name="ce45">
            <text:p>1.262.210</text:p>
          </table:table-cell>
          <table:table-cell office:value-type="percentage" office:value="0.91178008807110411" table:style-name="ce46">
            <text:p>91,2%</text:p>
          </table:table-cell>
          <table:table-cell office:value-type="float" office:value="945226" table:style-name="ce45">
            <text:p>945.226</text:p>
          </table:table-cell>
          <table:table-cell office:value-type="percentage" office:value="0.85791356295716081" table:style-name="ce46">
            <text:p>85,8%</text:p>
          </table:table-cell>
          <table:table-cell office:value-type="float" office:value="784978" table:style-name="ce45">
            <text:p>784.978</text:p>
          </table:table-cell>
          <table:table-cell office:value-type="percentage" office:value="0.8476059051173076" table:style-name="ce46">
            <text:p>84,8%</text:p>
          </table:table-cell>
          <table:table-cell office:value-type="float" office:value="694004" table:style-name="ce45">
            <text:p>694.004</text:p>
          </table:table-cell>
          <table:table-cell office:value-type="percentage" office:value="0.89798485079821855" table:style-name="ce46">
            <text:p>89,8%</text:p>
          </table:table-cell>
          <table:table-cell office:value-type="float" office:value="6920087" table:style-name="ce45">
            <text:p>6.920.087</text:p>
          </table:table-cell>
          <table:table-cell office:value-type="float" office:value="7508005" table:style-name="ce45">
            <text:p>7.508.005</text:p>
          </table:table-cell>
          <table:table-cell office:value-type="percentage" office:value="0.92169451139150815" table:style-name="ce46">
            <text:p>92,2%</text:p>
          </table:table-cell>
          <table:table-cell office:value-type="percentage" office:value="0.81391559401506686" table:style-name="ce46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ragón</text:p>
          </table:table-cell>
          <table:table-cell office:value-type="float" office:value="100507" table:style-name="ce48">
            <text:p>100.507</text:p>
          </table:table-cell>
          <table:table-cell office:value-type="percentage" office:value="1" table:style-name="ce49">
            <text:p>100,0%</text:p>
          </table:table-cell>
          <table:table-cell office:value-type="float" office:value="119189" table:style-name="ce48">
            <text:p>119.189</text:p>
          </table:table-cell>
          <table:table-cell office:value-type="percentage" office:value="0.9963552769070011" table:style-name="ce49">
            <text:p>99,6%</text:p>
          </table:table-cell>
          <table:table-cell office:value-type="float" office:value="154474" table:style-name="ce48">
            <text:p>154.474</text:p>
          </table:table-cell>
          <table:table-cell office:value-type="percentage" office:value="0.95762197011964545" table:style-name="ce49">
            <text:p>95,8%</text:p>
          </table:table-cell>
          <table:table-cell office:value-type="float" office:value="186789" table:style-name="ce48">
            <text:p>186.789</text:p>
          </table:table-cell>
          <table:table-cell office:value-type="percentage" office:value="0.9294372294372294" table:style-name="ce49">
            <text:p>92,9%</text:p>
          </table:table-cell>
          <table:table-cell office:value-type="float" office:value="189770" table:style-name="ce48">
            <text:p>189.770</text:p>
          </table:table-cell>
          <table:table-cell office:value-type="percentage" office:value="0.88828246043522419" table:style-name="ce49">
            <text:p>88,8%</text:p>
          </table:table-cell>
          <table:table-cell office:value-type="float" office:value="128477" table:style-name="ce48">
            <text:p>128.477</text:p>
          </table:table-cell>
          <table:table-cell office:value-type="percentage" office:value="0.81171735806618739" table:style-name="ce49">
            <text:p>81,2%</text:p>
          </table:table-cell>
          <table:table-cell office:value-type="float" office:value="106843" table:style-name="ce48">
            <text:p>106.843</text:p>
          </table:table-cell>
          <table:table-cell office:value-type="percentage" office:value="0.81685499778284076" table:style-name="ce49">
            <text:p>81,7%</text:p>
          </table:table-cell>
          <table:table-cell office:value-type="float" office:value="90545" table:style-name="ce48">
            <text:p>90.545</text:p>
          </table:table-cell>
          <table:table-cell office:value-type="percentage" office:value="0.84592243803544565" table:style-name="ce49">
            <text:p>84,6%</text:p>
          </table:table-cell>
          <table:table-cell office:value-type="float" office:value="1076594" table:style-name="ce48">
            <text:p>1.076.594</text:p>
          </table:table-cell>
          <table:table-cell office:value-type="float" office:value="1189408" table:style-name="ce48">
            <text:p>1.189.408</text:p>
          </table:table-cell>
          <table:table-cell office:value-type="percentage" office:value="0.90515113400952407" table:style-name="ce49">
            <text:p>90,5%</text:p>
          </table:table-cell>
          <table:table-cell office:value-type="percentage" office:value="0.80878018950773511" table:style-name="ce49">
            <text:p>80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Asturias<text:s/></text:p>
          </table:table-cell>
          <table:table-cell office:value-type="float" office:value="88414" table:style-name="ce48">
            <text:p>88.414</text:p>
          </table:table-cell>
          <table:table-cell office:value-type="percentage" office:value="1" table:style-name="ce49">
            <text:p>100,0%</text:p>
          </table:table-cell>
          <table:table-cell office:value-type="float" office:value="114262" table:style-name="ce48">
            <text:p>114.262</text:p>
          </table:table-cell>
          <table:table-cell office:value-type="percentage" office:value="1" table:style-name="ce49">
            <text:p>100,0%</text:p>
          </table:table-cell>
          <table:table-cell office:value-type="float" office:value="148128" table:style-name="ce48">
            <text:p>148.128</text:p>
          </table:table-cell>
          <table:table-cell office:value-type="percentage" office:value="0.9745904335811566" table:style-name="ce49">
            <text:p>97,5%</text:p>
          </table:table-cell>
          <table:table-cell office:value-type="float" office:value="153243" table:style-name="ce48">
            <text:p>153.243</text:p>
          </table:table-cell>
          <table:table-cell office:value-type="percentage" office:value="0.94546004207720735" table:style-name="ce49">
            <text:p>94,5%</text:p>
          </table:table-cell>
          <table:table-cell office:value-type="float" office:value="151113" table:style-name="ce48">
            <text:p>151.113</text:p>
          </table:table-cell>
          <table:table-cell office:value-type="percentage" office:value="0.91075819672131153" table:style-name="ce49">
            <text:p>91,1%</text:p>
          </table:table-cell>
          <table:table-cell office:value-type="float" office:value="91117" table:style-name="ce48">
            <text:p>91.117</text:p>
          </table:table-cell>
          <table:table-cell office:value-type="percentage" office:value="0.83908427033547905" table:style-name="ce49">
            <text:p>83,9%</text:p>
          </table:table-cell>
          <table:table-cell office:value-type="float" office:value="66679" table:style-name="ce48">
            <text:p>66.679</text:p>
          </table:table-cell>
          <table:table-cell office:value-type="percentage" office:value="0.84146033669013909" table:style-name="ce49">
            <text:p>84,1%</text:p>
          </table:table-cell>
          <table:table-cell office:value-type="float" office:value="60836" table:style-name="ce48">
            <text:p>60.836</text:p>
          </table:table-cell>
          <table:table-cell office:value-type="percentage" office:value="0.93226676474193948" table:style-name="ce49">
            <text:p>93,2%</text:p>
          </table:table-cell>
          <table:table-cell office:value-type="float" office:value="873792" table:style-name="ce48">
            <text:p>873.792</text:p>
          </table:table-cell>
          <table:table-cell office:value-type="float" office:value="930447" table:style-name="ce48">
            <text:p>930.447</text:p>
          </table:table-cell>
          <table:table-cell office:value-type="percentage" office:value="0.93910991168760827" table:style-name="ce49">
            <text:p>93,9%</text:p>
          </table:table-cell>
          <table:table-cell office:value-type="percentage" office:value="0.86267300760497945" table:style-name="ce49">
            <text:p>86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Baleares</text:p>
          </table:table-cell>
          <table:table-cell office:value-type="float" office:value="51367" table:style-name="ce48">
            <text:p>51.367</text:p>
          </table:table-cell>
          <table:table-cell office:value-type="percentage" office:value="0.95774989278988687" table:style-name="ce49">
            <text:p>95,8%</text:p>
          </table:table-cell>
          <table:table-cell office:value-type="float" office:value="79599" table:style-name="ce48">
            <text:p>79.599</text:p>
          </table:table-cell>
          <table:table-cell office:value-type="percentage" office:value="0.91247678657404219" table:style-name="ce49">
            <text:p>91,2%</text:p>
          </table:table-cell>
          <table:table-cell office:value-type="float" office:value="111699" table:style-name="ce48">
            <text:p>111.699</text:p>
          </table:table-cell>
          <table:table-cell office:value-type="percentage" office:value="0.87680641793505143" table:style-name="ce49">
            <text:p>87,7%</text:p>
          </table:table-cell>
          <table:table-cell office:value-type="float" office:value="152469" table:style-name="ce48">
            <text:p>152.469</text:p>
          </table:table-cell>
          <table:table-cell office:value-type="percentage" office:value="0.85894156883070061" table:style-name="ce49">
            <text:p>85,9%</text:p>
          </table:table-cell>
          <table:table-cell office:value-type="float" office:value="172096" table:style-name="ce48">
            <text:p>172.096</text:p>
          </table:table-cell>
          <table:table-cell office:value-type="percentage" office:value="0.79444934286756252" table:style-name="ce49">
            <text:p>79,4%</text:p>
          </table:table-cell>
          <table:table-cell office:value-type="float" office:value="132655" table:style-name="ce48">
            <text:p>132.655</text:p>
          </table:table-cell>
          <table:table-cell office:value-type="percentage" office:value="0.72076697800018474" table:style-name="ce49">
            <text:p>72,1%</text:p>
          </table:table-cell>
          <table:table-cell office:value-type="float" office:value="102119" table:style-name="ce48">
            <text:p>102.119</text:p>
          </table:table-cell>
          <table:table-cell office:value-type="percentage" office:value="0.74423706208595397" table:style-name="ce49">
            <text:p>74,4%</text:p>
          </table:table-cell>
          <table:table-cell office:value-type="float" office:value="80095" table:style-name="ce48">
            <text:p>80.095</text:p>
          </table:table-cell>
          <table:table-cell office:value-type="percentage" office:value="0.80468373251888758" table:style-name="ce49">
            <text:p>80,5%</text:p>
          </table:table-cell>
          <table:table-cell office:value-type="float" office:value="882099" table:style-name="ce48">
            <text:p>882.099</text:p>
          </table:table-cell>
          <table:table-cell office:value-type="float" office:value="1083187" table:style-name="ce48">
            <text:p>1.083.187</text:p>
          </table:table-cell>
          <table:table-cell office:value-type="percentage" office:value="0.81435523136817556" table:style-name="ce49">
            <text:p>81,4%</text:p>
          </table:table-cell>
          <table:table-cell office:value-type="percentage" office:value="0.72316533786968906" table:style-name="ce49">
            <text:p>72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arias</text:p>
          </table:table-cell>
          <table:table-cell office:value-type="float" office:value="92607" table:style-name="ce48">
            <text:p>92.607</text:p>
          </table:table-cell>
          <table:table-cell office:value-type="percentage" office:value="0.92272971841932205" table:style-name="ce49">
            <text:p>92,3%</text:p>
          </table:table-cell>
          <table:table-cell office:value-type="float" office:value="151425" table:style-name="ce48">
            <text:p>151.425</text:p>
          </table:table-cell>
          <table:table-cell office:value-type="percentage" office:value="0.90432139316555782" table:style-name="ce49">
            <text:p>90,4%</text:p>
          </table:table-cell>
          <table:table-cell office:value-type="float" office:value="223456" table:style-name="ce48">
            <text:p>223.456</text:p>
          </table:table-cell>
          <table:table-cell office:value-type="percentage" office:value="0.88829878157858122" table:style-name="ce49">
            <text:p>88,8%</text:p>
          </table:table-cell>
          <table:table-cell office:value-type="float" office:value="322251" table:style-name="ce48">
            <text:p>322.251</text:p>
          </table:table-cell>
          <table:table-cell office:value-type="percentage" office:value="0.87509470545584889" table:style-name="ce49">
            <text:p>87,5%</text:p>
          </table:table-cell>
          <table:table-cell office:value-type="float" office:value="319869" table:style-name="ce48">
            <text:p>319.869</text:p>
          </table:table-cell>
          <table:table-cell office:value-type="percentage" office:value="0.81163395541797234" table:style-name="ce49">
            <text:p>81,2%</text:p>
          </table:table-cell>
          <table:table-cell office:value-type="float" office:value="231322" table:style-name="ce48">
            <text:p>231.322</text:p>
          </table:table-cell>
          <table:table-cell office:value-type="percentage" office:value="0.7393739092635091" table:style-name="ce49">
            <text:p>73,9%</text:p>
          </table:table-cell>
          <table:table-cell office:value-type="float" office:value="188522" table:style-name="ce48">
            <text:p>188.522</text:p>
          </table:table-cell>
          <table:table-cell office:value-type="percentage" office:value="0.7402570375111418" table:style-name="ce49">
            <text:p>74,0%</text:p>
          </table:table-cell>
          <table:table-cell office:value-type="float" office:value="156265" table:style-name="ce48">
            <text:p>156.265</text:p>
          </table:table-cell>
          <table:table-cell office:value-type="percentage" office:value="0.84804493528342328" table:style-name="ce49">
            <text:p>84,8%</text:p>
          </table:table-cell>
          <table:table-cell office:value-type="float" office:value="1685717" table:style-name="ce48">
            <text:p>1.685.717</text:p>
          </table:table-cell>
          <table:table-cell office:value-type="float" office:value="2033513" table:style-name="ce48">
            <text:p>2.033.513</text:p>
          </table:table-cell>
          <table:table-cell office:value-type="percentage" office:value="0.82896789939380766" table:style-name="ce49">
            <text:p>82,9%</text:p>
          </table:table-cell>
          <table:table-cell office:value-type="percentage" office:value="0.75108727664657637" table:style-name="ce49">
            <text:p>75,1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ntabria</text:p>
          </table:table-cell>
          <table:table-cell office:value-type="float" office:value="42248" table:style-name="ce48">
            <text:p>42.248</text:p>
          </table:table-cell>
          <table:table-cell office:value-type="percentage" office:value="1" table:style-name="ce49">
            <text:p>100,0%</text:p>
          </table:table-cell>
          <table:table-cell office:value-type="float" office:value="56063" table:style-name="ce48">
            <text:p>56.063</text:p>
          </table:table-cell>
          <table:table-cell office:value-type="percentage" office:value="1" table:style-name="ce49">
            <text:p>100,0%</text:p>
          </table:table-cell>
          <table:table-cell office:value-type="float" office:value="77010" table:style-name="ce48">
            <text:p>77.010</text:p>
          </table:table-cell>
          <table:table-cell office:value-type="percentage" office:value="0.97164919186948784" table:style-name="ce49">
            <text:p>97,2%</text:p>
          </table:table-cell>
          <table:table-cell office:value-type="float" office:value="84855" table:style-name="ce48">
            <text:p>84.855</text:p>
          </table:table-cell>
          <table:table-cell office:value-type="percentage" office:value="0.93278003737495874" table:style-name="ce49">
            <text:p>93,3%</text:p>
          </table:table-cell>
          <table:table-cell office:value-type="float" office:value="88932" table:style-name="ce48">
            <text:p>88.932</text:p>
          </table:table-cell>
          <table:table-cell office:value-type="percentage" office:value="0.91319080771363437" table:style-name="ce49">
            <text:p>91,3%</text:p>
          </table:table-cell>
          <table:table-cell office:value-type="float" office:value="56201" table:style-name="ce48">
            <text:p>56.201</text:p>
          </table:table-cell>
          <table:table-cell office:value-type="percentage" office:value="0.83684743440841003" table:style-name="ce49">
            <text:p>83,7%</text:p>
          </table:table-cell>
          <table:table-cell office:value-type="float" office:value="42648" table:style-name="ce48">
            <text:p>42.648</text:p>
          </table:table-cell>
          <table:table-cell office:value-type="percentage" office:value="0.83832288247203823" table:style-name="ce49">
            <text:p>83,8%</text:p>
          </table:table-cell>
          <table:table-cell office:value-type="float" office:value="41580" table:style-name="ce48">
            <text:p>41.580</text:p>
          </table:table-cell>
          <table:table-cell office:value-type="percentage" office:value="0.9182253825939094" table:style-name="ce49">
            <text:p>91,8%</text:p>
          </table:table-cell>
          <table:table-cell office:value-type="float" office:value="489537" table:style-name="ce48">
            <text:p>489.537</text:p>
          </table:table-cell>
          <table:table-cell office:value-type="float" office:value="527062" table:style-name="ce48">
            <text:p>527.062</text:p>
          </table:table-cell>
          <table:table-cell office:value-type="percentage" office:value="0.92880344247925295" table:style-name="ce49">
            <text:p>92,9%</text:p>
          </table:table-cell>
          <table:table-cell office:value-type="percentage" office:value="0.8387437784307511" table:style-name="ce49">
            <text:p>83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y Leon</text:p>
          </table:table-cell>
          <table:table-cell office:value-type="float" office:value="228036" table:style-name="ce48">
            <text:p>228.036</text:p>
          </table:table-cell>
          <table:table-cell office:value-type="percentage" office:value="1" table:style-name="ce49">
            <text:p>100,0%</text:p>
          </table:table-cell>
          <table:table-cell office:value-type="float" office:value="250550" table:style-name="ce48">
            <text:p>250.550</text:p>
          </table:table-cell>
          <table:table-cell office:value-type="percentage" office:value="1" table:style-name="ce49">
            <text:p>100,0%</text:p>
          </table:table-cell>
          <table:table-cell office:value-type="float" office:value="322598" table:style-name="ce48">
            <text:p>322.598</text:p>
          </table:table-cell>
          <table:table-cell office:value-type="percentage" office:value="0.98580565512478491" table:style-name="ce49">
            <text:p>98,6%</text:p>
          </table:table-cell>
          <table:table-cell office:value-type="float" office:value="353498" table:style-name="ce48">
            <text:p>353.498</text:p>
          </table:table-cell>
          <table:table-cell office:value-type="percentage" office:value="0.92732218791562504" table:style-name="ce49">
            <text:p>92,7%</text:p>
          </table:table-cell>
          <table:table-cell office:value-type="float" office:value="321822" table:style-name="ce48">
            <text:p>321.822</text:p>
          </table:table-cell>
          <table:table-cell office:value-type="percentage" office:value="0.89344867602067723" table:style-name="ce49">
            <text:p>89,3%</text:p>
          </table:table-cell>
          <table:table-cell office:value-type="float" office:value="214153" table:style-name="ce48">
            <text:p>214.153</text:p>
          </table:table-cell>
          <table:table-cell office:value-type="percentage" office:value="0.82715853875211465" table:style-name="ce49">
            <text:p>82,7%</text:p>
          </table:table-cell>
          <table:table-cell office:value-type="float" office:value="175224" table:style-name="ce48">
            <text:p>175.224</text:p>
          </table:table-cell>
          <table:table-cell office:value-type="percentage" office:value="0.82739081778646606" table:style-name="ce49">
            <text:p>82,7%</text:p>
          </table:table-cell>
          <table:table-cell office:value-type="float" office:value="145973" table:style-name="ce48">
            <text:p>145.973</text:p>
          </table:table-cell>
          <table:table-cell office:value-type="percentage" office:value="0.86786406497104607" table:style-name="ce49">
            <text:p>86,8%</text:p>
          </table:table-cell>
          <table:table-cell office:value-type="float" office:value="2011854" table:style-name="ce48">
            <text:p>2.011.854</text:p>
          </table:table-cell>
          <table:table-cell office:value-type="float" office:value="2172149" table:style-name="ce48">
            <text:p>2.172.149</text:p>
          </table:table-cell>
          <table:table-cell office:value-type="percentage" office:value="0.92620441783689789" table:style-name="ce49">
            <text:p>92,6%</text:p>
          </table:table-cell>
          <table:table-cell office:value-type="percentage" office:value="0.84296182639340766" table:style-name="ce49">
            <text:p>84,3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stilla - La Mancha</text:p>
          </table:table-cell>
          <table:table-cell office:value-type="float" office:value="136926" table:style-name="ce48">
            <text:p>136.926</text:p>
          </table:table-cell>
          <table:table-cell office:value-type="percentage" office:value="1" table:style-name="ce49">
            <text:p>100,0%</text:p>
          </table:table-cell>
          <table:table-cell office:value-type="float" office:value="157850" table:style-name="ce48">
            <text:p>157.850</text:p>
          </table:table-cell>
          <table:table-cell office:value-type="percentage" office:value="1" table:style-name="ce49">
            <text:p>100,0%</text:p>
          </table:table-cell>
          <table:table-cell office:value-type="float" office:value="219976" table:style-name="ce48">
            <text:p>219.976</text:p>
          </table:table-cell>
          <table:table-cell office:value-type="percentage" office:value="0.9646885470205413" table:style-name="ce49">
            <text:p>96,5%</text:p>
          </table:table-cell>
          <table:table-cell office:value-type="float" office:value="283643" table:style-name="ce48">
            <text:p>283.643</text:p>
          </table:table-cell>
          <table:table-cell office:value-type="percentage" office:value="0.91084336575606839" table:style-name="ce49">
            <text:p>91,1%</text:p>
          </table:table-cell>
          <table:table-cell office:value-type="float" office:value="283505" table:style-name="ce48">
            <text:p>283.505</text:p>
          </table:table-cell>
          <table:table-cell office:value-type="percentage" office:value="0.8573368291495429" table:style-name="ce49">
            <text:p>85,7%</text:p>
          </table:table-cell>
          <table:table-cell office:value-type="float" office:value="203594" table:style-name="ce48">
            <text:p>203.594</text:p>
          </table:table-cell>
          <table:table-cell office:value-type="percentage" office:value="0.78988636319548711" table:style-name="ce49">
            <text:p>79,0%</text:p>
          </table:table-cell>
          <table:table-cell office:value-type="float" office:value="171333" table:style-name="ce48">
            <text:p>171.333</text:p>
          </table:table-cell>
          <table:table-cell office:value-type="percentage" office:value="0.78237104551764447" table:style-name="ce49">
            <text:p>78,2%</text:p>
          </table:table-cell>
          <table:table-cell office:value-type="float" office:value="151500" table:style-name="ce48">
            <text:p>151.500</text:p>
          </table:table-cell>
          <table:table-cell office:value-type="percentage" office:value="0.85200431907139962" table:style-name="ce49">
            <text:p>85,2%</text:p>
          </table:table-cell>
          <table:table-cell office:value-type="float" office:value="1608327" table:style-name="ce48">
            <text:p>1.608.327</text:p>
          </table:table-cell>
          <table:table-cell office:value-type="float" office:value="1816082" table:style-name="ce48">
            <text:p>1.816.082</text:p>
          </table:table-cell>
          <table:table-cell office:value-type="percentage" office:value="0.88560263248025139" table:style-name="ce49">
            <text:p>88,6%</text:p>
          </table:table-cell>
          <table:table-cell office:value-type="percentage" office:value="0.78506445201146513" table:style-name="ce49">
            <text:p>78,5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ataluña</text:p>
          </table:table-cell>
          <table:table-cell office:value-type="float" office:value="455388" table:style-name="ce48">
            <text:p>455.388</text:p>
          </table:table-cell>
          <table:table-cell office:value-type="percentage" office:value="1" table:style-name="ce49">
            <text:p>100,0%</text:p>
          </table:table-cell>
          <table:table-cell office:value-type="float" office:value="618065" table:style-name="ce48">
            <text:p>618.065</text:p>
          </table:table-cell>
          <table:table-cell office:value-type="percentage" office:value="0.97220387078913262" table:style-name="ce49">
            <text:p>97,2%</text:p>
          </table:table-cell>
          <table:table-cell office:value-type="float" office:value="798399" table:style-name="ce48">
            <text:p>798.399</text:p>
          </table:table-cell>
          <table:table-cell office:value-type="percentage" office:value="0.93655599401279088" table:style-name="ce49">
            <text:p>93,7%</text:p>
          </table:table-cell>
          <table:table-cell office:value-type="float" office:value="1035399" table:style-name="ce48">
            <text:p>1.035.399</text:p>
          </table:table-cell>
          <table:table-cell office:value-type="percentage" office:value="0.94350105385360505" table:style-name="ce49">
            <text:p>94,4%</text:p>
          </table:table-cell>
          <table:table-cell office:value-type="float" office:value="1149224" table:style-name="ce48">
            <text:p>1.149.224</text:p>
          </table:table-cell>
          <table:table-cell office:value-type="percentage" office:value="0.9009776328271385" table:style-name="ce49">
            <text:p>90,1%</text:p>
          </table:table-cell>
          <table:table-cell office:value-type="float" office:value="809091" table:style-name="ce48">
            <text:p>809.091</text:p>
          </table:table-cell>
          <table:table-cell office:value-type="percentage" office:value="0.8370241706219973" table:style-name="ce49">
            <text:p>83,7%</text:p>
          </table:table-cell>
          <table:table-cell office:value-type="float" office:value="672980" table:style-name="ce48">
            <text:p>672.980</text:p>
          </table:table-cell>
          <table:table-cell office:value-type="percentage" office:value="0.81174936583965485" table:style-name="ce49">
            <text:p>81,2%</text:p>
          </table:table-cell>
          <table:table-cell office:value-type="float" office:value="570010" table:style-name="ce48">
            <text:p>570.010</text:p>
          </table:table-cell>
          <table:table-cell office:value-type="percentage" office:value="0.84903398012699538" table:style-name="ce49">
            <text:p>84,9%</text:p>
          </table:table-cell>
          <table:table-cell office:value-type="float" office:value="6108556" table:style-name="ce48">
            <text:p>6.108.556</text:p>
          </table:table-cell>
          <table:table-cell office:value-type="float" office:value="6782414" table:style-name="ce48">
            <text:p>6.782.414</text:p>
          </table:table-cell>
          <table:table-cell office:value-type="percentage" office:value="0.90064628906463096" table:style-name="ce49">
            <text:p>90,1%</text:p>
          </table:table-cell>
          <table:table-cell office:value-type="percentage" office:value="0.79629181829878382" table:style-name="ce49">
            <text:p>79,6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C. Valenciana</text:p>
          </table:table-cell>
          <table:table-cell office:value-type="float" office:value="295055" table:style-name="ce48">
            <text:p>295.055</text:p>
          </table:table-cell>
          <table:table-cell office:value-type="percentage" office:value="1" table:style-name="ce49">
            <text:p>100,0%</text:p>
          </table:table-cell>
          <table:table-cell office:value-type="float" office:value="434867" table:style-name="ce48">
            <text:p>434.867</text:p>
          </table:table-cell>
          <table:table-cell office:value-type="percentage" office:value="0.98883749909044605" table:style-name="ce49">
            <text:p>98,9%</text:p>
          </table:table-cell>
          <table:table-cell office:value-type="float" office:value="572365" table:style-name="ce48">
            <text:p>572.365</text:p>
          </table:table-cell>
          <table:table-cell office:value-type="percentage" office:value="0.95851056703620596" table:style-name="ce49">
            <text:p>95,9%</text:p>
          </table:table-cell>
          <table:table-cell office:value-type="float" office:value="717801" table:style-name="ce48">
            <text:p>717.801</text:p>
          </table:table-cell>
          <table:table-cell office:value-type="percentage" office:value="0.94163028534847359" table:style-name="ce49">
            <text:p>94,2%</text:p>
          </table:table-cell>
          <table:table-cell office:value-type="float" office:value="759231" table:style-name="ce48">
            <text:p>759.231</text:p>
          </table:table-cell>
          <table:table-cell office:value-type="percentage" office:value="0.90306914405814998" table:style-name="ce49">
            <text:p>90,3%</text:p>
          </table:table-cell>
          <table:table-cell office:value-type="float" office:value="518860" table:style-name="ce48">
            <text:p>518.860</text:p>
          </table:table-cell>
          <table:table-cell office:value-type="percentage" office:value="0.84515760171096932" table:style-name="ce49">
            <text:p>84,5%</text:p>
          </table:table-cell>
          <table:table-cell office:value-type="float" office:value="435196" table:style-name="ce48">
            <text:p>435.196</text:p>
          </table:table-cell>
          <table:table-cell office:value-type="percentage" office:value="0.84871083305868289" table:style-name="ce49">
            <text:p>84,9%</text:p>
          </table:table-cell>
          <table:table-cell office:value-type="float" office:value="389720" table:style-name="ce48">
            <text:p>389.720</text:p>
          </table:table-cell>
          <table:table-cell office:value-type="percentage" office:value="0.90052660888372316" table:style-name="ce49">
            <text:p>90,1%</text:p>
          </table:table-cell>
          <table:table-cell office:value-type="float" office:value="4123095" table:style-name="ce48">
            <text:p>4.123.095</text:p>
          </table:table-cell>
          <table:table-cell office:value-type="float" office:value="4492026" table:style-name="ce48">
            <text:p>4.492.026</text:p>
          </table:table-cell>
          <table:table-cell office:value-type="percentage" office:value="0.91786979861648177" table:style-name="ce49">
            <text:p>91,8%</text:p>
          </table:table-cell>
          <table:table-cell office:value-type="percentage" office:value="0.81693248227428128" table:style-name="ce49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Extremadura</text:p>
          </table:table-cell>
          <table:table-cell office:value-type="float" office:value="77650" table:style-name="ce48">
            <text:p>77.650</text:p>
          </table:table-cell>
          <table:table-cell office:value-type="percentage" office:value="1" table:style-name="ce49">
            <text:p>100,0%</text:p>
          </table:table-cell>
          <table:table-cell office:value-type="float" office:value="95734" table:style-name="ce48">
            <text:p>95.734</text:p>
          </table:table-cell>
          <table:table-cell office:value-type="percentage" office:value="1" table:style-name="ce49">
            <text:p>100,0%</text:p>
          </table:table-cell>
          <table:table-cell office:value-type="float" office:value="132514" table:style-name="ce48">
            <text:p>132.514</text:p>
          </table:table-cell>
          <table:table-cell office:value-type="percentage" office:value="1.0139954853273139" table:style-name="ce49">
            <text:p>101,4%</text:p>
          </table:table-cell>
          <table:table-cell office:value-type="float" office:value="161386" table:style-name="ce48">
            <text:p>161.386</text:p>
          </table:table-cell>
          <table:table-cell office:value-type="percentage" office:value="0.96089977553244066" table:style-name="ce49">
            <text:p>96,1%</text:p>
          </table:table-cell>
          <table:table-cell office:value-type="float" office:value="145799" table:style-name="ce48">
            <text:p>145.799</text:p>
          </table:table-cell>
          <table:table-cell office:value-type="percentage" office:value="0.92549639447491372" table:style-name="ce49">
            <text:p>92,5%</text:p>
          </table:table-cell>
          <table:table-cell office:value-type="float" office:value="112758" table:style-name="ce48">
            <text:p>112.758</text:p>
          </table:table-cell>
          <table:table-cell office:value-type="percentage" office:value="0.86842470079019118" table:style-name="ce49">
            <text:p>86,8%</text:p>
          </table:table-cell>
          <table:table-cell office:value-type="float" office:value="93007" table:style-name="ce48">
            <text:p>93.007</text:p>
          </table:table-cell>
          <table:table-cell office:value-type="percentage" office:value="0.82668479903294045" table:style-name="ce49">
            <text:p>82,7%</text:p>
          </table:table-cell>
          <table:table-cell office:value-type="float" office:value="78308" table:style-name="ce48">
            <text:p>78.308</text:p>
          </table:table-cell>
          <table:table-cell office:value-type="percentage" office:value="0.91364967506329553" table:style-name="ce49">
            <text:p>91,4%</text:p>
          </table:table-cell>
          <table:table-cell office:value-type="float" office:value="897156" table:style-name="ce48">
            <text:p>897.156</text:p>
          </table:table-cell>
          <table:table-cell office:value-type="float" office:value="949890" table:style-name="ce48">
            <text:p>949.890</text:p>
          </table:table-cell>
          <table:table-cell office:value-type="percentage" office:value="0.94448409815873413" table:style-name="ce49">
            <text:p>94,4%</text:p>
          </table:table-cell>
          <table:table-cell office:value-type="percentage" office:value="0.84797433645967524" table:style-name="ce49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Galicia</text:p>
          </table:table-cell>
          <table:table-cell office:value-type="float" office:value="241588" table:style-name="ce48">
            <text:p>241.588</text:p>
          </table:table-cell>
          <table:table-cell office:value-type="percentage" office:value="1" table:style-name="ce49">
            <text:p>100,0%</text:p>
          </table:table-cell>
          <table:table-cell office:value-type="float" office:value="291222" table:style-name="ce48">
            <text:p>291.222</text:p>
          </table:table-cell>
          <table:table-cell office:value-type="percentage" office:value="0.99737318871601333" table:style-name="ce49">
            <text:p>99,7%</text:p>
          </table:table-cell>
          <table:table-cell office:value-type="float" office:value="347506" table:style-name="ce48">
            <text:p>347.506</text:p>
          </table:table-cell>
          <table:table-cell office:value-type="percentage" office:value="0.98286034290627489" table:style-name="ce49">
            <text:p>98,3%</text:p>
          </table:table-cell>
          <table:table-cell office:value-type="float" office:value="392161" table:style-name="ce48">
            <text:p>392.161</text:p>
          </table:table-cell>
          <table:table-cell office:value-type="percentage" office:value="0.95836021505376345" table:style-name="ce49">
            <text:p>95,8%</text:p>
          </table:table-cell>
          <table:table-cell office:value-type="float" office:value="410212" table:style-name="ce48">
            <text:p>410.212</text:p>
          </table:table-cell>
          <table:table-cell office:value-type="percentage" office:value="0.92632729424144777" table:style-name="ce49">
            <text:p>92,6%</text:p>
          </table:table-cell>
          <table:table-cell office:value-type="float" office:value="266016" table:style-name="ce48">
            <text:p>266.016</text:p>
          </table:table-cell>
          <table:table-cell office:value-type="percentage" office:value="0.86201465984873527" table:style-name="ce49">
            <text:p>86,2%</text:p>
          </table:table-cell>
          <table:table-cell office:value-type="float" office:value="200922" table:style-name="ce48">
            <text:p>200.922</text:p>
          </table:table-cell>
          <table:table-cell office:value-type="percentage" office:value="0.87220114428594997" table:style-name="ce49">
            <text:p>87,2%</text:p>
          </table:table-cell>
          <table:table-cell office:value-type="float" office:value="173734" table:style-name="ce48">
            <text:p>173.734</text:p>
          </table:table-cell>
          <table:table-cell office:value-type="percentage" office:value="0.94758486778951045" table:style-name="ce49">
            <text:p>94,8%</text:p>
          </table:table-cell>
          <table:table-cell office:value-type="float" office:value="2323361" table:style-name="ce48">
            <text:p>2.323.361</text:p>
          </table:table-cell>
          <table:table-cell office:value-type="float" office:value="2456127" table:style-name="ce48">
            <text:p>2.456.127</text:p>
          </table:table-cell>
          <table:table-cell office:value-type="percentage" office:value="0.94594497760091401" table:style-name="ce49">
            <text:p>94,6%</text:p>
          </table:table-cell>
          <table:table-cell office:value-type="percentage" office:value="0.86150086247940205" table:style-name="ce49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La Rioja</text:p>
          </table:table-cell>
          <table:table-cell office:value-type="float" office:value="23262" table:style-name="ce48">
            <text:p>23.262</text:p>
          </table:table-cell>
          <table:table-cell office:value-type="percentage" office:value="1" table:style-name="ce49">
            <text:p>100,0%</text:p>
          </table:table-cell>
          <table:table-cell office:value-type="float" office:value="28653" table:style-name="ce48">
            <text:p>28.653</text:p>
          </table:table-cell>
          <table:table-cell office:value-type="percentage" office:value="1" table:style-name="ce49">
            <text:p>100,0%</text:p>
          </table:table-cell>
          <table:table-cell office:value-type="float" office:value="38084" table:style-name="ce48">
            <text:p>38.084</text:p>
          </table:table-cell>
          <table:table-cell office:value-type="percentage" office:value="0.986274408245714" table:style-name="ce49">
            <text:p>98,6%</text:p>
          </table:table-cell>
          <table:table-cell office:value-type="float" office:value="45301" table:style-name="ce48">
            <text:p>45.301</text:p>
          </table:table-cell>
          <table:table-cell office:value-type="percentage" office:value="0.95370526315789472" table:style-name="ce49">
            <text:p>95,4%</text:p>
          </table:table-cell>
          <table:table-cell office:value-type="float" office:value="47635" table:style-name="ce48">
            <text:p>47.635</text:p>
          </table:table-cell>
          <table:table-cell office:value-type="percentage" office:value="0.92094578918877112" table:style-name="ce49">
            <text:p>92,1%</text:p>
          </table:table-cell>
          <table:table-cell office:value-type="float" office:value="31679" table:style-name="ce48">
            <text:p>31.679</text:p>
          </table:table-cell>
          <table:table-cell office:value-type="percentage" office:value="0.85535694999459988" table:style-name="ce49">
            <text:p>85,5%</text:p>
          </table:table-cell>
          <table:table-cell office:value-type="float" office:value="24670" table:style-name="ce48">
            <text:p>24.670</text:p>
          </table:table-cell>
          <table:table-cell office:value-type="percentage" office:value="0.8178081283564278" table:style-name="ce49">
            <text:p>81,8%</text:p>
          </table:table-cell>
          <table:table-cell office:value-type="float" office:value="22869" table:style-name="ce48">
            <text:p>22.869</text:p>
          </table:table-cell>
          <table:table-cell office:value-type="percentage" office:value="0.88008466422936305" table:style-name="ce49">
            <text:p>88,0%</text:p>
          </table:table-cell>
          <table:table-cell office:value-type="float" office:value="262153" table:style-name="ce48">
            <text:p>262.153</text:p>
          </table:table-cell>
          <table:table-cell office:value-type="float" office:value="281479" table:style-name="ce48">
            <text:p>281.479</text:p>
          </table:table-cell>
          <table:table-cell office:value-type="percentage" office:value="0.93134123682406145" table:style-name="ce49">
            <text:p>93,1%</text:p>
          </table:table-cell>
          <table:table-cell office:value-type="percentage" office:value="0.82913630383077774" table:style-name="ce49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adrid</text:p>
          </table:table-cell>
          <table:table-cell office:value-type="float" office:value="372882" table:style-name="ce48">
            <text:p>372.882</text:p>
          </table:table-cell>
          <table:table-cell office:value-type="percentage" office:value="1" table:style-name="ce49">
            <text:p>100,0%</text:p>
          </table:table-cell>
          <table:table-cell office:value-type="float" office:value="511598" table:style-name="ce48">
            <text:p>511.598</text:p>
          </table:table-cell>
          <table:table-cell office:value-type="percentage" office:value="0.97068209847263065" table:style-name="ce49">
            <text:p>97,1%</text:p>
          </table:table-cell>
          <table:table-cell office:value-type="float" office:value="683811" table:style-name="ce48">
            <text:p>683.811</text:p>
          </table:table-cell>
          <table:table-cell office:value-type="percentage" office:value="0.94913374547857055" table:style-name="ce49">
            <text:p>94,9%</text:p>
          </table:table-cell>
          <table:table-cell office:value-type="float" office:value="944276" table:style-name="ce48">
            <text:p>944.276</text:p>
          </table:table-cell>
          <table:table-cell office:value-type="percentage" office:value="0.95404638907047068" table:style-name="ce49">
            <text:p>95,4%</text:p>
          </table:table-cell>
          <table:table-cell office:value-type="float" office:value="1035399" table:style-name="ce48">
            <text:p>1.035.399</text:p>
          </table:table-cell>
          <table:table-cell office:value-type="percentage" office:value="0.89564830761751613" table:style-name="ce49">
            <text:p>89,6%</text:p>
          </table:table-cell>
          <table:table-cell office:value-type="float" office:value="756008" table:style-name="ce48">
            <text:p>756.008</text:p>
          </table:table-cell>
          <table:table-cell office:value-type="percentage" office:value="0.83922188525427266" table:style-name="ce49">
            <text:p>83,9%</text:p>
          </table:table-cell>
          <table:table-cell office:value-type="float" office:value="608941" table:style-name="ce48">
            <text:p>608.941</text:p>
          </table:table-cell>
          <table:table-cell office:value-type="percentage" office:value="0.82786378214060907" table:style-name="ce49">
            <text:p>82,8%</text:p>
          </table:table-cell>
          <table:table-cell office:value-type="float" office:value="468930" table:style-name="ce48">
            <text:p>468.930</text:p>
          </table:table-cell>
          <table:table-cell office:value-type="percentage" office:value="0.8216175491467218" table:style-name="ce49">
            <text:p>82,2%</text:p>
          </table:table-cell>
          <table:table-cell office:value-type="float" office:value="5381845" table:style-name="ce48">
            <text:p>5.381.845</text:p>
          </table:table-cell>
          <table:table-cell office:value-type="float" office:value="5970908" table:style-name="ce48">
            <text:p>5.970.908</text:p>
          </table:table-cell>
          <table:table-cell office:value-type="percentage" office:value="0.90134448562932135" table:style-name="ce49">
            <text:p>90,1%</text:p>
          </table:table-cell>
          <table:table-cell office:value-type="percentage" office:value="0.79662256055068303" table:style-name="ce49">
            <text:p>79,7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Murcia</text:p>
          </table:table-cell>
          <table:table-cell office:value-type="float" office:value="72431" table:style-name="ce48">
            <text:p>72.431</text:p>
          </table:table-cell>
          <table:table-cell office:value-type="percentage" office:value="1" table:style-name="ce49">
            <text:p>100,0%</text:p>
          </table:table-cell>
          <table:table-cell office:value-type="float" office:value="103045" table:style-name="ce48">
            <text:p>103.045</text:p>
          </table:table-cell>
          <table:table-cell office:value-type="percentage" office:value="0.99156097842612734" table:style-name="ce49">
            <text:p>99,2%</text:p>
          </table:table-cell>
          <table:table-cell office:value-type="float" office:value="147945" table:style-name="ce48">
            <text:p>147.945</text:p>
          </table:table-cell>
          <table:table-cell office:value-type="percentage" office:value="0.96355370878136781" table:style-name="ce49">
            <text:p>96,4%</text:p>
          </table:table-cell>
          <table:table-cell office:value-type="float" office:value="207334" table:style-name="ce48">
            <text:p>207.334</text:p>
          </table:table-cell>
          <table:table-cell office:value-type="percentage" office:value="0.95062424634232445" table:style-name="ce49">
            <text:p>95,1%</text:p>
          </table:table-cell>
          <table:table-cell office:value-type="float" office:value="231554" table:style-name="ce48">
            <text:p>231.554</text:p>
          </table:table-cell>
          <table:table-cell office:value-type="percentage" office:value="0.91716177891851636" table:style-name="ce49">
            <text:p>91,7%</text:p>
          </table:table-cell>
          <table:table-cell office:value-type="float" office:value="167906" table:style-name="ce48">
            <text:p>167.906</text:p>
          </table:table-cell>
          <table:table-cell office:value-type="percentage" office:value="0.8434351045339924" table:style-name="ce49">
            <text:p>84,3%</text:p>
          </table:table-cell>
          <table:table-cell office:value-type="float" office:value="141803" table:style-name="ce48">
            <text:p>141.803</text:p>
          </table:table-cell>
          <table:table-cell office:value-type="percentage" office:value="0.8152455745979913" table:style-name="ce49">
            <text:p>81,5%</text:p>
          </table:table-cell>
          <table:table-cell office:value-type="float" office:value="123154" table:style-name="ce48">
            <text:p>123.154</text:p>
          </table:table-cell>
          <table:table-cell office:value-type="percentage" office:value="0.85159318470985235" table:style-name="ce49">
            <text:p>85,2%</text:p>
          </table:table-cell>
          <table:table-cell office:value-type="float" office:value="1195172" table:style-name="ce48">
            <text:p>1.195.172</text:p>
          </table:table-cell>
          <table:table-cell office:value-type="float" office:value="1317614" table:style-name="ce48">
            <text:p>1.317.614</text:p>
          </table:table-cell>
          <table:table-cell office:value-type="percentage" office:value="0.90707293638349318" table:style-name="ce49">
            <text:p>90,7%</text:p>
          </table:table-cell>
          <table:table-cell office:value-type="percentage" office:value="0.78989555052092564" table:style-name="ce49">
            <text:p>79,0%</text:p>
          </table:table-cell>
          <table:table-cell table:number-columns-repeated="16363"/>
        </table:table-row>
        <table:table-row table:style-name="ro5">
          <table:table-cell office:value-type="string" table:style-name="ce47">
            <text:p>Navarra</text:p>
          </table:table-cell>
          <table:table-cell office:value-type="float" office:value="42298" table:style-name="ce48">
            <text:p>42.298</text:p>
          </table:table-cell>
          <table:table-cell office:value-type="percentage" office:value="1" table:style-name="ce49">
            <text:p>100,0%</text:p>
          </table:table-cell>
          <table:table-cell office:value-type="float" office:value="55891" table:style-name="ce48">
            <text:p>55.891</text:p>
          </table:table-cell>
          <table:table-cell office:value-type="percentage" office:value="0.98677612994350283" table:style-name="ce49">
            <text:p>98,7%</text:p>
          </table:table-cell>
          <table:table-cell office:value-type="float" office:value="72259" table:style-name="ce48">
            <text:p>72.259</text:p>
          </table:table-cell>
          <table:table-cell office:value-type="percentage" office:value="0.95492269063036872" table:style-name="ce49">
            <text:p>95,5%</text:p>
          </table:table-cell>
          <table:table-cell office:value-type="float" office:value="92180" table:style-name="ce48">
            <text:p>92.180</text:p>
          </table:table-cell>
          <table:table-cell office:value-type="percentage" office:value="0.94351982640381582" table:style-name="ce49">
            <text:p>94,4%</text:p>
          </table:table-cell>
          <table:table-cell office:value-type="float" office:value="95940" table:style-name="ce48">
            <text:p>95.940</text:p>
          </table:table-cell>
          <table:table-cell office:value-type="percentage" office:value="0.90746573593257851" table:style-name="ce49">
            <text:p>90,7%</text:p>
          </table:table-cell>
          <table:table-cell office:value-type="float" office:value="65231" table:style-name="ce48">
            <text:p>65.231</text:p>
          </table:table-cell>
          <table:table-cell office:value-type="percentage" office:value="0.85014792321025945" table:style-name="ce49">
            <text:p>85,0%</text:p>
          </table:table-cell>
          <table:table-cell office:value-type="float" office:value="58742" table:style-name="ce48">
            <text:p>58.742</text:p>
          </table:table-cell>
          <table:table-cell office:value-type="percentage" office:value="0.85378332025231829" table:style-name="ce49">
            <text:p>85,4%</text:p>
          </table:table-cell>
          <table:table-cell office:value-type="float" office:value="51772" table:style-name="ce48">
            <text:p>51.772</text:p>
          </table:table-cell>
          <table:table-cell office:value-type="percentage" office:value="0.90005389336068564" table:style-name="ce49">
            <text:p>90,0%</text:p>
          </table:table-cell>
          <table:table-cell office:value-type="float" office:value="534313" table:style-name="ce48">
            <text:p>534.313</text:p>
          </table:table-cell>
          <table:table-cell office:value-type="float" office:value="580174" table:style-name="ce48">
            <text:p>580.174</text:p>
          </table:table-cell>
          <table:table-cell office:value-type="percentage" office:value="0.92095302443749638" table:style-name="ce49">
            <text:p>92,1%</text:p>
          </table:table-cell>
          <table:table-cell office:value-type="percentage" office:value="0.81245305282108826" table:style-name="ce49">
            <text:p>81,2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País Vasco</text:p>
          </table:table-cell>
          <table:table-cell office:value-type="float" office:value="162723" table:style-name="ce48">
            <text:p>162.723</text:p>
          </table:table-cell>
          <table:table-cell office:value-type="percentage" office:value="1.0200406203377506" table:style-name="ce49">
            <text:p>102,0%</text:p>
          </table:table-cell>
          <table:table-cell office:value-type="float" office:value="213245" table:style-name="ce48">
            <text:p>213.245</text:p>
          </table:table-cell>
          <table:table-cell office:value-type="percentage" office:value="0.98557536766405074" table:style-name="ce49">
            <text:p>98,6%</text:p>
          </table:table-cell>
          <table:table-cell office:value-type="float" office:value="275661" table:style-name="ce48">
            <text:p>275.661</text:p>
          </table:table-cell>
          <table:table-cell office:value-type="percentage" office:value="0.97008055235903334" table:style-name="ce49">
            <text:p>97,0%</text:p>
          </table:table-cell>
          <table:table-cell office:value-type="float" office:value="324329" table:style-name="ce48">
            <text:p>324.329</text:p>
          </table:table-cell>
          <table:table-cell office:value-type="percentage" office:value="0.96106878598500001" table:style-name="ce49">
            <text:p>96,1%</text:p>
          </table:table-cell>
          <table:table-cell office:value-type="float" office:value="322622" table:style-name="ce48">
            <text:p>322.622</text:p>
          </table:table-cell>
          <table:table-cell office:value-type="percentage" office:value="0.92690424749471356" table:style-name="ce49">
            <text:p>92,7%</text:p>
          </table:table-cell>
          <table:table-cell office:value-type="float" office:value="207736" table:style-name="ce48">
            <text:p>207.736</text:p>
          </table:table-cell>
          <table:table-cell office:value-type="percentage" office:value="0.87418099185726006" table:style-name="ce49">
            <text:p>87,4%</text:p>
          </table:table-cell>
          <table:table-cell office:value-type="float" office:value="171346" table:style-name="ce48">
            <text:p>171.346</text:p>
          </table:table-cell>
          <table:table-cell office:value-type="percentage" office:value="0.86010591571919781" table:style-name="ce49">
            <text:p>86,0%</text:p>
          </table:table-cell>
          <table:table-cell office:value-type="float" office:value="154966" table:style-name="ce48">
            <text:p>154.966</text:p>
          </table:table-cell>
          <table:table-cell office:value-type="percentage" office:value="0.89670576390054224" table:style-name="ce49">
            <text:p>89,7%</text:p>
          </table:table-cell>
          <table:table-cell office:value-type="float" office:value="1832628" table:style-name="ce48">
            <text:p>1.832.628</text:p>
          </table:table-cell>
          <table:table-cell office:value-type="float" office:value="1955253" table:style-name="ce48">
            <text:p>1.955.253</text:p>
          </table:table-cell>
          <table:table-cell office:value-type="percentage" office:value="0.93728433097916231" table:style-name="ce49">
            <text:p>93,7%</text:p>
          </table:table-cell>
          <table:table-cell office:value-type="percentage" office:value="0.83838295115805428" table:style-name="ce49">
            <text:p>83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Ceuta</text:p>
          </table:table-cell>
          <table:table-cell office:value-type="float" office:value="2387" table:style-name="ce48">
            <text:p>2.387</text:p>
          </table:table-cell>
          <table:table-cell office:value-type="percentage" office:value="0.84138174127599574" table:style-name="ce49">
            <text:p>84,1%</text:p>
          </table:table-cell>
          <table:table-cell office:value-type="float" office:value="3884" table:style-name="ce48">
            <text:p>3.884</text:p>
          </table:table-cell>
          <table:table-cell office:value-type="percentage" office:value="0.88192552225249776" table:style-name="ce49">
            <text:p>88,2%</text:p>
          </table:table-cell>
          <table:table-cell office:value-type="float" office:value="7577" table:style-name="ce48">
            <text:p>7.577</text:p>
          </table:table-cell>
          <table:table-cell office:value-type="percentage" office:value="0.90971305078640896" table:style-name="ce49">
            <text:p>91,0%</text:p>
          </table:table-cell>
          <table:table-cell office:value-type="float" office:value="10534" table:style-name="ce48">
            <text:p>10.534</text:p>
          </table:table-cell>
          <table:table-cell office:value-type="percentage" office:value="0.91148221856883271" table:style-name="ce49">
            <text:p>91,1%</text:p>
          </table:table-cell>
          <table:table-cell office:value-type="float" office:value="11067" table:style-name="ce48">
            <text:p>11.067</text:p>
          </table:table-cell>
          <table:table-cell office:value-type="percentage" office:value="0.89560572954600626" table:style-name="ce49">
            <text:p>89,6%</text:p>
          </table:table-cell>
          <table:table-cell office:value-type="float" office:value="9108" table:style-name="ce48">
            <text:p>9.108</text:p>
          </table:table-cell>
          <table:table-cell office:value-type="percentage" office:value="0.79901745767172561" table:style-name="ce49">
            <text:p>79,9%</text:p>
          </table:table-cell>
          <table:table-cell office:value-type="float" office:value="8812" table:style-name="ce48">
            <text:p>8.812</text:p>
          </table:table-cell>
          <table:table-cell office:value-type="percentage" office:value="0.81104463874827426" table:style-name="ce49">
            <text:p>81,1%</text:p>
          </table:table-cell>
          <table:table-cell office:value-type="float" office:value="8277" table:style-name="ce48">
            <text:p>8.277</text:p>
          </table:table-cell>
          <table:table-cell office:value-type="percentage" office:value="0.89182200193944616" table:style-name="ce49">
            <text:p>89,2%</text:p>
          </table:table-cell>
          <table:table-cell office:value-type="float" office:value="61646" table:style-name="ce48">
            <text:p>61.646</text:p>
          </table:table-cell>
          <table:table-cell office:value-type="float" office:value="71029" table:style-name="ce48">
            <text:p>71.029</text:p>
          </table:table-cell>
          <table:table-cell office:value-type="percentage" office:value="0.86789902715792144" table:style-name="ce49">
            <text:p>86,8%</text:p>
          </table:table-cell>
          <table:table-cell office:value-type="percentage" office:value="0.7381251721206461" table:style-name="ce49">
            <text:p>73,8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Melilla</text:p>
          </table:table-cell>
          <table:table-cell office:value-type="float" office:value="2052" table:style-name="ce48">
            <text:p>2.052</text:p>
          </table:table-cell>
          <table:table-cell office:value-type="percentage" office:value="0.81720430107526887" table:style-name="ce49">
            <text:p>81,7%</text:p>
          </table:table-cell>
          <table:table-cell office:value-type="float" office:value="3370" table:style-name="ce48">
            <text:p>3.370</text:p>
          </table:table-cell>
          <table:table-cell office:value-type="percentage" office:value="0.88614251906389696" table:style-name="ce49">
            <text:p>88,6%</text:p>
          </table:table-cell>
          <table:table-cell office:value-type="float" office:value="7380" table:style-name="ce48">
            <text:p>7.380</text:p>
          </table:table-cell>
          <table:table-cell office:value-type="percentage" office:value="0.92192379762648347" table:style-name="ce49">
            <text:p>92,2%</text:p>
          </table:table-cell>
          <table:table-cell office:value-type="float" office:value="10001" table:style-name="ce48">
            <text:p>10.001</text:p>
          </table:table-cell>
          <table:table-cell office:value-type="percentage" office:value="0.92593278400148138" table:style-name="ce49">
            <text:p>92,6%</text:p>
          </table:table-cell>
          <table:table-cell office:value-type="float" office:value="10485" table:style-name="ce48">
            <text:p>10.485</text:p>
          </table:table-cell>
          <table:table-cell office:value-type="percentage" office:value="0.95990112606426803" table:style-name="ce49">
            <text:p>96,0%</text:p>
          </table:table-cell>
          <table:table-cell office:value-type="float" office:value="8972" table:style-name="ce48">
            <text:p>8.972</text:p>
          </table:table-cell>
          <table:table-cell office:value-type="percentage" office:value="0.81921110299488675" table:style-name="ce49">
            <text:p>81,9%</text:p>
          </table:table-cell>
          <table:table-cell office:value-type="float" office:value="8975" table:style-name="ce48">
            <text:p>8.975</text:p>
          </table:table-cell>
          <table:table-cell office:value-type="percentage" office:value="0.76768454366606786" table:style-name="ce49">
            <text:p>76,8%</text:p>
          </table:table-cell>
          <table:table-cell office:value-type="float" office:value="8208" table:style-name="ce48">
            <text:p>8.208</text:p>
          </table:table-cell>
          <table:table-cell office:value-type="percentage" office:value="0.85678496868475995" table:style-name="ce49">
            <text:p>85,7%</text:p>
          </table:table-cell>
          <table:table-cell office:value-type="float" office:value="59443" table:style-name="ce48">
            <text:p>59.443</text:p>
          </table:table-cell>
          <table:table-cell office:value-type="float" office:value="68266" table:style-name="ce48">
            <text:p>68.266</text:p>
          </table:table-cell>
          <table:table-cell office:value-type="percentage" office:value="0.87075557378490021" table:style-name="ce49">
            <text:p>87,1%</text:p>
          </table:table-cell>
          <table:table-cell office:value-type="percentage" office:value="0.70746947228106927" table:style-name="ce49">
            <text:p>70,7%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47">
            <text:p>Fuerzas Armadas</text:p>
          </table:table-cell>
          <table:table-cell office:value-type="float" office:value="22" table:style-name="ce48">
            <text:p>22</text:p>
          </table:table-cell>
          <table:table-cell office:value-type="string" table:style-name="ce49">
            <text:p>-</text:p>
          </table:table-cell>
          <table:table-cell office:value-type="float" office:value="19" table:style-name="ce48">
            <text:p>19</text:p>
          </table:table-cell>
          <table:table-cell office:value-type="string" table:style-name="ce49">
            <text:p>-</text:p>
          </table:table-cell>
          <table:table-cell office:value-type="float" office:value="3573" table:style-name="ce48">
            <text:p>3.573</text:p>
          </table:table-cell>
          <table:table-cell office:value-type="string" table:style-name="ce49">
            <text:p>-</text:p>
          </table:table-cell>
          <table:table-cell office:value-type="float" office:value="9309" table:style-name="ce48">
            <text:p>9.309</text:p>
          </table:table-cell>
          <table:table-cell office:value-type="string" table:style-name="ce49">
            <text:p>-</text:p>
          </table:table-cell>
          <table:table-cell office:value-type="float" office:value="21669" table:style-name="ce48">
            <text:p>21.669</text:p>
          </table:table-cell>
          <table:table-cell office:value-type="string" table:style-name="ce49">
            <text:p>-</text:p>
          </table:table-cell>
          <table:table-cell office:value-type="float" office:value="31404" table:style-name="ce48">
            <text:p>31.404</text:p>
          </table:table-cell>
          <table:table-cell office:value-type="string" table:style-name="ce49">
            <text:p>-</text:p>
          </table:table-cell>
          <table:table-cell office:value-type="float" office:value="23786" table:style-name="ce48">
            <text:p>23.786</text:p>
          </table:table-cell>
          <table:table-cell office:value-type="string" table:style-name="ce49">
            <text:p>-</text:p>
          </table:table-cell>
          <table:table-cell office:value-type="float" office:value="1266" table:style-name="ce48">
            <text:p>1.266</text:p>
          </table:table-cell>
          <table:table-cell office:value-type="string" table:style-name="ce49">
            <text:p>-</text:p>
          </table:table-cell>
          <table:table-cell office:value-type="float" office:value="91048" table:style-name="ce48">
            <text:p>91.048</text:p>
          </table:table-cell>
          <table:table-cell office:value-type="string" table:style-name="ce48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49">
            <text:p>-</text:p>
          </table:table-cell>
          <table:table-cell table:number-columns-repeated="16363" table:style-name="ce30"/>
        </table:table-row>
        <table:table-row table:style-name="ro5">
          <table:table-cell office:value-type="string" table:style-name="ce58">
            <text:p>Sanidad Exterior</text:p>
          </table:table-cell>
          <table:table-cell office:value-type="float" office:value="30" table:style-name="ce51">
            <text:p>30</text:p>
          </table:table-cell>
          <table:table-cell office:value-type="string" table:style-name="ce52">
            <text:p>-</text:p>
          </table:table-cell>
          <table:table-cell office:value-type="float" office:value="48" table:style-name="ce51">
            <text:p>48</text:p>
          </table:table-cell>
          <table:table-cell office:value-type="string" table:style-name="ce52">
            <text:p>-</text:p>
          </table:table-cell>
          <table:table-cell office:value-type="float" office:value="289" table:style-name="ce51">
            <text:p>289</text:p>
          </table:table-cell>
          <table:table-cell office:value-type="string" table:style-name="ce52">
            <text:p>-</text:p>
          </table:table-cell>
          <table:table-cell office:value-type="float" office:value="876" table:style-name="ce51">
            <text:p>876</text:p>
          </table:table-cell>
          <table:table-cell office:value-type="string" table:style-name="ce52">
            <text:p>-</text:p>
          </table:table-cell>
          <table:table-cell office:value-type="float" office:value="1826" table:style-name="ce51">
            <text:p>1.826</text:p>
          </table:table-cell>
          <table:table-cell office:value-type="string" table:style-name="ce52">
            <text:p>-</text:p>
          </table:table-cell>
          <table:table-cell office:value-type="float" office:value="2241" table:style-name="ce51">
            <text:p>2.241</text:p>
          </table:table-cell>
          <table:table-cell office:value-type="string" table:style-name="ce52">
            <text:p>-</text:p>
          </table:table-cell>
          <table:table-cell office:value-type="float" office:value="1996" table:style-name="ce51">
            <text:p>1.996</text:p>
          </table:table-cell>
          <table:table-cell office:value-type="string" table:style-name="ce52">
            <text:p>-</text:p>
          </table:table-cell>
          <table:table-cell office:value-type="float" office:value="244" table:style-name="ce51">
            <text:p>244</text:p>
          </table:table-cell>
          <table:table-cell office:value-type="string" table:style-name="ce52">
            <text:p>-</text:p>
          </table:table-cell>
          <table:table-cell office:value-type="float" office:value="7550" table:style-name="ce51">
            <text:p>7.550</text:p>
          </table:table-cell>
          <table:table-cell office:value-type="string" table:style-name="ce51">
            <text:p>-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-</text:p>
          </table:table-cell>
          <table:table-cell table:number-columns-repeated="20" table:style-name="ce30"/>
          <table:table-cell table:number-columns-repeated="16343" table:style-name="ce53"/>
        </table:table-row>
        <table:table-row table:style-name="ro5">
          <table:table-cell office:value-type="string" table:style-name="ce54">
            <text:p>Total España</text:p>
          </table:table-cell>
          <table:table-cell office:value-type="float" office:value="2918493" table:style-name="ce55">
            <text:p>2.918.493</text:p>
          </table:table-cell>
          <table:table-cell office:value-type="percentage" office:value="1" table:style-name="ce56">
            <text:p>100,0%</text:p>
          </table:table-cell>
          <table:table-cell office:value-type="float" office:value="3941265" table:style-name="ce55">
            <text:p>3.941.265</text:p>
          </table:table-cell>
          <table:table-cell office:value-type="percentage" office:value="0.98609797917298936" table:style-name="ce56">
            <text:p>98,6%</text:p>
          </table:table-cell>
          <table:table-cell office:value-type="float" office:value="5275410" table:style-name="ce55">
            <text:p>5.275.410</text:p>
          </table:table-cell>
          <table:table-cell office:value-type="percentage" office:value="0.95783145655323676" table:style-name="ce56">
            <text:p>95,8%</text:p>
          </table:table-cell>
          <table:table-cell office:value-type="float" office:value="6707292" table:style-name="ce55">
            <text:p>6.707.292</text:p>
          </table:table-cell>
          <table:table-cell office:value-type="percentage" office:value="0.94075190112815188" table:style-name="ce56">
            <text:p>94,1%</text:p>
          </table:table-cell>
          <table:table-cell office:value-type="float" office:value="7031980" table:style-name="ce55">
            <text:p>7.031.980</text:p>
          </table:table-cell>
          <table:table-cell office:value-type="percentage" office:value="0.89959738041410253" table:style-name="ce56">
            <text:p>90,0%</text:p>
          </table:table-cell>
          <table:table-cell office:value-type="float" office:value="4989755" table:style-name="ce55">
            <text:p>4.989.755</text:p>
          </table:table-cell>
          <table:table-cell office:value-type="percentage" office:value="0.83974052594908799" table:style-name="ce56">
            <text:p>84,0%</text:p>
          </table:table-cell>
          <table:table-cell office:value-type="float" office:value="4089522" table:style-name="ce55">
            <text:p>4.089.522</text:p>
          </table:table-cell>
          <table:table-cell office:value-type="percentage" office:value="0.83042639968078658" table:style-name="ce56">
            <text:p>83,0%</text:p>
          </table:table-cell>
          <table:table-cell office:value-type="float" office:value="3472256" table:style-name="ce55">
            <text:p>3.472.256</text:p>
          </table:table-cell>
          <table:table-cell office:value-type="percentage" office:value="0.87155851386132699" table:style-name="ce56">
            <text:p>87,2%</text:p>
          </table:table-cell>
          <table:table-cell office:value-type="float" office:value="38425973" table:style-name="ce55">
            <text:p>38.425.973</text:p>
          </table:table-cell>
          <table:table-cell office:value-type="float" office:value="42185033" table:style-name="ce55">
            <text:p>42.185.033</text:p>
          </table:table-cell>
          <table:table-cell office:value-type="percentage" office:value="0.91089114473372579" table:style-name="ce56">
            <text:p>91,1%</text:p>
          </table:table-cell>
          <table:table-cell office:value-type="percentage" office:value="0.81069682147591526" table:style-name="ce56">
            <text:p>81,1%</text:p>
          </table:table-cell>
          <table:table-cell table:number-columns-repeated="16363" table:style-name="ce30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7" table:number-rows-spanned="1" table:style-name="ce27"/>
          <table:covered-table-cell table:number-columns-repeated="6"/>
          <table:table-cell table:style-name="ce30"/>
          <table:table-cell table:style-name="ce57"/>
          <table:table-cell table:style-name="ce30"/>
          <table:table-cell table:style-name="ce57"/>
          <table:table-cell table:style-name="ce53"/>
          <table:table-cell table:style-name="ce57"/>
          <table:table-cell table:style-name="ce30"/>
          <table:table-cell table:style-name="ce57"/>
          <table:table-cell table:number-columns-repeated="2" table:style-name="ce30"/>
          <table:table-cell table:style-name="ce57"/>
          <table:table-cell table:number-columns-repeated="16366" table:style-name="ce30"/>
        </table:table-row>
        <table:table-row table:number-rows-repeated="1048551" table:style-name="ro5">
          <table:table-cell table:number-columns-repeated="16384"/>
        </table:table-row>
      </table:table>
      <table:table table:name="Dosis_refuerzo" table:style-name="ta1"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0" table:default-cell-style-name="ce1"/>
        <table:table-column table:style-name="co5" table:default-cell-style-name="ce1"/>
        <table:table-column table:style-name="co12" table:default-cell-style-name="ce1"/>
        <table:table-column table:style-name="co5" table:number-columns-repeated="5" table:default-cell-style-name="ce1"/>
        <table:table-column table:style-name="co12" table:default-cell-style-name="ce1"/>
        <table:table-column table:style-name="co5" table:number-columns-repeated="16368" table:default-cell-style-name="ce1"/>
        <table:table-row table:style-name="ro10">
          <table:table-cell table:number-columns-spanned="1" table:number-rows-spanned="2" table:style-name="ce70"/>
          <table:table-cell office:value-type="string" table:number-columns-spanned="2" table:number-rows-spanned="1" table:style-name="ce71">
            <text:p><text:s/>Mayores de 70 años</text:p>
          </table:table-cell>
          <table:covered-table-cell/>
          <table:table-cell office:value-type="string" table:number-columns-spanned="2" table:number-rows-spanned="1" table:style-name="ce71">
            <text:p>60-69 años</text:p>
          </table:table-cell>
          <table:covered-table-cell/>
          <table:table-cell office:value-type="string" table:number-columns-spanned="2" table:number-rows-spanned="1" table:style-name="ce71">
            <text:p>50-59 años</text:p>
          </table:table-cell>
          <table:covered-table-cell/>
          <table:table-cell office:value-type="string" table:number-columns-spanned="2" table:number-rows-spanned="1" table:style-name="ce71">
            <text:p>40-49 años</text:p>
          </table:table-cell>
          <table:covered-table-cell/>
          <table:table-cell office:value-type="string" table:number-columns-spanned="2" table:number-rows-spanned="1" table:style-name="ce71">
            <text:p>30-39 años</text:p>
          </table:table-cell>
          <table:covered-table-cell/>
          <table:table-cell office:value-type="string" table:number-columns-spanned="2" table:number-rows-spanned="1" table:style-name="ce72">
            <text:p>20-29 años</text:p>
          </table:table-cell>
          <table:covered-table-cell/>
          <table:table-cell office:value-type="string" table:number-columns-spanned="2" table:number-rows-spanned="1" table:style-name="ce73">
            <text:p><text:s/>Janssen</text:p>
          </table:table-cell>
          <table:covered-table-cell/>
          <table:table-cell office:value-type="string" table:number-columns-spanned="2" table:number-rows-spanned="1" table:style-name="ce73">
            <text:p>Astrazeneca</text:p>
          </table:table-cell>
          <table:covered-table-cell/>
          <table:table-cell table:number-columns-repeated="16367"/>
        </table:table-row>
        <table:table-row table:style-name="ro11">
          <table:covered-table-cell/>
          <table:table-cell office:value-type="string" table:style-name="ce59">
            <text:p>Nº Personas &gt; 70 años con <text:s/>dosis de recuerdo</text:p>
          </table:table-cell>
          <table:table-cell office:value-type="string" table:style-name="ce59">
            <text:p>% Dosis de recuerdo en &gt; 70 años</text:p>
          </table:table-cell>
          <table:table-cell office:value-type="string" table:style-name="ce59">
            <text:p>Nº Personas 60-69 años con <text:s/>dosis de recuerdo</text:p>
          </table:table-cell>
          <table:table-cell office:value-type="string" table:style-name="ce59">
            <text:p>% Dosis de recuerdo en 60-69 años</text:p>
          </table:table-cell>
          <table:table-cell office:value-type="string" table:style-name="ce59">
            <text:p>Nº Personas 50-59 años con <text:s/>dosis de recuerdo</text:p>
          </table:table-cell>
          <table:table-cell office:value-type="string" table:style-name="ce59">
            <text:p>% Dosis de recuerdo en 50-59 años</text:p>
          </table:table-cell>
          <table:table-cell office:value-type="string" table:style-name="ce59">
            <text:p>Nº Personas 40-49 años con <text:s/>dosis de recuerdo</text:p>
          </table:table-cell>
          <table:table-cell office:value-type="string" table:style-name="ce59">
            <text:p>% Dosis de recuerdo en 40-49 años</text:p>
          </table:table-cell>
          <table:table-cell office:value-type="string" table:style-name="ce59">
            <text:p>Nº Personas 30-39 años con <text:s/>dosis de recuerdo</text:p>
          </table:table-cell>
          <table:table-cell office:value-type="string" table:style-name="ce59">
            <text:p>% Dosis de recuerdo en 30-39 años</text:p>
          </table:table-cell>
          <table:table-cell office:value-type="string" table:style-name="ce59">
            <text:p>Nº Personas 20-29 años con <text:s/>dosis de recuerdo</text:p>
          </table:table-cell>
          <table:table-cell office:value-type="string" table:style-name="ce59">
            <text:p>% Dosis de recuerdo en 20-29 años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Janssen</text:p>
          </table:table-cell>
          <table:table-cell office:value-type="string" table:style-name="ce59">
            <text:p>Nº Personas vacunadas con Dosis Adicionales</text:p>
          </table:table-cell>
          <table:table-cell office:value-type="string" table:style-name="ce60">
            <text:p>% Dosis Adicionales en vacunados con Astrazeneca</text:p>
          </table:table-cell>
          <table:table-cell table:number-columns-repeated="16367"/>
        </table:table-row>
        <table:table-row table:style-name="ro5">
          <table:table-cell office:value-type="string" table:style-name="ce61">
            <text:p>Andalucía</text:p>
          </table:table-cell>
          <table:table-cell office:value-type="float" office:value="997507" table:style-name="ce62">
            <text:p>997.507</text:p>
          </table:table-cell>
          <table:table-cell office:value-type="percentage" office:value="0.92079892477287117" table:style-name="ce63">
            <text:p>92,1%</text:p>
          </table:table-cell>
          <table:table-cell office:value-type="float" office:value="863651" table:style-name="ce62">
            <text:p>863.651</text:p>
          </table:table-cell>
          <table:table-cell office:value-type="percentage" office:value="0.92795254355295875" table:style-name="ce63">
            <text:p>92,8%</text:p>
          </table:table-cell>
          <table:table-cell office:value-type="float" office:value="856864" table:style-name="ce62">
            <text:p>856.864</text:p>
          </table:table-cell>
          <table:table-cell office:value-type="percentage" office:value="0.70254505979959936" table:style-name="ce63">
            <text:p>70,3%</text:p>
          </table:table-cell>
          <table:table-cell office:value-type="float" office:value="665068" table:style-name="ce62">
            <text:p>665.068</text:p>
          </table:table-cell>
          <table:table-cell office:value-type="percentage" office:value="0.52690756688665119" table:style-name="ce63">
            <text:p>52,7%</text:p>
          </table:table-cell>
          <table:table-cell office:value-type="float" office:value="345928" table:style-name="ce62">
            <text:p>345.928</text:p>
          </table:table-cell>
          <table:table-cell office:value-type="percentage" office:value="0.36597385175608799" table:style-name="ce63">
            <text:p>36,6%</text:p>
          </table:table-cell>
          <table:table-cell office:value-type="float" office:value="221277" table:style-name="ce62">
            <text:p>221.277</text:p>
          </table:table-cell>
          <table:table-cell office:value-type="percentage" office:value="0.28188942874832162" table:style-name="ce63">
            <text:p>28,2%</text:p>
          </table:table-cell>
          <table:table-cell office:value-type="float" office:value="206135" table:style-name="ce62">
            <text:p>206.135</text:p>
          </table:table-cell>
          <table:table-cell office:value-type="percentage" office:value="0.6470796893540347" table:style-name="ce46">
            <text:p>64,7%</text:p>
          </table:table-cell>
          <table:table-cell office:value-type="float" office:value="748316" table:style-name="ce62">
            <text:p>748.316</text:p>
          </table:table-cell>
          <table:table-cell office:value-type="percentage" office:value="0.86434777385828376" table:style-name="ce46">
            <text:p>86,4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ragón</text:p>
          </table:table-cell>
          <table:table-cell office:value-type="float" office:value="201545" table:style-name="ce7">
            <text:p>201.545</text:p>
          </table:table-cell>
          <table:table-cell office:value-type="percentage" office:value="0.91738129051052364" table:style-name="ce49">
            <text:p>91,7%</text:p>
          </table:table-cell>
          <table:table-cell office:value-type="float" office:value="142411" table:style-name="ce7">
            <text:p>142.411</text:p>
          </table:table-cell>
          <table:table-cell office:value-type="percentage" office:value="0.92190918860131799" table:style-name="ce49">
            <text:p>92,2%</text:p>
          </table:table-cell>
          <table:table-cell office:value-type="float" office:value="133308" table:style-name="ce7">
            <text:p>133.308</text:p>
          </table:table-cell>
          <table:table-cell office:value-type="percentage" office:value="0.71368228321796257" table:style-name="ce49">
            <text:p>71,4%</text:p>
          </table:table-cell>
          <table:table-cell office:value-type="float" office:value="100994" table:style-name="ce7">
            <text:p>100.994</text:p>
          </table:table-cell>
          <table:table-cell office:value-type="percentage" office:value="0.53219160035832846" table:style-name="ce49">
            <text:p>53,2%</text:p>
          </table:table-cell>
          <table:table-cell office:value-type="float" office:value="47771" table:style-name="ce7">
            <text:p>47.771</text:p>
          </table:table-cell>
          <table:table-cell office:value-type="percentage" office:value="0.37182530725343838" table:style-name="ce49">
            <text:p>37,2%</text:p>
          </table:table-cell>
          <table:table-cell office:value-type="float" office:value="34685" table:style-name="ce7">
            <text:p>34.685</text:p>
          </table:table-cell>
          <table:table-cell office:value-type="percentage" office:value="0.32463521241447729" table:style-name="ce49">
            <text:p>32,5%</text:p>
          </table:table-cell>
          <table:table-cell office:value-type="float" office:value="37048" table:style-name="ce7">
            <text:p>37.048</text:p>
          </table:table-cell>
          <table:table-cell office:value-type="percentage" office:value="0.62996089100493113" table:style-name="ce49">
            <text:p>63,0%</text:p>
          </table:table-cell>
          <table:table-cell office:value-type="float" office:value="118118" table:style-name="ce7">
            <text:p>118.118</text:p>
          </table:table-cell>
          <table:table-cell office:value-type="percentage" office:value="0.87318883434857175" table:style-name="ce49">
            <text:p>87,3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Asturias<text:s/></text:p>
          </table:table-cell>
          <table:table-cell office:value-type="float" office:value="191768" table:style-name="ce7">
            <text:p>191.768</text:p>
          </table:table-cell>
          <table:table-cell office:value-type="percentage" office:value="0.94618011012650738" table:style-name="ce49">
            <text:p>94,6%</text:p>
          </table:table-cell>
          <table:table-cell office:value-type="float" office:value="142065" table:style-name="ce7">
            <text:p>142.065</text:p>
          </table:table-cell>
          <table:table-cell office:value-type="percentage" office:value="0.95906918340894365" table:style-name="ce49">
            <text:p>95,9%</text:p>
          </table:table-cell>
          <table:table-cell office:value-type="float" office:value="143616" table:style-name="ce7">
            <text:p>143.616</text:p>
          </table:table-cell>
          <table:table-cell office:value-type="percentage" office:value="0.93717820716117539" table:style-name="ce49">
            <text:p>93,7%</text:p>
          </table:table-cell>
          <table:table-cell office:value-type="float" office:value="123593" table:style-name="ce7">
            <text:p>123.593</text:p>
          </table:table-cell>
          <table:table-cell office:value-type="percentage" office:value="0.81788462938330919" table:style-name="ce49">
            <text:p>81,8%</text:p>
          </table:table-cell>
          <table:table-cell office:value-type="float" office:value="57318" table:style-name="ce7">
            <text:p>57.318</text:p>
          </table:table-cell>
          <table:table-cell office:value-type="percentage" office:value="0.62905934128647778" table:style-name="ce49">
            <text:p>62,9%</text:p>
          </table:table-cell>
          <table:table-cell office:value-type="float" office:value="38991" table:style-name="ce7">
            <text:p>38.991</text:p>
          </table:table-cell>
          <table:table-cell office:value-type="percentage" office:value="0.5847568199883022" table:style-name="ce49">
            <text:p>58,5%</text:p>
          </table:table-cell>
          <table:table-cell office:value-type="float" office:value="41653" table:style-name="ce7">
            <text:p>41.653</text:p>
          </table:table-cell>
          <table:table-cell office:value-type="percentage" office:value="0.91908649602824355" table:style-name="ce49">
            <text:p>91,9%</text:p>
          </table:table-cell>
          <table:table-cell office:value-type="float" office:value="113614" table:style-name="ce7">
            <text:p>113.614</text:p>
          </table:table-cell>
          <table:table-cell office:value-type="percentage" office:value="0.96611365742905975" table:style-name="ce49">
            <text:p>96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Baleares</text:p>
          </table:table-cell>
          <table:table-cell office:value-type="float" office:value="119721" table:style-name="ce7">
            <text:p>119.721</text:p>
          </table:table-cell>
          <table:table-cell office:value-type="percentage" office:value="0.91413802055495319" table:style-name="ce49">
            <text:p>91,4%</text:p>
          </table:table-cell>
          <table:table-cell office:value-type="float" office:value="96448" table:style-name="ce7">
            <text:p>96.448</text:p>
          </table:table-cell>
          <table:table-cell office:value-type="percentage" office:value="0.86346341507086011" table:style-name="ce49">
            <text:p>86,3%</text:p>
          </table:table-cell>
          <table:table-cell office:value-type="float" office:value="99573" table:style-name="ce7">
            <text:p>99.573</text:p>
          </table:table-cell>
          <table:table-cell office:value-type="percentage" office:value="0.65307046022470139" table:style-name="ce49">
            <text:p>65,3%</text:p>
          </table:table-cell>
          <table:table-cell office:value-type="float" office:value="75483" table:style-name="ce7">
            <text:p>75.483</text:p>
          </table:table-cell>
          <table:table-cell office:value-type="percentage" office:value="0.43860984566753441" table:style-name="ce49">
            <text:p>43,9%</text:p>
          </table:table-cell>
          <table:table-cell office:value-type="float" office:value="33364" table:style-name="ce7">
            <text:p>33.364</text:p>
          </table:table-cell>
          <table:table-cell office:value-type="percentage" office:value="0.25150955486035204" table:style-name="ce49">
            <text:p>25,2%</text:p>
          </table:table-cell>
          <table:table-cell office:value-type="float" office:value="21689" table:style-name="ce7">
            <text:p>21.689</text:p>
          </table:table-cell>
          <table:table-cell office:value-type="percentage" office:value="0.21238946719023885" table:style-name="ce49">
            <text:p>21,2%</text:p>
          </table:table-cell>
          <table:table-cell office:value-type="float" office:value="35385" table:style-name="ce7">
            <text:p>35.385</text:p>
          </table:table-cell>
          <table:table-cell office:value-type="percentage" office:value="0.69368751225249947" table:style-name="ce49">
            <text:p>69,4%</text:p>
          </table:table-cell>
          <table:table-cell office:value-type="float" office:value="100306" table:style-name="ce7">
            <text:p>100.306</text:p>
          </table:table-cell>
          <table:table-cell office:value-type="percentage" office:value="0.83614811356929697" table:style-name="ce49">
            <text:p>83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arias</text:p>
          </table:table-cell>
          <table:table-cell office:value-type="float" office:value="221841" table:style-name="ce7">
            <text:p>221.841</text:p>
          </table:table-cell>
          <table:table-cell office:value-type="percentage" office:value="0.90906520456333595" table:style-name="ce49">
            <text:p>90,9%</text:p>
          </table:table-cell>
          <table:table-cell office:value-type="float" office:value="195106" table:style-name="ce7">
            <text:p>195.106</text:p>
          </table:table-cell>
          <table:table-cell office:value-type="percentage" office:value="0.8731293856508664" table:style-name="ce49">
            <text:p>87,3%</text:p>
          </table:table-cell>
          <table:table-cell office:value-type="float" office:value="235165" table:style-name="ce7">
            <text:p>235.165</text:p>
          </table:table-cell>
          <table:table-cell office:value-type="percentage" office:value="0.72975723892245481" table:style-name="ce49">
            <text:p>73,0%</text:p>
          </table:table-cell>
          <table:table-cell office:value-type="float" office:value="176054" table:style-name="ce7">
            <text:p>176.054</text:p>
          </table:table-cell>
          <table:table-cell office:value-type="percentage" office:value="0.55039406757141207" table:style-name="ce49">
            <text:p>55,0%</text:p>
          </table:table-cell>
          <table:table-cell office:value-type="float" office:value="67995" table:style-name="ce7">
            <text:p>67.995</text:p>
          </table:table-cell>
          <table:table-cell office:value-type="percentage" office:value="0.29394091353178686" table:style-name="ce49">
            <text:p>29,4%</text:p>
          </table:table-cell>
          <table:table-cell office:value-type="float" office:value="36857" table:style-name="ce7">
            <text:p>36.857</text:p>
          </table:table-cell>
          <table:table-cell office:value-type="percentage" office:value="0.19550503389524829" table:style-name="ce49">
            <text:p>19,6%</text:p>
          </table:table-cell>
          <table:table-cell office:value-type="float" office:value="96396" table:style-name="ce7">
            <text:p>96.396</text:p>
          </table:table-cell>
          <table:table-cell office:value-type="percentage" office:value="0.71785171725596497" table:style-name="ce49">
            <text:p>71,8%</text:p>
          </table:table-cell>
          <table:table-cell office:value-type="float" office:value="186012" table:style-name="ce7">
            <text:p>186.012</text:p>
          </table:table-cell>
          <table:table-cell office:value-type="percentage" office:value="0.8350482141895168" table:style-name="ce49">
            <text:p>83,5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ntabria</text:p>
          </table:table-cell>
          <table:table-cell office:value-type="float" office:value="92560" table:style-name="ce7">
            <text:p>92.560</text:p>
          </table:table-cell>
          <table:table-cell office:value-type="percentage" office:value="0.94150196824363497" table:style-name="ce49">
            <text:p>94,2%</text:p>
          </table:table-cell>
          <table:table-cell office:value-type="float" office:value="75752" table:style-name="ce7">
            <text:p>75.752</text:p>
          </table:table-cell>
          <table:table-cell office:value-type="percentage" office:value="0.98366445916114786" table:style-name="ce49">
            <text:p>98,4%</text:p>
          </table:table-cell>
          <table:table-cell office:value-type="float" office:value="70909" table:style-name="ce7">
            <text:p>70.909</text:p>
          </table:table-cell>
          <table:table-cell office:value-type="percentage" office:value="0.83564904837664256" table:style-name="ce49">
            <text:p>83,6%</text:p>
          </table:table-cell>
          <table:table-cell office:value-type="float" office:value="59877" table:style-name="ce7">
            <text:p>59.877</text:p>
          </table:table-cell>
          <table:table-cell office:value-type="percentage" office:value="0.67328970449332071" table:style-name="ce49">
            <text:p>67,3%</text:p>
          </table:table-cell>
          <table:table-cell office:value-type="float" office:value="29077" table:style-name="ce7">
            <text:p>29.077</text:p>
          </table:table-cell>
          <table:table-cell office:value-type="percentage" office:value="0.51737513567374249" table:style-name="ce49">
            <text:p>51,7%</text:p>
          </table:table-cell>
          <table:table-cell office:value-type="float" office:value="15573" table:style-name="ce7">
            <text:p>15.573</text:p>
          </table:table-cell>
          <table:table-cell office:value-type="percentage" office:value="0.36515194147439506" table:style-name="ce49">
            <text:p>36,5%</text:p>
          </table:table-cell>
          <table:table-cell office:value-type="float" office:value="19807" table:style-name="ce7">
            <text:p>19.807</text:p>
          </table:table-cell>
          <table:table-cell office:value-type="percentage" office:value="0.89272997701356649" table:style-name="ce49">
            <text:p>89,3%</text:p>
          </table:table-cell>
          <table:table-cell office:value-type="float" office:value="55864" table:style-name="ce7">
            <text:p>55.864</text:p>
          </table:table-cell>
          <table:table-cell office:value-type="percentage" office:value="0.94240696379769895" table:style-name="ce49">
            <text:p>94,2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y León<text:s/></text:p>
          </table:table-cell>
          <table:table-cell office:value-type="float" office:value="446905" table:style-name="ce7">
            <text:p>446.905</text:p>
          </table:table-cell>
          <table:table-cell office:value-type="percentage" office:value="0.93380291107554336" table:style-name="ce49">
            <text:p>93,4%</text:p>
          </table:table-cell>
          <table:table-cell office:value-type="float" office:value="295855" table:style-name="ce7">
            <text:p>295.855</text:p>
          </table:table-cell>
          <table:table-cell office:value-type="percentage" office:value="0.91710115995759434" table:style-name="ce49">
            <text:p>91,7%</text:p>
          </table:table-cell>
          <table:table-cell office:value-type="float" office:value="297550" table:style-name="ce7">
            <text:p>297.550</text:p>
          </table:table-cell>
          <table:table-cell office:value-type="percentage" office:value="0.84173036339668117" table:style-name="ce49">
            <text:p>84,2%</text:p>
          </table:table-cell>
          <table:table-cell office:value-type="float" office:value="221039" table:style-name="ce7">
            <text:p>221.039</text:p>
          </table:table-cell>
          <table:table-cell office:value-type="percentage" office:value="0.68683620137840173" table:style-name="ce49">
            <text:p>68,7%</text:p>
          </table:table-cell>
          <table:table-cell office:value-type="float" office:value="113281" table:style-name="ce7">
            <text:p>113.281</text:p>
          </table:table-cell>
          <table:table-cell office:value-type="percentage" office:value="0.52897227683011683" table:style-name="ce49">
            <text:p>52,9%</text:p>
          </table:table-cell>
          <table:table-cell office:value-type="float" office:value="81397" table:style-name="ce7">
            <text:p>81.397</text:p>
          </table:table-cell>
          <table:table-cell office:value-type="percentage" office:value="0.46453111445920653" table:style-name="ce49">
            <text:p>46,5%</text:p>
          </table:table-cell>
          <table:table-cell office:value-type="float" office:value="82627" table:style-name="ce7">
            <text:p>82.627</text:p>
          </table:table-cell>
          <table:table-cell office:value-type="percentage" office:value="0.86382929787145069" table:style-name="ce49">
            <text:p>86,4%</text:p>
          </table:table-cell>
          <table:table-cell office:value-type="float" office:value="226526" table:style-name="ce7">
            <text:p>226.526</text:p>
          </table:table-cell>
          <table:table-cell office:value-type="percentage" office:value="0.93070820202883431" table:style-name="ce49">
            <text:p>93,1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astilla - La Mancha</text:p>
          </table:table-cell>
          <table:table-cell office:value-type="float" office:value="269374" table:style-name="ce7">
            <text:p>269.374</text:p>
          </table:table-cell>
          <table:table-cell office:value-type="percentage" office:value="0.91382609167639162" table:style-name="ce49">
            <text:p>91,4%</text:p>
          </table:table-cell>
          <table:table-cell office:value-type="float" office:value="204407" table:style-name="ce7">
            <text:p>204.407</text:p>
          </table:table-cell>
          <table:table-cell office:value-type="percentage" office:value="0.92922409717423715" table:style-name="ce49">
            <text:p>92,9%</text:p>
          </table:table-cell>
          <table:table-cell office:value-type="float" office:value="219452" table:style-name="ce7">
            <text:p>219.452</text:p>
          </table:table-cell>
          <table:table-cell office:value-type="percentage" office:value="0.77369087197639286" table:style-name="ce49">
            <text:p>77,4%</text:p>
          </table:table-cell>
          <table:table-cell office:value-type="float" office:value="171208" table:style-name="ce7">
            <text:p>171.208</text:p>
          </table:table-cell>
          <table:table-cell office:value-type="percentage" office:value="0.60389763848962097" table:style-name="ce49">
            <text:p>60,4%</text:p>
          </table:table-cell>
          <table:table-cell office:value-type="float" office:value="83078" table:style-name="ce7">
            <text:p>83.078</text:p>
          </table:table-cell>
          <table:table-cell office:value-type="percentage" office:value="0.40805721190211891" table:style-name="ce49">
            <text:p>40,8%</text:p>
          </table:table-cell>
          <table:table-cell office:value-type="float" office:value="51702" table:style-name="ce7">
            <text:p>51.702</text:p>
          </table:table-cell>
          <table:table-cell office:value-type="percentage" office:value="0.30176323300239882" table:style-name="ce49">
            <text:p>30,2%</text:p>
          </table:table-cell>
          <table:table-cell office:value-type="float" office:value="64673" table:style-name="ce7">
            <text:p>64.673</text:p>
          </table:table-cell>
          <table:table-cell office:value-type="percentage" office:value="0.83879795595444995" table:style-name="ce49">
            <text:p>83,9%</text:p>
          </table:table-cell>
          <table:table-cell office:value-type="float" office:value="180942" table:style-name="ce7">
            <text:p>180.942</text:p>
          </table:table-cell>
          <table:table-cell office:value-type="percentage" office:value="0.87749450783936223" table:style-name="ce49">
            <text:p>87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ataluña</text:p>
          </table:table-cell>
          <table:table-cell office:value-type="float" office:value="973127" table:style-name="ce7">
            <text:p>973.127</text:p>
          </table:table-cell>
          <table:table-cell office:value-type="percentage" office:value="0.90653899146026884" table:style-name="ce49">
            <text:p>90,7%</text:p>
          </table:table-cell>
          <table:table-cell office:value-type="float" office:value="716887" table:style-name="ce7">
            <text:p>716.887</text:p>
          </table:table-cell>
          <table:table-cell office:value-type="percentage" office:value="0.89790568374960389" table:style-name="ce49">
            <text:p>89,8%</text:p>
          </table:table-cell>
          <table:table-cell office:value-type="float" office:value="749068" table:style-name="ce7">
            <text:p>749.068</text:p>
          </table:table-cell>
          <table:table-cell office:value-type="percentage" office:value="0.7234582996506661" table:style-name="ce49">
            <text:p>72,3%</text:p>
          </table:table-cell>
          <table:table-cell office:value-type="float" office:value="623506" table:style-name="ce7">
            <text:p>623.506</text:p>
          </table:table-cell>
          <table:table-cell office:value-type="percentage" office:value="0.54254523052076875" table:style-name="ce49">
            <text:p>54,3%</text:p>
          </table:table-cell>
          <table:table-cell office:value-type="float" office:value="291310" table:style-name="ce7">
            <text:p>291.310</text:p>
          </table:table-cell>
          <table:table-cell office:value-type="percentage" office:value="0.36004602696112059" table:style-name="ce49">
            <text:p>36,0%</text:p>
          </table:table-cell>
          <table:table-cell office:value-type="float" office:value="174089" table:style-name="ce7">
            <text:p>174.089</text:p>
          </table:table-cell>
          <table:table-cell office:value-type="percentage" office:value="0.258683764747838" table:style-name="ce49">
            <text:p>25,9%</text:p>
          </table:table-cell>
          <table:table-cell office:value-type="float" office:value="215003" table:style-name="ce7">
            <text:p>215.003</text:p>
          </table:table-cell>
          <table:table-cell office:value-type="percentage" office:value="0.6185570272851767" table:style-name="ce49">
            <text:p>61,9%</text:p>
          </table:table-cell>
          <table:table-cell office:value-type="float" office:value="703657" table:style-name="ce7">
            <text:p>703.657</text:p>
          </table:table-cell>
          <table:table-cell office:value-type="percentage" office:value="0.87521269079981689" table:style-name="ce49">
            <text:p>87,5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C. Valenciana</text:p>
          </table:table-cell>
          <table:table-cell office:value-type="float" office:value="690986" table:style-name="ce7">
            <text:p>690.986</text:p>
          </table:table-cell>
          <table:table-cell office:value-type="percentage" office:value="0.94665731406917453" table:style-name="ce49">
            <text:p>94,7%</text:p>
          </table:table-cell>
          <table:table-cell office:value-type="float" office:value="555669" table:style-name="ce7">
            <text:p>555.669</text:p>
          </table:table-cell>
          <table:table-cell office:value-type="percentage" office:value="0.97082980266088947" table:style-name="ce49">
            <text:p>97,1%</text:p>
          </table:table-cell>
          <table:table-cell office:value-type="float" office:value="589928" table:style-name="ce7">
            <text:p>589.928</text:p>
          </table:table-cell>
          <table:table-cell office:value-type="percentage" office:value="0.82185452513997614" table:style-name="ce49">
            <text:p>82,2%</text:p>
          </table:table-cell>
          <table:table-cell office:value-type="float" office:value="497556" table:style-name="ce7">
            <text:p>497.556</text:p>
          </table:table-cell>
          <table:table-cell office:value-type="percentage" office:value="0.65534205004800905" table:style-name="ce49">
            <text:p>65,5%</text:p>
          </table:table-cell>
          <table:table-cell office:value-type="float" office:value="259675" table:style-name="ce7">
            <text:p>259.675</text:p>
          </table:table-cell>
          <table:table-cell office:value-type="percentage" office:value="0.50047218902979607" table:style-name="ce49">
            <text:p>50,0%</text:p>
          </table:table-cell>
          <table:table-cell office:value-type="float" office:value="187016" table:style-name="ce7">
            <text:p>187.016</text:p>
          </table:table-cell>
          <table:table-cell office:value-type="percentage" office:value="0.42972821441373543" table:style-name="ce49">
            <text:p>43,0%</text:p>
          </table:table-cell>
          <table:table-cell office:value-type="float" office:value="186274" table:style-name="ce7">
            <text:p>186.274</text:p>
          </table:table-cell>
          <table:table-cell office:value-type="percentage" office:value="0.8791153817110926" table:style-name="ce49">
            <text:p>87,9%</text:p>
          </table:table-cell>
          <table:table-cell office:value-type="float" office:value="431459" table:style-name="ce7">
            <text:p>431.459</text:p>
          </table:table-cell>
          <table:table-cell office:value-type="percentage" office:value="0.92121034842781535" table:style-name="ce49">
            <text:p>92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Extremadura</text:p>
          </table:table-cell>
          <table:table-cell office:value-type="float" office:value="154487" table:style-name="ce7">
            <text:p>154.487</text:p>
          </table:table-cell>
          <table:table-cell office:value-type="percentage" office:value="0.89101070456328146" table:style-name="ce49">
            <text:p>89,1%</text:p>
          </table:table-cell>
          <table:table-cell office:value-type="float" office:value="125787" table:style-name="ce7">
            <text:p>125.787</text:p>
          </table:table-cell>
          <table:table-cell office:value-type="percentage" office:value="0.94923555246992775" table:style-name="ce49">
            <text:p>94,9%</text:p>
          </table:table-cell>
          <table:table-cell office:value-type="float" office:value="130832" table:style-name="ce7">
            <text:p>130.832</text:p>
          </table:table-cell>
          <table:table-cell office:value-type="percentage" office:value="0.81067750610337952" table:style-name="ce49">
            <text:p>81,1%</text:p>
          </table:table-cell>
          <table:table-cell office:value-type="float" office:value="99317" table:style-name="ce7">
            <text:p>99.317</text:p>
          </table:table-cell>
          <table:table-cell office:value-type="percentage" office:value="0.68119122902077522" table:style-name="ce49">
            <text:p>68,1%</text:p>
          </table:table-cell>
          <table:table-cell office:value-type="float" office:value="62392" table:style-name="ce7">
            <text:p>62.392</text:p>
          </table:table-cell>
          <table:table-cell office:value-type="percentage" office:value="0.55332659323506983" table:style-name="ce49">
            <text:p>55,3%</text:p>
          </table:table-cell>
          <table:table-cell office:value-type="float" office:value="35837" table:style-name="ce7">
            <text:p>35.837</text:p>
          </table:table-cell>
          <table:table-cell office:value-type="percentage" office:value="0.38531508381089596" table:style-name="ce49">
            <text:p>38,5%</text:p>
          </table:table-cell>
          <table:table-cell office:value-type="float" office:value="35112" table:style-name="ce7">
            <text:p>35.112</text:p>
          </table:table-cell>
          <table:table-cell office:value-type="percentage" office:value="0.88057380749360481" table:style-name="ce49">
            <text:p>88,1%</text:p>
          </table:table-cell>
          <table:table-cell office:value-type="float" office:value="92415" table:style-name="ce7">
            <text:p>92.415</text:p>
          </table:table-cell>
          <table:table-cell office:value-type="percentage" office:value="0.91636093207734259" table:style-name="ce49">
            <text:p>91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Galicia</text:p>
          </table:table-cell>
          <table:table-cell office:value-type="float" office:value="505837" table:style-name="ce7">
            <text:p>505.837</text:p>
          </table:table-cell>
          <table:table-cell office:value-type="percentage" office:value="0.94937595015108578" table:style-name="ce49">
            <text:p>94,9%</text:p>
          </table:table-cell>
          <table:table-cell office:value-type="float" office:value="334722" table:style-name="ce7">
            <text:p>334.722</text:p>
          </table:table-cell>
          <table:table-cell office:value-type="percentage" office:value="0.96321214597733562" table:style-name="ce49">
            <text:p>96,3%</text:p>
          </table:table-cell>
          <table:table-cell office:value-type="float" office:value="372583" table:style-name="ce7">
            <text:p>372.583</text:p>
          </table:table-cell>
          <table:table-cell office:value-type="percentage" office:value="0.95007662669158843" table:style-name="ce49">
            <text:p>95,0%</text:p>
          </table:table-cell>
          <table:table-cell office:value-type="float" office:value="373929" table:style-name="ce7">
            <text:p>373.929</text:p>
          </table:table-cell>
          <table:table-cell office:value-type="percentage" office:value="0.91155061285384142" table:style-name="ce49">
            <text:p>91,2%</text:p>
          </table:table-cell>
          <table:table-cell office:value-type="float" office:value="182460" table:style-name="ce7">
            <text:p>182.460</text:p>
          </table:table-cell>
          <table:table-cell office:value-type="percentage" office:value="0.68589859256586072" table:style-name="ce49">
            <text:p>68,6%</text:p>
          </table:table-cell>
          <table:table-cell office:value-type="float" office:value="126435" table:style-name="ce7">
            <text:p>126.435</text:p>
          </table:table-cell>
          <table:table-cell office:value-type="percentage" office:value="0.62927404664496667" table:style-name="ce49">
            <text:p>62,9%</text:p>
          </table:table-cell>
          <table:table-cell office:value-type="float" office:value="113088" table:style-name="ce7">
            <text:p>113.088</text:p>
          </table:table-cell>
          <table:table-cell office:value-type="percentage" office:value="0.91193381125563466" table:style-name="ce49">
            <text:p>91,2%</text:p>
          </table:table-cell>
          <table:table-cell office:value-type="float" office:value="299116" table:style-name="ce7">
            <text:p>299.116</text:p>
          </table:table-cell>
          <table:table-cell office:value-type="percentage" office:value="0.98150305329233833" table:style-name="ce49">
            <text:p>98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La Rioja</text:p>
          </table:table-cell>
          <table:table-cell office:value-type="float" office:value="48125" table:style-name="ce7">
            <text:p>48.125</text:p>
          </table:table-cell>
          <table:table-cell office:value-type="percentage" office:value="0.92699605123759987" table:style-name="ce49">
            <text:p>92,7%</text:p>
          </table:table-cell>
          <table:table-cell office:value-type="float" office:value="35733" table:style-name="ce7">
            <text:p>35.733</text:p>
          </table:table-cell>
          <table:table-cell office:value-type="percentage" office:value="0.93826803907152612" table:style-name="ce49">
            <text:p>93,8%</text:p>
          </table:table-cell>
          <table:table-cell office:value-type="float" office:value="32877" table:style-name="ce7">
            <text:p>32.877</text:p>
          </table:table-cell>
          <table:table-cell office:value-type="percentage" office:value="0.72574556853049599" table:style-name="ce49">
            <text:p>72,6%</text:p>
          </table:table-cell>
          <table:table-cell office:value-type="float" office:value="27155" table:style-name="ce7">
            <text:p>27.155</text:p>
          </table:table-cell>
          <table:table-cell office:value-type="percentage" office:value="0.57006402855043559" table:style-name="ce49">
            <text:p>57,0%</text:p>
          </table:table-cell>
          <table:table-cell office:value-type="float" office:value="12054" table:style-name="ce7">
            <text:p>12.054</text:p>
          </table:table-cell>
          <table:table-cell office:value-type="percentage" office:value="0.3805044351147448" table:style-name="ce49">
            <text:p>38,1%</text:p>
          </table:table-cell>
          <table:table-cell office:value-type="float" office:value="4715" table:style-name="ce7">
            <text:p>4.715</text:p>
          </table:table-cell>
          <table:table-cell office:value-type="percentage" office:value="0.19112282124037291" table:style-name="ce49">
            <text:p>19,1%</text:p>
          </table:table-cell>
          <table:table-cell office:value-type="float" office:value="12531" table:style-name="ce7">
            <text:p>12.531</text:p>
          </table:table-cell>
          <table:table-cell office:value-type="percentage" office:value="0.87764392772096933" table:style-name="ce49">
            <text:p>87,8%</text:p>
          </table:table-cell>
          <table:table-cell office:value-type="float" office:value="25095" table:style-name="ce7">
            <text:p>25.095</text:p>
          </table:table-cell>
          <table:table-cell office:value-type="percentage" office:value="0.84643146249325418" table:style-name="ce49">
            <text:p>84,6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adrid</text:p>
          </table:table-cell>
          <table:table-cell office:value-type="float" office:value="825430" table:style-name="ce7">
            <text:p>825.430</text:p>
          </table:table-cell>
          <table:table-cell office:value-type="percentage" office:value="0.93323760853835025" table:style-name="ce49">
            <text:p>93,3%</text:p>
          </table:table-cell>
          <table:table-cell office:value-type="float" office:value="611665" table:style-name="ce7">
            <text:p>611.665</text:p>
          </table:table-cell>
          <table:table-cell office:value-type="percentage" office:value="0.89449423890519453" table:style-name="ce49">
            <text:p>89,4%</text:p>
          </table:table-cell>
          <table:table-cell office:value-type="float" office:value="682119" table:style-name="ce7">
            <text:p>682.119</text:p>
          </table:table-cell>
          <table:table-cell office:value-type="percentage" office:value="0.7223724843160263" table:style-name="ce49">
            <text:p>72,2%</text:p>
          </table:table-cell>
          <table:table-cell office:value-type="float" office:value="559807" table:style-name="ce7">
            <text:p>559.807</text:p>
          </table:table-cell>
          <table:table-cell office:value-type="percentage" office:value="0.54066789711019614" table:style-name="ce49">
            <text:p>54,1%</text:p>
          </table:table-cell>
          <table:table-cell office:value-type="float" office:value="288233" table:style-name="ce7">
            <text:p>288.233</text:p>
          </table:table-cell>
          <table:table-cell office:value-type="percentage" office:value="0.3812565475497614" table:style-name="ce49">
            <text:p>38,1%</text:p>
          </table:table-cell>
          <table:table-cell office:value-type="float" office:value="177249" table:style-name="ce7">
            <text:p>177.249</text:p>
          </table:table-cell>
          <table:table-cell office:value-type="percentage" office:value="0.29107746070637386" table:style-name="ce49">
            <text:p>29,1%</text:p>
          </table:table-cell>
          <table:table-cell office:value-type="float" office:value="187035" table:style-name="ce7">
            <text:p>187.035</text:p>
          </table:table-cell>
          <table:table-cell office:value-type="percentage" office:value="0.78100467679973273" table:style-name="ce49">
            <text:p>78,1%</text:p>
          </table:table-cell>
          <table:table-cell office:value-type="float" office:value="554235" table:style-name="ce7">
            <text:p>554.235</text:p>
          </table:table-cell>
          <table:table-cell office:value-type="percentage" office:value="0.8415146306800928" table:style-name="ce49">
            <text:p>84,2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urcia<text:s/></text:p>
          </table:table-cell>
          <table:table-cell office:value-type="float" office:value="161372" table:style-name="ce7">
            <text:p>161.372</text:p>
          </table:table-cell>
          <table:table-cell office:value-type="percentage" office:value="0.91962433609154526" table:style-name="ce49">
            <text:p>92,0%</text:p>
          </table:table-cell>
          <table:table-cell office:value-type="float" office:value="131438" table:style-name="ce7">
            <text:p>131.438</text:p>
          </table:table-cell>
          <table:table-cell office:value-type="percentage" office:value="0.88842475244178576" table:style-name="ce49">
            <text:p>88,8%</text:p>
          </table:table-cell>
          <table:table-cell office:value-type="float" office:value="147140" table:style-name="ce7">
            <text:p>147.140</text:p>
          </table:table-cell>
          <table:table-cell office:value-type="percentage" office:value="0.70967617467467947" table:style-name="ce49">
            <text:p>71,0%</text:p>
          </table:table-cell>
          <table:table-cell office:value-type="float" office:value="122368" table:style-name="ce7">
            <text:p>122.368</text:p>
          </table:table-cell>
          <table:table-cell office:value-type="percentage" office:value="0.52846420273456729" table:style-name="ce49">
            <text:p>52,8%</text:p>
          </table:table-cell>
          <table:table-cell office:value-type="float" office:value="55842" table:style-name="ce7">
            <text:p>55.842</text:p>
          </table:table-cell>
          <table:table-cell office:value-type="percentage" office:value="0.33257894298000074" table:style-name="ce49">
            <text:p>33,3%</text:p>
          </table:table-cell>
          <table:table-cell office:value-type="float" office:value="40335" table:style-name="ce7">
            <text:p>40.335</text:p>
          </table:table-cell>
          <table:table-cell office:value-type="percentage" office:value="0.28444391162387256" table:style-name="ce49">
            <text:p>28,4%</text:p>
          </table:table-cell>
          <table:table-cell office:value-type="float" office:value="50113" table:style-name="ce7">
            <text:p>50.113</text:p>
          </table:table-cell>
          <table:table-cell office:value-type="percentage" office:value="0.75556728232189974" table:style-name="ce49">
            <text:p>75,6%</text:p>
          </table:table-cell>
          <table:table-cell office:value-type="float" office:value="111468" table:style-name="ce7">
            <text:p>111.468</text:p>
          </table:table-cell>
          <table:table-cell office:value-type="percentage" office:value="0.83715480920158314" table:style-name="ce49">
            <text:p>83,7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Navarra</text:p>
          </table:table-cell>
          <table:table-cell office:value-type="float" office:value="92806" table:style-name="ce7">
            <text:p>92.806</text:p>
          </table:table-cell>
          <table:table-cell office:value-type="percentage" office:value="0.94517715833749194" table:style-name="ce49">
            <text:p>94,5%</text:p>
          </table:table-cell>
          <table:table-cell office:value-type="float" office:value="70211" table:style-name="ce7">
            <text:p>70.211</text:p>
          </table:table-cell>
          <table:table-cell office:value-type="percentage" office:value="0.97165750979116783" table:style-name="ce49">
            <text:p>97,2%</text:p>
          </table:table-cell>
          <table:table-cell office:value-type="float" office:value="71222" table:style-name="ce7">
            <text:p>71.222</text:p>
          </table:table-cell>
          <table:table-cell office:value-type="percentage" office:value="0.77264048600564117" table:style-name="ce49">
            <text:p>77,3%</text:p>
          </table:table-cell>
          <table:table-cell office:value-type="float" office:value="55964" table:style-name="ce7">
            <text:p>55.964</text:p>
          </table:table-cell>
          <table:table-cell office:value-type="percentage" office:value="0.58332291015217841" table:style-name="ce49">
            <text:p>58,3%</text:p>
          </table:table-cell>
          <table:table-cell office:value-type="float" office:value="26339" table:style-name="ce7">
            <text:p>26.339</text:p>
          </table:table-cell>
          <table:table-cell office:value-type="percentage" office:value="0.40378041115420582" table:style-name="ce49">
            <text:p>40,4%</text:p>
          </table:table-cell>
          <table:table-cell office:value-type="float" office:value="17163" table:style-name="ce7">
            <text:p>17.163</text:p>
          </table:table-cell>
          <table:table-cell office:value-type="percentage" office:value="0.29217595587484252" table:style-name="ce49">
            <text:p>29,2%</text:p>
          </table:table-cell>
          <table:table-cell office:value-type="float" office:value="20308" table:style-name="ce7">
            <text:p>20.308</text:p>
          </table:table-cell>
          <table:table-cell office:value-type="percentage" office:value="0.85252508291003737" table:style-name="ce49">
            <text:p>85,3%</text:p>
          </table:table-cell>
          <table:table-cell office:value-type="float" office:value="60612" table:style-name="ce7">
            <text:p>60.612</text:p>
          </table:table-cell>
          <table:table-cell office:value-type="percentage" office:value="0.89774275727235031" table:style-name="ce49">
            <text:p>89,8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País Vasco</text:p>
          </table:table-cell>
          <table:table-cell office:value-type="float" office:value="343661" table:style-name="ce7">
            <text:p>343.661</text:p>
          </table:table-cell>
          <table:table-cell office:value-type="percentage" office:value="0.91406981445229385" table:style-name="ce49">
            <text:p>91,4%</text:p>
          </table:table-cell>
          <table:table-cell office:value-type="float" office:value="250371" table:style-name="ce7">
            <text:p>250.371</text:p>
          </table:table-cell>
          <table:table-cell office:value-type="percentage" office:value="0.90825688073394495" table:style-name="ce49">
            <text:p>90,8%</text:p>
          </table:table-cell>
          <table:table-cell office:value-type="float" office:value="251917" table:style-name="ce7">
            <text:p>251.917</text:p>
          </table:table-cell>
          <table:table-cell office:value-type="percentage" office:value="0.77673288543423502" table:style-name="ce49">
            <text:p>77,7%</text:p>
          </table:table-cell>
          <table:table-cell office:value-type="float" office:value="176566" table:style-name="ce7">
            <text:p>176.566</text:p>
          </table:table-cell>
          <table:table-cell office:value-type="percentage" office:value="0.54728443813503114" table:style-name="ce49">
            <text:p>54,7%</text:p>
          </table:table-cell>
          <table:table-cell office:value-type="float" office:value="69678" table:style-name="ce7">
            <text:p>69.678</text:p>
          </table:table-cell>
          <table:table-cell office:value-type="percentage" office:value="0.33541610505641778" table:style-name="ce49">
            <text:p>33,5%</text:p>
          </table:table-cell>
          <table:table-cell office:value-type="float" office:value="40753" table:style-name="ce7">
            <text:p>40.753</text:p>
          </table:table-cell>
          <table:table-cell office:value-type="percentage" office:value="0.23784039312268743" table:style-name="ce49">
            <text:p>23,8%</text:p>
          </table:table-cell>
          <table:table-cell office:value-type="float" office:value="80353" table:style-name="ce7">
            <text:p>80.353</text:p>
          </table:table-cell>
          <table:table-cell office:value-type="percentage" office:value="0.81104023255344493" table:style-name="ce49">
            <text:p>81,1%</text:p>
          </table:table-cell>
          <table:table-cell office:value-type="float" office:value="192651" table:style-name="ce7">
            <text:p>192.651</text:p>
          </table:table-cell>
          <table:table-cell office:value-type="percentage" office:value="0.87068782399226263" table:style-name="ce49">
            <text:p>87,1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Ceuta</text:p>
          </table:table-cell>
          <table:table-cell office:value-type="float" office:value="5456" table:style-name="ce7">
            <text:p>5.456</text:p>
          </table:table-cell>
          <table:table-cell office:value-type="percentage" office:value="0.870036676766066" table:style-name="ce49">
            <text:p>87,0%</text:p>
          </table:table-cell>
          <table:table-cell office:value-type="float" office:value="6710" table:style-name="ce7">
            <text:p>6.710</text:p>
          </table:table-cell>
          <table:table-cell office:value-type="percentage" office:value="0.88557476573841887" table:style-name="ce49">
            <text:p>88,6%</text:p>
          </table:table-cell>
          <table:table-cell office:value-type="float" office:value="7572" table:style-name="ce7">
            <text:p>7.572</text:p>
          </table:table-cell>
          <table:table-cell office:value-type="percentage" office:value="0.71881526485665459" table:style-name="ce49">
            <text:p>71,9%</text:p>
          </table:table-cell>
          <table:table-cell office:value-type="float" office:value="6450" table:style-name="ce7">
            <text:p>6.450</text:p>
          </table:table-cell>
          <table:table-cell office:value-type="percentage" office:value="0.5828137706695582" table:style-name="ce49">
            <text:p>58,3%</text:p>
          </table:table-cell>
          <table:table-cell office:value-type="float" office:value="3607" table:style-name="ce7">
            <text:p>3.607</text:p>
          </table:table-cell>
          <table:table-cell office:value-type="percentage" office:value="0.39602547211242861" table:style-name="ce49">
            <text:p>39,6%</text:p>
          </table:table-cell>
          <table:table-cell office:value-type="float" office:value="2298" table:style-name="ce7">
            <text:p>2.298</text:p>
          </table:table-cell>
          <table:table-cell office:value-type="percentage" office:value="0.26078075351793012" table:style-name="ce49">
            <text:p>26,1%</text:p>
          </table:table-cell>
          <table:table-cell office:value-type="float" office:value="1608" table:style-name="ce7">
            <text:p>1.608</text:p>
          </table:table-cell>
          <table:table-cell office:value-type="percentage" office:value="0.44617092119866814" table:style-name="ce49">
            <text:p>44,6%</text:p>
          </table:table-cell>
          <table:table-cell office:value-type="float" office:value="7662" table:style-name="ce7">
            <text:p>7.662</text:p>
          </table:table-cell>
          <table:table-cell office:value-type="percentage" office:value="0.8880389429763561" table:style-name="ce49">
            <text:p>88,8%</text:p>
          </table:table-cell>
          <table:table-cell table:number-columns-repeated="16367"/>
        </table:table-row>
        <table:table-row table:style-name="ro5">
          <table:table-cell office:value-type="string" table:style-name="ce64">
            <text:p>Melilla</text:p>
          </table:table-cell>
          <table:table-cell office:value-type="float" office:value="4195" table:style-name="ce7">
            <text:p>4.195</text:p>
          </table:table-cell>
          <table:table-cell office:value-type="percentage" office:value="0.7736997417926964" table:style-name="ce49">
            <text:p>77,4%</text:p>
          </table:table-cell>
          <table:table-cell office:value-type="float" office:value="5125" table:style-name="ce7">
            <text:p>5.125</text:p>
          </table:table-cell>
          <table:table-cell office:value-type="percentage" office:value="0.69444444444444442" table:style-name="ce49">
            <text:p>69,4%</text:p>
          </table:table-cell>
          <table:table-cell office:value-type="float" office:value="6306" table:style-name="ce7">
            <text:p>6.306</text:p>
          </table:table-cell>
          <table:table-cell office:value-type="percentage" office:value="0.63053694630536949" table:style-name="ce49">
            <text:p>63,1%</text:p>
          </table:table-cell>
          <table:table-cell office:value-type="float" office:value="5386" table:style-name="ce7">
            <text:p>5.386</text:p>
          </table:table-cell>
          <table:table-cell office:value-type="percentage" office:value="0.51368621840724848" table:style-name="ce49">
            <text:p>51,4%</text:p>
          </table:table-cell>
          <table:table-cell office:value-type="float" office:value="2691" table:style-name="ce7">
            <text:p>2.691</text:p>
          </table:table-cell>
          <table:table-cell office:value-type="percentage" office:value="0.29993312527864469" table:style-name="ce49">
            <text:p>30,0%</text:p>
          </table:table-cell>
          <table:table-cell office:value-type="float" office:value="2011" table:style-name="ce7">
            <text:p>2.011</text:p>
          </table:table-cell>
          <table:table-cell office:value-type="percentage" office:value="0.22406685236768803" table:style-name="ce49">
            <text:p>22,4%</text:p>
          </table:table-cell>
          <table:table-cell office:value-type="float" office:value="1357" table:style-name="ce7">
            <text:p>1.357</text:p>
          </table:table-cell>
          <table:table-cell office:value-type="percentage" office:value="0.30022123893805308" table:style-name="ce49">
            <text:p>30,0%</text:p>
          </table:table-cell>
          <table:table-cell office:value-type="float" office:value="6091" table:style-name="ce7">
            <text:p>6.091</text:p>
          </table:table-cell>
          <table:table-cell office:value-type="percentage" office:value="0.85607870695713284" table:style-name="ce49">
            <text:p>85,6%</text:p>
          </table:table-cell>
          <table:table-cell table:number-columns-repeated="16367"/>
        </table:table-row>
        <table:table-row table:style-name="ro12">
          <table:table-cell office:value-type="string" table:style-name="ce64">
            <text:p>Fuerzas Armadas</text:p>
          </table:table-cell>
          <table:table-cell office:value-type="float" office:value="8" table:style-name="ce7">
            <text:p>8</text:p>
          </table:table-cell>
          <table:table-cell office:value-type="percentage" office:value="0.1951219512195122" table:style-name="ce49">
            <text:p>19,5%</text:p>
          </table:table-cell>
          <table:table-cell office:value-type="float" office:value="2317" table:style-name="ce7">
            <text:p>2.317</text:p>
          </table:table-cell>
          <table:table-cell office:value-type="percentage" office:value="0.64847467114469637" table:style-name="ce49">
            <text:p>64,8%</text:p>
          </table:table-cell>
          <table:table-cell office:value-type="float" office:value="6476" table:style-name="ce7">
            <text:p>6.476</text:p>
          </table:table-cell>
          <table:table-cell office:value-type="percentage" office:value="0.69567085616070468" table:style-name="ce49">
            <text:p>69,6%</text:p>
          </table:table-cell>
          <table:table-cell office:value-type="float" office:value="13787" table:style-name="ce7">
            <text:p>13.787</text:p>
          </table:table-cell>
          <table:table-cell office:value-type="percentage" office:value="0.63625455720153212" table:style-name="ce49">
            <text:p>63,6%</text:p>
          </table:table-cell>
          <table:table-cell office:value-type="float" office:value="12736" table:style-name="ce7">
            <text:p>12.736</text:p>
          </table:table-cell>
          <table:table-cell office:value-type="percentage" office:value="0.40555343268373456" table:style-name="ce49">
            <text:p>40,6%</text:p>
          </table:table-cell>
          <table:table-cell office:value-type="float" office:value="7444" table:style-name="ce7">
            <text:p>7.444</text:p>
          </table:table-cell>
          <table:table-cell office:value-type="percentage" office:value="0.31295720171529473" table:style-name="ce49">
            <text:p>31,3%</text:p>
          </table:table-cell>
          <table:table-cell office:value-type="float" office:value="1200" table:style-name="ce7">
            <text:p>1.200</text:p>
          </table:table-cell>
          <table:table-cell office:value-type="percentage" office:value="0.9375" table:style-name="ce49">
            <text:p>93,8%</text:p>
          </table:table-cell>
          <table:table-cell office:value-type="float" office:value="25187" table:style-name="ce7">
            <text:p>25.187</text:p>
          </table:table-cell>
          <table:table-cell office:value-type="percentage" office:value="0.4734220518025638" table:style-name="ce49">
            <text:p>47,3%</text:p>
          </table:table-cell>
          <table:table-cell table:number-columns-repeated="16367"/>
        </table:table-row>
        <table:table-row table:style-name="ro12">
          <table:table-cell office:value-type="string" table:style-name="ce65">
            <text:p>Sanidad Exterior</text:p>
          </table:table-cell>
          <table:table-cell office:value-type="float" office:value="62" table:style-name="ce7">
            <text:p>62</text:p>
          </table:table-cell>
          <table:table-cell office:value-type="percentage" office:value="0.79487179487179482" table:style-name="ce52">
            <text:p>79,5%</text:p>
          </table:table-cell>
          <table:table-cell office:value-type="float" office:value="232" table:style-name="ce7">
            <text:p>232</text:p>
          </table:table-cell>
          <table:table-cell office:value-type="percentage" office:value="0.80276816608996537" table:style-name="ce52">
            <text:p>80,3%</text:p>
          </table:table-cell>
          <table:table-cell office:value-type="float" office:value="569" table:style-name="ce7">
            <text:p>569</text:p>
          </table:table-cell>
          <table:table-cell office:value-type="percentage" office:value="0.6495433789954338" table:style-name="ce52">
            <text:p>65,0%</text:p>
          </table:table-cell>
          <table:table-cell office:value-type="float" office:value="731" table:style-name="ce7">
            <text:p>731</text:p>
          </table:table-cell>
          <table:table-cell office:value-type="percentage" office:value="0.400328587075575" table:style-name="ce52">
            <text:p>40,0%</text:p>
          </table:table-cell>
          <table:table-cell office:value-type="float" office:value="730" table:style-name="ce7">
            <text:p>730</text:p>
          </table:table-cell>
          <table:table-cell office:value-type="percentage" office:value="0.32574743418116914" table:style-name="ce52">
            <text:p>32,6%</text:p>
          </table:table-cell>
          <table:table-cell office:value-type="float" office:value="682" table:style-name="ce7">
            <text:p>682</text:p>
          </table:table-cell>
          <table:table-cell office:value-type="percentage" office:value="0.34168336673346694" table:style-name="ce52">
            <text:p>34,2%</text:p>
          </table:table-cell>
          <table:table-cell office:value-type="float" office:value="1304" table:style-name="ce7">
            <text:p>1.304</text:p>
          </table:table-cell>
          <table:table-cell office:value-type="percentage" office:value="0.28932771244730421" table:style-name="ce52">
            <text:p>28,9%</text:p>
          </table:table-cell>
          <table:table-cell office:value-type="string" table:style-name="ce7">
            <text:p>-</text:p>
          </table:table-cell>
          <table:table-cell office:value-type="string" table:style-name="ce52">
            <text:p>-</text:p>
          </table:table-cell>
          <table:table-cell table:number-columns-repeated="16367"/>
        </table:table-row>
        <table:table-row table:style-name="ro5">
          <table:table-cell office:value-type="string" table:style-name="ce66">
            <text:p>Totales</text:p>
          </table:table-cell>
          <table:table-cell office:value-type="float" office:value="6346773" table:style-name="ce67">
            <text:p>6.346.773</text:p>
          </table:table-cell>
          <table:table-cell office:value-type="percentage" office:value="0.92521820740615046" table:style-name="ce68">
            <text:p>92,52%</text:p>
          </table:table-cell>
          <table:table-cell office:value-type="float" office:value="4862562" table:style-name="ce67">
            <text:p>4.862.562</text:p>
          </table:table-cell>
          <table:table-cell office:value-type="percentage" office:value="0.92174105898878" table:style-name="ce68">
            <text:p>92,17%</text:p>
          </table:table-cell>
          <table:table-cell office:value-type="float" office:value="5105046" table:style-name="ce67">
            <text:p>5.105.046</text:p>
          </table:table-cell>
          <table:table-cell office:value-type="percentage" office:value="0.76111879429134743" table:style-name="ce68">
            <text:p>76,11%</text:p>
          </table:table-cell>
          <table:table-cell office:value-type="float" office:value="4155838" table:style-name="ce67">
            <text:p>4.155.838</text:p>
          </table:table-cell>
          <table:table-cell office:value-type="percentage" office:value="0.59099115754026599" table:style-name="ce68">
            <text:p>59,10%</text:p>
          </table:table-cell>
          <table:table-cell office:value-type="float" office:value="2045559" table:style-name="ce67">
            <text:p>2.045.559</text:p>
          </table:table-cell>
          <table:table-cell office:value-type="percentage" office:value="0.40995179122021019" table:style-name="ce68">
            <text:p>41,00%</text:p>
          </table:table-cell>
          <table:table-cell office:value-type="float" office:value="1318198" table:style-name="ce67">
            <text:p>1.318.198</text:p>
          </table:table-cell>
          <table:table-cell office:value-type="percentage" office:value="0.3223354709914753" table:style-name="ce68">
            <text:p>32,23%</text:p>
          </table:table-cell>
          <table:table-cell office:value-type="float" office:value="1489010" table:style-name="ce67">
            <text:p>1.489.010</text:p>
          </table:table-cell>
          <table:table-cell office:value-type="percentage" office:value="0.75082128405208814" table:style-name="ce68">
            <text:p>75,08%</text:p>
          </table:table-cell>
          <table:table-cell office:value-type="float" office:value="4239346" table:style-name="ce67">
            <text:p>4.239.346</text:p>
          </table:table-cell>
          <table:table-cell office:value-type="percentage" office:value="0.87820121616487545" table:style-name="ce68">
            <text:p>87,82%</text:p>
          </table:table-cell>
          <table:table-cell table:number-columns-repeated="16367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table:number-columns-repeated="3" table:style-name="ce1"/>
          <table:table-cell table:style-name="ce69"/>
          <table:table-cell table:style-name="ce1"/>
          <table:table-cell table:style-name="ce69"/>
          <table:table-cell table:number-columns-repeated="16378" table:style-name="ce1"/>
        </table:table-row>
        <table:table-row table:number-rows-repeated="1048549" table:style-name="ro5">
          <table:table-cell table:number-columns-repeated="16384"/>
        </table:table-row>
      </table:table>
      <table:table table:name="5-11_años" table:style-name="ta2">
        <table:table-column table:style-name="co5" table:number-columns-repeated="16384" table:default-cell-style-name="ce1"/>
        <table:table-row table:style-name="ro13">
          <table:table-cell table:style-name="ce74"/>
          <table:table-cell office:value-type="string" table:style-name="ce75">
            <text:p>Población a vacunar de 5 a 11 años</text:p>
          </table:table-cell>
          <table:table-cell office:value-type="string" table:style-name="ce75">
            <text:p>Nº Personas con 1 dosis</text:p>
          </table:table-cell>
          <table:table-cell office:value-type="string" table:style-name="ce75">
            <text:p>% 1ª dosis</text:p>
          </table:table-cell>
          <table:table-cell office:value-type="string" table:style-name="ce75">
            <text:p>Nº Personas con pauta completa</text:p>
          </table:table-cell>
          <table:table-cell office:value-type="string" table:style-name="ce76">
            <text:p><text:s/>% PC</text:p>
          </table:table-cell>
          <table:table-cell office:value-type="string" table:style-name="ce77">
            <text:p>Fecha de la última</text:p>
            <text:p><text:s/>vacuna registrada<text:s/><text:span text:style-name="T2">(2)</text:span></text:p>
          </table:table-cell>
          <table:table-cell table:number-columns-repeated="16377"/>
        </table:table-row>
        <table:table-row table:style-name="ro14">
          <table:table-cell office:value-type="string" table:style-name="ce78">
            <text:p>Andalucía</text:p>
          </table:table-cell>
          <table:table-cell office:value-type="float" office:value="625633" table:style-name="ce8">
            <text:p>625.633</text:p>
          </table:table-cell>
          <table:table-cell office:value-type="float" office:value="413346" table:style-name="ce8">
            <text:p>413.346</text:p>
          </table:table-cell>
          <table:table-cell office:value-type="percentage" office:value="0.66068445878014748" table:style-name="ce79">
            <text:p>66,1%</text:p>
          </table:table-cell>
          <table:table-cell office:value-type="float" office:value="129175" table:style-name="ce8">
            <text:p>129.175</text:p>
          </table:table-cell>
          <table:table-cell office:value-type="percentage" office:value="0.20647088628636917" table:style-name="ce79">
            <text:p>20,6%</text:p>
          </table:table-cell>
          <table:table-cell office:value-type="date" office:date-value="2022-02-24T00:00:00" table:style-name="ce11">
            <text:p>24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Aragón</text:p>
          </table:table-cell>
          <table:table-cell office:value-type="float" office:value="89551" table:style-name="ce8">
            <text:p>89.551</text:p>
          </table:table-cell>
          <table:table-cell office:value-type="float" office:value="49788" table:style-name="ce8">
            <text:p>49.788</text:p>
          </table:table-cell>
          <table:table-cell office:value-type="percentage" office:value="0.55597369096939175" table:style-name="ce79">
            <text:p>55,6%</text:p>
          </table:table-cell>
          <table:table-cell office:value-type="float" office:value="18647" table:style-name="ce8">
            <text:p>18.647</text:p>
          </table:table-cell>
          <table:table-cell office:value-type="percentage" office:value="0.20822771381670779" table:style-name="ce79">
            <text:p>20,8%</text:p>
          </table:table-cell>
          <table:table-cell office:value-type="date" office:date-value="2022-02-24T00:00:00" table:style-name="ce11">
            <text:p>24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Asturias<text:s/></text:p>
          </table:table-cell>
          <table:table-cell office:value-type="float" office:value="53486" table:style-name="ce8">
            <text:p>53.486</text:p>
          </table:table-cell>
          <table:table-cell office:value-type="float" office:value="40093" table:style-name="ce8">
            <text:p>40.093</text:p>
          </table:table-cell>
          <table:table-cell office:value-type="percentage" office:value="0.74959802565157241" table:style-name="ce79">
            <text:p>75,0%</text:p>
          </table:table-cell>
          <table:table-cell office:value-type="float" office:value="12745" table:style-name="ce8">
            <text:p>12.745</text:p>
          </table:table-cell>
          <table:table-cell office:value-type="percentage" office:value="0.23828665445163219" table:style-name="ce79">
            <text:p>23,8%</text:p>
          </table:table-cell>
          <table:table-cell office:value-type="date" office:date-value="2022-02-24T00:00:00" table:style-name="ce11">
            <text:p>24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Baleares</text:p>
          </table:table-cell>
          <table:table-cell office:value-type="float" office:value="84404" table:style-name="ce8">
            <text:p>84.404</text:p>
          </table:table-cell>
          <table:table-cell office:value-type="float" office:value="29348" table:style-name="ce8">
            <text:p>29.348</text:p>
          </table:table-cell>
          <table:table-cell office:value-type="percentage" office:value="0.34770863940097624" table:style-name="ce79">
            <text:p>34,8%</text:p>
          </table:table-cell>
          <table:table-cell office:value-type="float" office:value="6770" table:style-name="ce8">
            <text:p>6.770</text:p>
          </table:table-cell>
          <table:table-cell office:value-type="percentage" office:value="8.020946874555708E-2" table:style-name="ce79">
            <text:p>8,0%</text:p>
          </table:table-cell>
          <table:table-cell office:value-type="date" office:date-value="2022-02-24T00:00:00" table:style-name="ce11">
            <text:p>24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narias</text:p>
          </table:table-cell>
          <table:table-cell office:value-type="float" office:value="133490" table:style-name="ce8">
            <text:p>133.490</text:p>
          </table:table-cell>
          <table:table-cell office:value-type="float" office:value="71239" table:style-name="ce8">
            <text:p>71.239</text:p>
          </table:table-cell>
          <table:table-cell office:value-type="percentage" office:value="0.53366544310435238" table:style-name="ce79">
            <text:p>53,4%</text:p>
          </table:table-cell>
          <table:table-cell office:value-type="float" office:value="20871" table:style-name="ce8">
            <text:p>20.871</text:p>
          </table:table-cell>
          <table:table-cell office:value-type="percentage" office:value="0.15634879017154843" table:style-name="ce79">
            <text:p>15,6%</text:p>
          </table:table-cell>
          <table:table-cell office:value-type="date" office:date-value="2022-02-24T00:00:00" table:style-name="ce11">
            <text:p>24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ntabria</text:p>
          </table:table-cell>
          <table:table-cell office:value-type="float" office:value="36806" table:style-name="ce8">
            <text:p>36.806</text:p>
          </table:table-cell>
          <table:table-cell office:value-type="float" office:value="23759" table:style-name="ce8">
            <text:p>23.759</text:p>
          </table:table-cell>
          <table:table-cell office:value-type="percentage" office:value="0.6455197522143129" table:style-name="ce79">
            <text:p>64,6%</text:p>
          </table:table-cell>
          <table:table-cell office:value-type="float" office:value="8117" table:style-name="ce8">
            <text:p>8.117</text:p>
          </table:table-cell>
          <table:table-cell office:value-type="percentage" office:value="0.22053469543009291" table:style-name="ce79">
            <text:p>22,1%</text:p>
          </table:table-cell>
          <table:table-cell office:value-type="date" office:date-value="2022-02-24T00:00:00" table:style-name="ce11">
            <text:p>24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stilla y Leon<text:s/></text:p>
          </table:table-cell>
          <table:table-cell office:value-type="float" office:value="136938" table:style-name="ce8">
            <text:p>136.938</text:p>
          </table:table-cell>
          <table:table-cell office:value-type="float" office:value="94316" table:style-name="ce8">
            <text:p>94.316</text:p>
          </table:table-cell>
          <table:table-cell office:value-type="percentage" office:value="0.68874965312769287" table:style-name="ce79">
            <text:p>68,9%</text:p>
          </table:table-cell>
          <table:table-cell office:value-type="float" office:value="35425" table:style-name="ce8">
            <text:p>35.425</text:p>
          </table:table-cell>
          <table:table-cell office:value-type="percentage" office:value="0.25869371540405145" table:style-name="ce79">
            <text:p>25,9%</text:p>
          </table:table-cell>
          <table:table-cell office:value-type="date" office:date-value="2022-02-24T00:00:00" table:style-name="ce11">
            <text:p>24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stilla - La Mancha</text:p>
          </table:table-cell>
          <table:table-cell office:value-type="float" office:value="147544" table:style-name="ce8">
            <text:p>147.544</text:p>
          </table:table-cell>
          <table:table-cell office:value-type="float" office:value="94135" table:style-name="ce8">
            <text:p>94.135</text:p>
          </table:table-cell>
          <table:table-cell office:value-type="percentage" office:value="0.63801306728840212" table:style-name="ce79">
            <text:p>63,8%</text:p>
          </table:table-cell>
          <table:table-cell office:value-type="float" office:value="28747" table:style-name="ce8">
            <text:p>28.747</text:p>
          </table:table-cell>
          <table:table-cell office:value-type="percentage" office:value="0.19483679444775795" table:style-name="ce79">
            <text:p>19,5%</text:p>
          </table:table-cell>
          <table:table-cell office:value-type="date" office:date-value="2022-02-23T00:00:00" table:style-name="ce11">
            <text:p>23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ataluña</text:p>
          </table:table-cell>
          <table:table-cell office:value-type="float" office:value="559033" table:style-name="ce8">
            <text:p>559.033</text:p>
          </table:table-cell>
          <table:table-cell office:value-type="float" office:value="227846" table:style-name="ce8">
            <text:p>227.846</text:p>
          </table:table-cell>
          <table:table-cell office:value-type="percentage" office:value="0.40757164603878482" table:style-name="ce79">
            <text:p>40,8%</text:p>
          </table:table-cell>
          <table:table-cell office:value-type="float" office:value="65353" table:style-name="ce8">
            <text:p>65.353</text:p>
          </table:table-cell>
          <table:table-cell office:value-type="percentage" office:value="0.11690365327270483" table:style-name="ce79">
            <text:p>11,7%</text:p>
          </table:table-cell>
          <table:table-cell office:value-type="date" office:date-value="2022-02-24T00:00:00" table:style-name="ce11">
            <text:p>24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. Valenciana</text:p>
          </table:table-cell>
          <table:table-cell office:value-type="float" office:value="352220" table:style-name="ce8">
            <text:p>352.220</text:p>
          </table:table-cell>
          <table:table-cell office:value-type="float" office:value="233858" table:style-name="ce8">
            <text:p>233.858</text:p>
          </table:table-cell>
          <table:table-cell office:value-type="percentage" office:value="0.66395434671512121" table:style-name="ce79">
            <text:p>66,4%</text:p>
          </table:table-cell>
          <table:table-cell office:value-type="float" office:value="64989" table:style-name="ce8">
            <text:p>64.989</text:p>
          </table:table-cell>
          <table:table-cell office:value-type="percentage" office:value="0.18451252058372608" table:style-name="ce79">
            <text:p>18,5%</text:p>
          </table:table-cell>
          <table:table-cell office:value-type="date" office:date-value="2022-02-24T00:00:00" table:style-name="ce11">
            <text:p>24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Extremadura</text:p>
          </table:table-cell>
          <table:table-cell office:value-type="float" office:value="67546" table:style-name="ce8">
            <text:p>67.546</text:p>
          </table:table-cell>
          <table:table-cell office:value-type="float" office:value="52511" table:style-name="ce8">
            <text:p>52.511</text:p>
          </table:table-cell>
          <table:table-cell office:value-type="percentage" office:value="0.77741094957510437" table:style-name="ce79">
            <text:p>77,7%</text:p>
          </table:table-cell>
          <table:table-cell office:value-type="float" office:value="14776" table:style-name="ce8">
            <text:p>14.776</text:p>
          </table:table-cell>
          <table:table-cell office:value-type="percentage" office:value="0.21875462647677138" table:style-name="ce79">
            <text:p>21,9%</text:p>
          </table:table-cell>
          <table:table-cell office:value-type="date" office:date-value="2022-02-24T00:00:00" table:style-name="ce11">
            <text:p>24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Galicia</text:p>
          </table:table-cell>
          <table:table-cell office:value-type="float" office:value="153059" table:style-name="ce8">
            <text:p>153.059</text:p>
          </table:table-cell>
          <table:table-cell office:value-type="float" office:value="127070" table:style-name="ce8">
            <text:p>127.070</text:p>
          </table:table-cell>
          <table:table-cell office:value-type="percentage" office:value="0.83020273227970909" table:style-name="ce79">
            <text:p>83,0%</text:p>
          </table:table-cell>
          <table:table-cell office:value-type="float" office:value="32497" table:style-name="ce8">
            <text:p>32.497</text:p>
          </table:table-cell>
          <table:table-cell office:value-type="percentage" office:value="0.21231681900443619" table:style-name="ce79">
            <text:p>21,2%</text:p>
          </table:table-cell>
          <table:table-cell office:value-type="date" office:date-value="2022-02-24T00:00:00" table:style-name="ce11">
            <text:p>24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La Rioja</text:p>
          </table:table-cell>
          <table:table-cell office:value-type="float" office:value="21936" table:style-name="ce8">
            <text:p>21.936</text:p>
          </table:table-cell>
          <table:table-cell office:value-type="float" office:value="13757" table:style-name="ce8">
            <text:p>13.757</text:p>
          </table:table-cell>
          <table:table-cell office:value-type="percentage" office:value="0.62714259664478478" table:style-name="ce79">
            <text:p>62,7%</text:p>
          </table:table-cell>
          <table:table-cell office:value-type="float" office:value="4110" table:style-name="ce8">
            <text:p>4.110</text:p>
          </table:table-cell>
          <table:table-cell office:value-type="percentage" office:value="0.18736323851203501" table:style-name="ce79">
            <text:p>18,7%</text:p>
          </table:table-cell>
          <table:table-cell office:value-type="date" office:date-value="2022-02-23T00:00:00" table:style-name="ce11">
            <text:p>23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adrid</text:p>
          </table:table-cell>
          <table:table-cell office:value-type="float" office:value="491254" table:style-name="ce8">
            <text:p>491.254</text:p>
          </table:table-cell>
          <table:table-cell office:value-type="float" office:value="229602" table:style-name="ce8">
            <text:p>229.602</text:p>
          </table:table-cell>
          <table:table-cell office:value-type="percentage" office:value="0.46737940047307502" table:style-name="ce79">
            <text:p>46,7%</text:p>
          </table:table-cell>
          <table:table-cell office:value-type="float" office:value="45342" table:style-name="ce8">
            <text:p>45.342</text:p>
          </table:table-cell>
          <table:table-cell office:value-type="percentage" office:value="9.2298485101393574E-2" table:style-name="ce79">
            <text:p>9,2%</text:p>
          </table:table-cell>
          <table:table-cell office:value-type="date" office:date-value="2022-02-20T00:00:00" table:style-name="ce11">
            <text:p>20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urcia<text:s/></text:p>
          </table:table-cell>
          <table:table-cell office:value-type="float" office:value="120647" table:style-name="ce8">
            <text:p>120.647</text:p>
          </table:table-cell>
          <table:table-cell office:value-type="float" office:value="65533" table:style-name="ce8">
            <text:p>65.533</text:p>
          </table:table-cell>
          <table:table-cell office:value-type="percentage" office:value="0.54317968950740592" table:style-name="ce79">
            <text:p>54,3%</text:p>
          </table:table-cell>
          <table:table-cell office:value-type="float" office:value="19308" table:style-name="ce8">
            <text:p>19.308</text:p>
          </table:table-cell>
          <table:table-cell office:value-type="percentage" office:value="0.16003713312390694" table:style-name="ce79">
            <text:p>16,0%</text:p>
          </table:table-cell>
          <table:table-cell office:value-type="date" office:date-value="2022-02-24T00:00:00" table:style-name="ce11">
            <text:p>24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Navarra</text:p>
          </table:table-cell>
          <table:table-cell office:value-type="float" office:value="48816" table:style-name="ce8">
            <text:p>48.816</text:p>
          </table:table-cell>
          <table:table-cell office:value-type="float" office:value="26484" table:style-name="ce8">
            <text:p>26.484</text:p>
          </table:table-cell>
          <table:table-cell office:value-type="percentage" office:value="0.54252704031465093" table:style-name="ce79">
            <text:p>54,3%</text:p>
          </table:table-cell>
          <table:table-cell office:value-type="float" office:value="10032" table:style-name="ce8">
            <text:p>10.032</text:p>
          </table:table-cell>
          <table:table-cell office:value-type="percentage" office:value="0.2055063913470993" table:style-name="ce79">
            <text:p>20,6%</text:p>
          </table:table-cell>
          <table:table-cell office:value-type="date" office:date-value="2022-02-24T00:00:00" table:style-name="ce11">
            <text:p>24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País Vasco</text:p>
          </table:table-cell>
          <table:table-cell office:value-type="float" office:value="147320" table:style-name="ce8">
            <text:p>147.320</text:p>
          </table:table-cell>
          <table:table-cell office:value-type="float" office:value="79438" table:style-name="ce8">
            <text:p>79.438</text:p>
          </table:table-cell>
          <table:table-cell office:value-type="percentage" office:value="0.53922074395872932" table:style-name="ce79">
            <text:p>53,9%</text:p>
          </table:table-cell>
          <table:table-cell office:value-type="float" office:value="28657" table:style-name="ce8">
            <text:p>28.657</text:p>
          </table:table-cell>
          <table:table-cell office:value-type="percentage" office:value="0.19452212869942981" table:style-name="ce79">
            <text:p>19,5%</text:p>
          </table:table-cell>
          <table:table-cell office:value-type="date" office:date-value="2022-02-24T00:00:00" table:style-name="ce11">
            <text:p>24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Ceuta</text:p>
          </table:table-cell>
          <table:table-cell office:value-type="float" office:value="7952" table:style-name="ce8">
            <text:p>7.952</text:p>
          </table:table-cell>
          <table:table-cell office:value-type="float" office:value="2865" table:style-name="ce8">
            <text:p>2.865</text:p>
          </table:table-cell>
          <table:table-cell office:value-type="percentage" office:value="0.3602867203219316" table:style-name="ce79">
            <text:p>36,0%</text:p>
          </table:table-cell>
          <table:table-cell office:value-type="float" office:value="1034" table:style-name="ce8">
            <text:p>1.034</text:p>
          </table:table-cell>
          <table:table-cell office:value-type="percentage" office:value="0.13003018108651912" table:style-name="ce79">
            <text:p>13,0%</text:p>
          </table:table-cell>
          <table:table-cell office:value-type="date" office:date-value="2022-02-24T00:00:00" table:style-name="ce11">
            <text:p>24/02/2022</text:p>
          </table:table-cell>
          <table:table-cell table:number-columns-repeated="16377"/>
        </table:table-row>
        <table:table-row table:style-name="ro5">
          <table:table-cell office:value-type="string" table:style-name="ce80">
            <text:p>Melilla</text:p>
          </table:table-cell>
          <table:table-cell office:value-type="float" office:value="9776" table:style-name="ce8">
            <text:p>9.776</text:p>
          </table:table-cell>
          <table:table-cell office:value-type="float" office:value="3364" table:style-name="ce8">
            <text:p>3.364</text:p>
          </table:table-cell>
          <table:table-cell office:value-type="percentage" office:value="0.34410801963993454" table:style-name="ce79">
            <text:p>34,4%</text:p>
          </table:table-cell>
          <table:table-cell office:value-type="float" office:value="1107" table:style-name="ce8">
            <text:p>1.107</text:p>
          </table:table-cell>
          <table:table-cell office:value-type="percentage" office:value="0.11323649754500818" table:style-name="ce79">
            <text:p>11,3%</text:p>
          </table:table-cell>
          <table:table-cell office:value-type="date" office:date-value="2022-02-24T00:00:00" table:style-name="ce11">
            <text:p>24/02/2022</text:p>
          </table:table-cell>
          <table:table-cell table:number-columns-repeated="16377"/>
        </table:table-row>
        <table:table-row table:style-name="ro5">
          <table:table-cell office:value-type="string" table:style-name="ce81">
            <text:p>Min. Defensa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date" office:date-value="2022-02-24T00:00:00" table:style-name="ce11">
            <text:p>24/02/2022</text:p>
          </table:table-cell>
          <table:table-cell table:number-columns-repeated="16377"/>
        </table:table-row>
        <table:table-row table:style-name="ro5">
          <table:table-cell office:value-type="string" table:style-name="ce82">
            <text:p>Sanidad Exterior</text:p>
          </table:table-cell>
          <table:table-cell office:value-type="string" table:style-name="ce8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float" office:value="0" table:style-name="ce8">
            <text:p>0</text:p>
          </table:table-cell>
          <table:table-cell office:value-type="string" table:style-name="ce79">
            <text:p>-</text:p>
          </table:table-cell>
          <table:table-cell office:value-type="date" office:date-value="2022-02-24T00:00:00" table:style-name="ce11">
            <text:p>24/02/2022</text:p>
          </table:table-cell>
          <table:table-cell table:number-columns-repeated="16377"/>
        </table:table-row>
        <table:table-row table:style-name="ro5">
          <table:table-cell office:value-type="string" table:style-name="ce83">
            <text:p>Totales</text:p>
          </table:table-cell>
          <table:table-cell office:value-type="float" office:value="3287411" table:style-name="ce84">
            <text:p>3.287.411</text:p>
          </table:table-cell>
          <table:table-cell office:value-type="float" office:value="1878352" table:style-name="ce84">
            <text:p>1.878.352</text:p>
          </table:table-cell>
          <table:table-cell office:value-type="percentage" office:value="0.57137729356019062" table:style-name="ce85">
            <text:p>57,1%</text:p>
          </table:table-cell>
          <table:table-cell office:value-type="float" office:value="547702" table:style-name="ce84">
            <text:p>547.702</text:p>
          </table:table-cell>
          <table:table-cell office:value-type="percentage" office:value="0.16660587921619779" table:style-name="ce85">
            <text:p>16,7%</text:p>
          </table:table-cell>
          <table:table-cell table:style-name="ce84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02-25T15:02:57Z</dc:date>
  </office:meta>
</office:document-meta>
</file>